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settings.xml" manifest:media-type="text/xml"/>
  <manifest:file-entry manifest:full-path="Thumbnails/thumbnail.png" manifest:media-type="image/png"/>
  <manifest:file-entry manifest:full-path="Object 1/Pictures/1000000000000478000000F61CDD308B.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Object 2/Pictures/1000000000000478000000F61CDD308B.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text"/>
  <manifest:file-entry manifest:full-path="Object 3/Pictures/1000000000000478000000F61CDD308B.png" manifest:media-type="image/png"/>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text"/>
  <manifest:file-entry manifest:full-path="styles.xml" manifest:media-type="text/xml"/>
  <manifest:file-entry manifest:full-path="Object 4/Pictures/1000000000000478000000F61CDD308B.png" manifest:media-type="image/png"/>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 svg:font-family="" style:font-family-generic="roman"/>
    <style:font-face style:name="Arial" svg:font-family="Arial"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3.635cm"/>
    </style:style>
    <style:style style:name="co3" style:family="table-column">
      <style:table-column-properties fo:break-before="auto" style:column-width="5.592cm"/>
    </style:style>
    <style:style style:name="co4" style:family="table-column">
      <style:table-column-properties fo:break-before="auto" style:column-width="8.391cm"/>
    </style:style>
    <style:style style:name="co5" style:family="table-column">
      <style:table-column-properties fo:break-before="auto" style:column-width="8.53cm"/>
    </style:style>
    <style:style style:name="co6" style:family="table-column">
      <style:table-column-properties fo:break-before="auto" style:column-width="6.433cm"/>
    </style:style>
    <style:style style:name="co7" style:family="table-column">
      <style:table-column-properties fo:break-before="auto" style:column-width="7.832cm"/>
    </style:style>
    <style:style style:name="co8" style:family="table-column">
      <style:table-column-properties fo:break-before="auto" style:column-width="6.013cm"/>
    </style:style>
    <style:style style:name="co9" style:family="table-column">
      <style:table-column-properties fo:break-before="auto" style:column-width="1.774cm"/>
    </style:style>
    <style:style style:name="co10" style:family="table-column">
      <style:table-column-properties fo:break-before="auto" style:column-width="2.097cm"/>
    </style:style>
    <style:style style:name="co11" style:family="table-column">
      <style:table-column-properties fo:break-before="auto" style:column-width="4.279cm"/>
    </style:style>
    <style:style style:name="co12" style:family="table-column">
      <style:table-column-properties fo:break-before="auto" style:column-width="3.133cm"/>
    </style:style>
    <style:style style:name="co13" style:family="table-column">
      <style:table-column-properties fo:break-before="auto" style:column-width="3.496cm"/>
    </style:style>
    <style:style style:name="co14" style:family="table-column">
      <style:table-column-properties fo:break-before="auto" style:column-width="4.083cm"/>
    </style:style>
    <style:style style:name="co15" style:family="table-column">
      <style:table-column-properties fo:break-before="auto" style:column-width="2.154cm"/>
    </style:style>
    <style:style style:name="co16" style:family="table-column">
      <style:table-column-properties fo:break-before="auto" style:column-width="2.656cm"/>
    </style:style>
    <style:style style:name="co17" style:family="table-column">
      <style:table-column-properties fo:break-before="auto" style:column-width="2.21cm"/>
    </style:style>
    <style:style style:name="co18" style:family="table-column">
      <style:table-column-properties fo:break-before="auto" style:column-width="9.509cm"/>
    </style:style>
    <style:style style:name="co19" style:family="table-column">
      <style:table-column-properties fo:break-before="auto" style:column-width="1.79cm"/>
    </style:style>
    <style:style style:name="co20" style:family="table-column">
      <style:table-column-properties fo:break-before="auto" style:column-width="1.986cm"/>
    </style:style>
    <style:style style:name="co21" style:family="table-column">
      <style:table-column-properties fo:break-before="auto" style:column-width="2.314cm"/>
    </style:style>
    <style:style style:name="co22" style:family="table-column">
      <style:table-column-properties fo:break-before="auto" style:column-width="3.295cm"/>
    </style:style>
    <style:style style:name="co23" style:family="table-column">
      <style:table-column-properties fo:break-before="auto" style:column-width="2.258cm"/>
    </style:style>
    <style:style style:name="co24" style:family="table-column">
      <style:table-column-properties fo:break-before="auto" style:column-width="2.041cm"/>
    </style:style>
    <style:style style:name="co25" style:family="table-column">
      <style:table-column-properties fo:break-before="auto" style:column-width="3.676cm"/>
    </style:style>
    <style:style style:name="co26" style:family="table-column">
      <style:table-column-properties fo:break-before="auto" style:column-width="3.607cm"/>
    </style:style>
    <style:style style:name="co27" style:family="table-column">
      <style:table-column-properties fo:break-before="auto" style:column-width="3.581cm"/>
    </style:style>
    <style:style style:name="co28" style:family="table-column">
      <style:table-column-properties fo:break-before="auto" style:column-width="3.385cm"/>
    </style:style>
    <style:style style:name="co29" style:family="table-column">
      <style:table-column-properties fo:break-before="auto" style:column-width="5.038cm"/>
    </style:style>
    <style:style style:name="co30" style:family="table-column">
      <style:table-column-properties fo:break-before="auto" style:column-width="2.993cm"/>
    </style:style>
    <style:style style:name="co31" style:family="table-column">
      <style:table-column-properties fo:break-before="auto" style:column-width="1.595cm"/>
    </style:style>
    <style:style style:name="co32" style:family="table-column">
      <style:table-column-properties fo:break-before="auto" style:column-width="1.649cm"/>
    </style:style>
    <style:style style:name="co33" style:family="table-column">
      <style:table-column-properties fo:break-before="auto" style:column-width="1.342cm"/>
    </style:style>
    <style:style style:name="co34" style:family="table-column">
      <style:table-column-properties fo:break-before="auto" style:column-width="2.574cm"/>
    </style:style>
    <style:style style:name="co35" style:family="table-column">
      <style:table-column-properties fo:break-before="auto" style:column-width="3.888cm"/>
    </style:style>
    <style:style style:name="co36" style:family="table-column">
      <style:table-column-properties fo:break-before="auto" style:column-width="0.559cm"/>
    </style:style>
    <style:style style:name="co37" style:family="table-column">
      <style:table-column-properties fo:break-before="auto" style:column-width="4.055cm"/>
    </style:style>
    <style:style style:name="co38" style:family="table-column">
      <style:table-column-properties fo:break-before="auto" style:column-width="4.39cm"/>
    </style:style>
    <style:style style:name="co39" style:family="table-column">
      <style:table-column-properties fo:break-before="auto" style:column-width="2.852cm"/>
    </style:style>
    <style:style style:name="co40" style:family="table-column">
      <style:table-column-properties fo:break-before="auto" style:column-width="2.628cm"/>
    </style:style>
    <style:style style:name="co41" style:family="table-column">
      <style:table-column-properties fo:break-before="auto" style:column-width="3.44cm"/>
    </style:style>
    <style:style style:name="co42" style:family="table-column">
      <style:table-column-properties fo:break-before="auto" style:column-width="2.713cm"/>
    </style:style>
    <style:style style:name="co43" style:family="table-column">
      <style:table-column-properties fo:break-before="auto" style:column-width="0.67cm"/>
    </style:style>
    <style:style style:name="co44" style:family="table-column">
      <style:table-column-properties fo:break-before="auto" style:column-width="1.427cm"/>
    </style:style>
    <style:style style:name="co45" style:family="table-column">
      <style:table-column-properties fo:break-before="auto" style:column-width="2.824cm"/>
    </style:style>
    <style:style style:name="co46" style:family="table-column">
      <style:table-column-properties fo:break-before="auto" style:column-width="4.195cm"/>
    </style:style>
    <style:style style:name="ro1" style:family="table-row">
      <style:table-row-properties style:row-height="0.582cm" fo:break-before="auto" style:use-optimal-row-height="true"/>
    </style:style>
    <style:style style:name="ro2" style:family="table-row">
      <style:table-row-properties style:row-height="0.767cm" fo:break-before="auto" style:use-optimal-row-height="false"/>
    </style:style>
    <style:style style:name="ro3" style:family="table-row">
      <style:table-row-properties style:row-height="0.497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9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0.667cm" fo:break-before="auto" style:use-optimal-row-height="true"/>
    </style:style>
    <style:style style:name="ro9" style:family="table-row">
      <style:table-row-properties style:row-height="0.736cm" fo:break-before="auto" style:use-optimal-row-height="true"/>
    </style:style>
    <style:style style:name="ro10" style:family="table-row">
      <style:table-row-properties style:row-height="0.794cm" fo:break-before="auto" style:use-optimal-row-height="false"/>
    </style:style>
    <style:style style:name="ro11" style:family="table-row">
      <style:table-row-properties style:row-height="3.228cm" fo:break-before="auto" style:use-optimal-row-height="false"/>
    </style:style>
    <style:style style:name="ro12" style:family="table-row">
      <style:table-row-properties style:row-height="1.588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1.561cm" fo:break-before="auto" style:use-optimal-row-height="false"/>
    </style:style>
    <style:style style:name="ro15" style:family="table-row">
      <style:table-row-properties style:row-height="1.693cm" fo:break-before="auto" style:use-optimal-row-height="false"/>
    </style:style>
    <style:style style:name="ro16" style:family="table-row">
      <style:table-row-properties style:row-height="1.614cm" fo:break-before="auto" style:use-optimal-row-height="false"/>
    </style:style>
    <style:style style:name="ro17" style:family="table-row">
      <style:table-row-properties style:row-height="0.503cm" fo:break-before="auto" style:use-optimal-row-height="false"/>
    </style:style>
    <style:style style:name="ro18" style:family="table-row">
      <style:table-row-properties style:row-height="0.82cm" fo:break-before="auto" style:use-optimal-row-height="false"/>
    </style:style>
    <style:style style:name="ro19" style:family="table-row">
      <style:table-row-properties style:row-height="1.369cm" fo:break-before="auto" style:use-optimal-row-height="true"/>
    </style:style>
    <style:style style:name="ro20" style:family="table-row">
      <style:table-row-properties style:row-height="1.685cm" fo:break-before="auto" style:use-optimal-row-height="true"/>
    </style:style>
    <style:style style:name="ro21" style:family="table-row">
      <style:table-row-properties style:row-height="2cm" fo:break-before="auto" style:use-optimal-row-height="true"/>
    </style:style>
    <style:style style:name="ro22" style:family="table-row">
      <style:table-row-properties style:row-height="1.053cm" fo:break-before="auto" style:use-optimal-row-height="true"/>
    </style:style>
    <style:style style:name="ro23" style:family="table-row">
      <style:table-row-properties style:row-height="0.556cm" fo:break-before="auto" style:use-optimal-row-height="false"/>
    </style:style>
    <style:style style:name="ro24" style:family="table-row">
      <style:table-row-properties style:row-height="0.609cm" fo:break-before="auto" style:use-optimal-row-height="false"/>
    </style:style>
    <style:style style:name="ro25" style:family="table-row">
      <style:table-row-properties style:row-height="1.191cm" fo:break-before="auto" style:use-optimal-row-height="false"/>
    </style:style>
    <style:style style:name="ro26" style:family="table-row">
      <style:table-row-properties style:row-height="0.423cm" fo:break-before="auto" style:use-optimal-row-height="false"/>
    </style:style>
    <style:style style:name="ta1" style:family="table" style:master-page-name="PageStyle_5f_Revision_20_History">
      <style:table-properties table:display="true" style:writing-mode="lr-tb"/>
    </style:style>
    <style:style style:name="ta2" style:family="table" style:master-page-name="PageStyle_5f_Profile-Summary">
      <style:table-properties table:display="true" style:writing-mode="lr-tb"/>
    </style:style>
    <style:style style:name="ta3" style:family="table" style:master-page-name="PageStyle_5f_Test_20_Spec-Report">
      <style:table-properties table:display="true" style:writing-mode="lr-tb"/>
    </style:style>
    <style:style style:name="ta4" style:family="table" style:master-page-name="PageStyle_5f_Error_20_Repor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9" number:automatic-order="true">
      <number:day/>
      <number:text> </number:text>
      <number:month number:textual="true"/>
      <number:text> </number:text>
      <number:year/>
    </number:date-style>
    <style:style style:name="ce1" style:family="table-cell" style:parent-style-name="Default">
      <style:table-cell-properties fo:padding="0.071cm"/>
    </style:style>
    <style:style style:name="ce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3"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0.91pt solid #3c3c3c" style:direction="ltr" fo:padding="0.071cm" fo:border-right="none" style:rotation-angle="0" style:rotation-align="none" style:shrink-to-fit="false" fo:border-top="0.91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31pt solid #3c3c3c"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6" style:family="table-cell" style:parent-style-name="Default">
      <style:table-cell-properties style:glyph-orientation-vertical="0" fo:border-bottom="0.91pt solid #3c3c3c"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7"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9"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11"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71cm" fo:border-right="none" style:rotation-angle="0" style:rotation-align="none" style:shrink-to-fit="false" fo:border-top="0.91pt solid #3c3c3c" style:vertical-align="automatic" style:vertical-justify="auto"/>
      <style:paragraph-properties css3t:text-justify="auto" fo:margin-left="0cm" style:writing-mode="page"/>
    </style:style>
    <style:style style:name="ce12" style:family="table-cell" style:parent-style-name="Default">
      <style:table-cell-properties style:glyph-orientation-vertical="0" fo:background-color="#eaeaea"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175">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4" style:family="table-cell" style:parent-style-name="Default" style:data-style-name="N39">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5" style:family="table-cell" style:parent-style-name="Default" style:data-style-name="N39">
      <style:table-cell-properties style:glyph-orientation-vertical="0" fo:border-bottom="0.9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16" style:family="table-cell" style:parent-style-name="Default" style:data-style-name="N39">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glyph-orientation-vertical="0" fo:background-color="#eaeaea"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0"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26"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style>
    <style:style style:name="ce27"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3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fo:text-align="center" css3t:text-justify="auto" fo:margin-left="0cm" style:writing-mode="page"/>
    </style:style>
    <style:style style:name="ce32"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fo:text-align="center" css3t:text-justify="auto" fo:margin-left="0cm" style:writing-mode="page"/>
    </style:style>
    <style:style style:name="ce3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34"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71cm" fo:border-right="0.91pt solid #3c3c3c" style:rotation-angle="0" style:rotation-align="none" style:shrink-to-fit="false" fo:border-top="0.91pt solid #3c3c3c" style:vertical-align="automatic" style:vertical-justify="auto"/>
      <style:paragraph-properties css3t:text-justify="auto" fo:margin-left="0cm" style:writing-mode="page"/>
    </style:style>
    <style:style style:name="ce3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36" style:family="table-cell" style:parent-style-name="Default">
      <style:table-cell-properties style:diagonal-bl-tr="none" style:diagonal-tl-br="none" fo:border="none" fo:padding="0.071cm" style:rotation-align="none"/>
    </style:style>
    <style:style style:name="ce3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36">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36">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fo:border-bottom="0.91pt solid #3c3c3c" fo:background-color="#eaeaea"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9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91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style:glyph-orientation-vertical="0" fo:border-bottom="0.91pt solid #3c3c3c" fo:background-color="#eaeaea"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9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table-cell-properties fo:padding="0.071cm"/>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none" style:direction="ltr" fo:padding="0.071cm" fo:border-right="0.31pt solid #3c3c3c" style:rotation-angle="0" style:rotation-align="none" style:shrink-to-fit="false" fo:border-top="0.91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eaeaea"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style:glyph-orientation-vertical="0" fo:background-color="#eaeaea" style:diagonal-bl-tr="none" style:diagonal-tl-br="none" style:text-align-source="fix" style:repeat-content="false" fo:wrap-option="no-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table-cell-properties style:glyph-orientation-vertical="0" fo:border-bottom="0.91pt solid #3c3c3c" fo:background-color="#eaeaea" style:diagonal-bl-tr="none" style:diagonal-tl-br="none" style:text-align-source="fix" style:repeat-content="false" fo:wrap-option="no-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9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71" style:family="table-cell" style:parent-style-name="Default">
      <style:table-cell-properties fo:border-bottom="0.31pt solid #3c3c3c" fo:background-color="#eaeaea" style:diagonal-bl-tr="none" style:diagonal-tl-br="none" fo:border-left="0.31pt solid #3c3c3c" fo:padding="0.071cm" fo:border-right="0.31pt solid #3c3c3c" style:rotation-align="none" fo:border-top="0.91pt solid #3c3c3c"/>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style:diagonal-bl-tr="none" style:diagonal-tl-br="none" fo:border="0.31pt solid #3c3c3c" fo:padding="0.071cm"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 style:family="table-cell" style:parent-style-name="Default">
      <style:table-cell-properties fo:border-bottom="none" style:diagonal-bl-tr="none" style:diagonal-tl-br="none" fo:border-left="0.31pt solid #3c3c3c" fo:padding="0.071cm" fo:border-right="0.31pt solid #3c3c3c" style:rotation-align="none" fo:border-top="0.31pt solid #3c3c3c"/>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table-cell-properties fo:border-bottom="0.91pt solid #3c3c3c" style:diagonal-bl-tr="none" style:diagonal-tl-br="none" fo:border-left="0.31pt solid #3c3c3c" fo:padding="0.071cm" fo:border-right="0.31pt solid #3c3c3c" style:rotation-align="none" fo:border-top="0.31pt solid #3c3c3c"/>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6"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style:glyph-orientation-vertical="0" fo:border-bottom="0.91pt solid #3c3c3c" fo:background-color="#eaeaea"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9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9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4" style:family="table-cell" style:parent-style-name="Default">
      <style:table-cell-properties fo:border-bottom="0.31pt solid #3c3c3c" fo:background-color="#eaeaea" style:diagonal-bl-tr="none" style:diagonal-tl-br="none" fo:border-left="0.31pt solid #3c3c3c" fo:padding="0.071cm" fo:border-right="0.91pt solid #3c3c3c" style:rotation-align="none" fo:border-top="0.91pt solid #3c3c3c"/>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fo:border-bottom="0.31pt solid #3c3c3c" style:diagonal-bl-tr="none" style:diagonal-tl-br="none" fo:border-left="0.31pt solid #3c3c3c" fo:padding="0.071cm" fo:border-right="0.91pt solid #3c3c3c" style:rotation-align="none" fo:border-top="0.31pt solid #3c3c3c"/>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6" style:family="table-cell" style:parent-style-name="Default">
      <style:table-cell-properties fo:border-bottom="none" style:diagonal-bl-tr="none" style:diagonal-tl-br="none" fo:border-left="0.31pt solid #3c3c3c" fo:padding="0.071cm" fo:border-right="0.91pt solid #3c3c3c" style:rotation-align="none" fo:border-top="0.31pt solid #3c3c3c"/>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7" style:family="table-cell" style:parent-style-name="Default">
      <style:table-cell-properties fo:border-bottom="0.91pt solid #3c3c3c" style:diagonal-bl-tr="none" style:diagonal-tl-br="none" fo:border-left="0.31pt solid #3c3c3c" fo:padding="0.071cm" fo:border-right="0.91pt solid #3c3c3c" style:rotation-align="none" fo:border-top="0.31pt solid #3c3c3c"/>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9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0" style:family="table-cell" style:parent-style-name="Default" style:data-style-name="N168">
      <style:table-cell-properties style:glyph-orientation-vertical="0" fo:border-bottom="0.31pt solid #3c3c3c" style:diagonal-bl-tr="none" style:diagonal-tl-br="none" style:text-align-source="fix" style:repeat-content="false" fo:wrap-option="wrap" fo:border-left="none" style:direction="ltr" fo:padding="0.071cm" fo:border-right="0.91pt solid #3c3c3c" style:rotation-angle="0" style:rotation-align="none" style:shrink-to-fit="false" fo:border-top="0.9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data-style-name="N168">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91pt solid #3c3c3c" style:rotation-angle="0" style:rotation-align="none" style:shrink-to-fit="false" fo:border-top="0.9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9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6" style:family="table-cell" style:parent-style-name="Default" style:data-style-name="N168">
      <style:table-cell-properties style:glyph-orientation-vertical="0" fo:border-bottom="none" style:diagonal-bl-tr="none" style:diagonal-tl-br="none" style:text-align-source="fix" style:repeat-content="false" fo:wrap-option="wrap" fo:border-left="none" style:direction="ltr" fo:padding="0.071cm" fo:border-right="0.91pt solid #3c3c3c" style:rotation-angle="0" style:rotation-align="none" style:shrink-to-fit="false" fo:border-top="0.9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7" style:family="table-cell" style:parent-style-name="Default" style:data-style-name="N168">
      <style:table-cell-properties style:glyph-orientation-vertical="0" fo:border-bottom="0.31pt solid #3c3c3c" style:diagonal-bl-tr="none" style:diagonal-tl-br="none" style:text-align-source="fix" style:repeat-content="false" fo:wrap-option="wrap" fo:border-left="none" style:direction="ltr" fo:padding="0.071cm" fo:border-right="0.91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8" style:family="table-cell" style:parent-style-name="Default">
      <style:table-cell-properties fo:border-bottom="0.31pt solid #3c3c3c" style:diagonal-bl-tr="none" style:diagonal-tl-br="none" fo:border-left="0.31pt solid #3c3c3c" fo:padding="0.071cm" fo:border-right="0.91pt solid #3c3c3c" style:rotation-align="none" fo:border-top="0.31pt solid #3c3c3c"/>
    </style:style>
    <style:style style:name="ce99"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71cm" fo:border-right="0.9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table-cell-properties fo:padding="0.071cm"/>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91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7" style:family="table-cell" style:parent-style-name="Default">
      <style:table-cell-properties style:glyph-orientation-vertical="0" fo:border-bottom="none" fo:background-color="#eaeaea"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8" style:family="table-cell" style:parent-style-name="Default">
      <style:table-cell-properties style:glyph-orientation-vertical="0" fo:border-bottom="0.31pt solid #3c3c3c"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9" style:family="table-cell" style:parent-style-name="Default">
      <style:table-cell-properties style:glyph-orientation-vertical="0" fo:border-bottom="0.31pt solid #3c3c3c"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name-asian="WenQuanYi Micro Hei" style:font-size-asian="8pt" style:font-style-asian="normal" style:font-weight-asian="normal" style:font-name-complex="Lohit Hindi" style:font-size-complex="8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2"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none" style:direction="ltr" fo:padding="0.071cm" fo:border-right="none" style:rotation-angle="0" style:rotation-align="none" style:shrink-to-fit="false" fo:border-top="0.91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3" style:family="table-cell" style:parent-style-name="Default">
      <style:table-cell-properties style:glyph-orientation-vertical="0" fo:border-bottom="none" fo:background-color="#eaeaea"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name-asian="WenQuanYi Micro Hei" style:font-size-asian="8pt" style:font-style-asian="normal" style:font-weight-asian="normal" style:font-name-complex="Lohit Hindi" style:font-size-complex="8pt" style:font-style-complex="normal" style:font-weight-complex="normal"/>
    </style:style>
    <style:style style:name="ce116" style:family="table-cell" style:parent-style-name="Default">
      <style:table-cell-properties style:text-align-source="fix" style:repeat-content="false" fo:wrap-option="wrap" style:vertical-align="middle"/>
      <style:paragraph-properties fo:text-align="start"/>
      <style:text-properties style:use-window-font-color="true" style:text-outline="false" style:text-line-through-style="none" fo:font-size="8pt" fo:language="en" fo:country="US" fo:font-style="normal" fo:text-shadow="none" style:text-underline-style="none" fo:font-weight="normal" style:text-underline-mode="continuous" style:text-overline-mode="continuous" style:text-line-through-mode="continuous" style:font-size-asian="8pt" style:language-asian="ar" style:country-asian="SA"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8" style:family="table-cell" style:parent-style-name="Default">
      <style:table-cell-properties style:glyph-orientation-vertical="0" fo:background-color="#eaeaea" style:cell-protect="none" style:print-content="true"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2" style:family="table-cell" style:parent-style-name="Default">
      <style:table-cell-properties style:glyph-orientation-vertical="0" fo:background-color="#eaeaea"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3"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name-asian="WenQuanYi Micro Hei" style:font-size-asian="8pt" style:font-style-asian="normal" style:font-weight-asian="normal" style:font-name-complex="Lohit Hindi" style:font-size-complex="8pt" style:font-style-complex="normal" style:font-weight-complex="normal"/>
    </style:style>
    <style:style style:name="ce12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91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8"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4" style:family="table-cell" style:parent-style-name="Default" style:data-style-name="N36">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5" style:family="table-cell" style:parent-style-name="Default">
      <style:table-cell-properties style:text-align-source="fix" style:repeat-content="false" style:vertical-align="middle"/>
      <style:paragraph-properties fo:text-align="start"/>
    </style:style>
    <style:style style:name="ce136" style:family="table-cell" style:parent-style-name="Default">
      <style:table-cell-properties fo:border-bottom="0.31pt solid #3c3c3c" fo:background-color="#eaeaea" style:diagonal-bl-tr="none" style:diagonal-tl-br="none" fo:border-left="0.91pt solid #3c3c3c" fo:padding="0.071cm" fo:border-right="0.31pt solid #3c3c3c" style:rotation-align="none" fo:border-top="0.91pt solid #3c3c3c"/>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style:glyph-orientation-vertical="0" fo:border-bottom="0.31pt solid #3c3c3c"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style:glyph-orientation-vertical="0" fo:border-bottom="0.91pt solid #3c3c3c"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cm" style:writing-mode="page"/>
    </style:style>
    <style:style style:name="ce139"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0" style:family="table-cell" style:parent-style-name="Default">
      <style:table-cell-properties style:glyph-orientation-vertical="0" fo:border-bottom="0.31pt solid #3c3c3c"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fo:border-bottom="0.31pt solid #3c3c3c" style:diagonal-bl-tr="none" style:diagonal-tl-br="none" fo:border-left="0.91pt solid #3c3c3c" fo:padding="0.071cm" fo:border-right="0.31pt solid #3c3c3c" style:rotation-align="none" fo:border-top="0.31pt solid #3c3c3c"/>
    </style:style>
    <style:style style:name="ce142" style:family="table-cell" style:parent-style-name="Default">
      <style:table-cell-properties fo:border-bottom="0.91pt solid #3c3c3c" style:diagonal-bl-tr="none" style:diagonal-tl-br="none" fo:border-left="0.91pt solid #3c3c3c" fo:padding="0.071cm" fo:border-right="0.31pt solid #3c3c3c" style:rotation-align="none" fo:border-top="0.31pt solid #3c3c3c"/>
    </style:style>
    <style:style style:name="ce143"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0.31pt solid #3c3c3c" style:direction="ltr" fo:padding="0.071cm" fo:border-right="0.31pt solid #3c3c3c"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45" style:family="table-cell" style:parent-style-name="Default">
      <style:table-cell-properties style:glyph-orientation-vertical="0" fo:border-bottom="0.91pt solid #3c3c3c" style:diagonal-bl-tr="none" style:diagonal-tl-br="none" style:text-align-source="fix" style:repeat-content="false" fo:wrap-option="no-wrap" fo:border-left="0.31pt solid #3c3c3c"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46" style:family="table-cell" style:parent-style-name="Default">
      <style:table-cell-properties style:glyph-orientation-vertical="0" fo:background-color="#eaeaea"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7" style:family="table-cell" style:parent-style-name="Default">
      <style:table-cell-properties style:diagonal-bl-tr="none" style:diagonal-tl-br="none" fo:border="0.31pt solid #3c3c3c" fo:padding="0.071cm" style:rotation-align="none"/>
    </style:style>
    <style:style style:name="ce148" style:family="table-cell" style:parent-style-name="Default">
      <style:table-cell-properties fo:border-bottom="0.91pt solid #3c3c3c" style:diagonal-bl-tr="none" style:diagonal-tl-br="none" fo:border-left="0.31pt solid #3c3c3c" fo:padding="0.071cm" fo:border-right="0.31pt solid #3c3c3c" style:rotation-align="none" fo:border-top="0.31pt solid #3c3c3c"/>
    </style:style>
    <style:style style:name="ce14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Default">
      <style:table-cell-properties fo:border-bottom="0.31pt solid #3c3c3c" style:diagonal-bl-tr="none" style:diagonal-tl-br="none" fo:border-left="none" fo:padding="0.071cm" fo:border-right="none" style:rotation-align="none" fo:border-top="0.91pt solid #3c3c3c"/>
    </style:style>
    <style:style style:name="ce151" style:family="table-cell" style:parent-style-name="Default">
      <style:table-cell-properties fo:border-bottom="0.31pt solid #3c3c3c" style:diagonal-bl-tr="none" style:diagonal-tl-br="none" fo:border-left="none" fo:padding="0.071cm" fo:border-right="none" style:rotation-align="none" fo:border-top="0.31pt solid #3c3c3c"/>
    </style:style>
    <style:style style:name="ce15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53"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5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9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fo:background-color="#eaeaea"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6"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5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8" style:family="table-cell" style:parent-style-name="Default">
      <style:table-cell-properties fo:border-bottom="0.31pt solid #3c3c3c" style:diagonal-bl-tr="none" style:diagonal-tl-br="none" fo:border-left="none" fo:padding="0.071cm" fo:border-right="0.31pt solid #3c3c3c" style:rotation-align="none" fo:border-top="0.91pt solid #3c3c3c"/>
    </style:style>
    <style:style style:name="ce159" style:family="table-cell" style:parent-style-name="Default">
      <style:table-cell-properties fo:border-bottom="0.31pt solid #3c3c3c" style:diagonal-bl-tr="none" style:diagonal-tl-br="none" fo:border-left="none" fo:padding="0.071cm" fo:border-right="0.31pt solid #3c3c3c" style:rotation-align="none" fo:border-top="0.31pt solid #3c3c3c"/>
    </style:style>
    <style:style style:name="ce16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61"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62"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6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fo:border-bottom="0.91pt solid #3c3c3c" style:diagonal-bl-tr="none" style:diagonal-tl-br="none" fo:border-left="none" fo:padding="0.071cm" fo:border-right="0.31pt solid #3c3c3c" style:rotation-align="none" fo:border-top="0.31pt solid #3c3c3c"/>
    </style:style>
    <style:style style:name="ce169" style:family="table-cell" style:parent-style-name="Default">
      <style:table-cell-properties style:glyph-orientation-vertical="0" fo:border-bottom="0.31pt solid #3c3c3c" fo:background-color="#eaeaea"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71" style:family="table-cell" style:parent-style-name="Default">
      <style:table-cell-properties style:glyph-orientation-vertical="0" fo:border-bottom="0.91pt solid #3c3c3c"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72" style:family="table-cell" style:parent-style-name="Default">
      <style:table-cell-properties fo:border-bottom="0.31pt solid #3c3c3c" style:diagonal-bl-tr="none" style:diagonal-tl-br="none" fo:border-left="none" fo:padding="0.071cm" fo:border-right="0.91pt solid #3c3c3c" style:rotation-align="none" fo:border-top="0.91pt solid #3c3c3c"/>
    </style:style>
    <style:style style:name="ce173" style:family="table-cell" style:parent-style-name="Default">
      <style:table-cell-properties fo:border-bottom="0.31pt solid #3c3c3c" style:diagonal-bl-tr="none" style:diagonal-tl-br="none" fo:border-left="none" fo:padding="0.071cm" fo:border-right="0.91pt solid #3c3c3c" style:rotation-align="none" fo:border-top="0.31pt solid #3c3c3c"/>
    </style:style>
    <style:style style:name="ce174" style:family="table-cell" style:parent-style-name="Default">
      <style:table-cell-properties fo:border-bottom="0.91pt solid #3c3c3c" style:diagonal-bl-tr="none" style:diagonal-tl-br="none" fo:border-left="none" fo:padding="0.071cm" fo:border-right="0.91pt solid #3c3c3c" style:rotation-align="none" fo:border-top="0.31pt solid #3c3c3c"/>
    </style:style>
    <style:style style:name="ce175" style:family="table-cell" style:parent-style-name="Default">
      <style:table-cell-properties style:glyph-orientation-vertical="0" fo:border-bottom="0.31pt solid #3c3c3c" fo:background-color="#eaeaea"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6"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gr1" style:family="graphic">
      <style:graphic-properties draw:ole-draw-aspect="1"/>
    </style:style>
    <style:style style:name="gr2" style:family="graphic">
      <style:graphic-properties draw:stroke="solid" svg:stroke-width="0.026cm" svg:stroke-color="#000000" draw:marker-start="Arrowheads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1" fo:font-size="10pt" fo:language="en" fo:country="IN"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fo:font-family="Tahoma" fo:font-size="8pt" fo:language="en" fo:country="IN"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text-position="0% 100%" fo:font-family="Tahoma" fo:font-size="8pt" fo:language="en" fo:country="IN"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ffffff" style:text-outline="false" style:text-line-through-style="none" style:text-position="0% 100%" fo:font-family="Tahoma" style:font-family-generic="swiss" fo:font-size="8pt" fo:language="en" fo:country="IN"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ffffff" style:text-outline="false" style:text-line-through-style="none" style:text-position="0% 100%" fo:font-family="Tahoma" style:font-family-generic="swiss" fo:font-size="8pt" fo:language="en" fo:country="IN"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content-validations>
        <table:content-validation table:name="val1" table:condition="of:cell-content-is-in-list(['Profile-Summary'.$IV$1:'Profile-Summary'.$IV$4])" table:allow-empty-cell="true" table:display-list="unsorted" table:base-cell-address="'Profile-Summary'.B7">
          <table:error-message table:message-type="stop" table:display="true"/>
        </table:content-validation>
        <table:content-validation table:name="val2" table:condition="of:cell-content-is-in-list(['Profile-Summary'.$IS$6:'Profile-Summary'.$IS$9])" table:allow-empty-cell="true" table:display-list="unsorted" table:base-cell-address="'Profile-Summary'.B11">
          <table:error-message table:message-type="stop" table:display="true"/>
        </table:content-validation>
        <table:content-validation table:name="val3" table:condition="of:cell-content-is-in-list(['Profile-Summary'.$IV$16:'Profile-Summary'.$IV$18])" table:allow-empty-cell="true" table:display-list="unsorted" table:base-cell-address="'Profile-Summary'.B17">
          <table:error-message table:message-type="stop" table:display="true"/>
        </table:content-validation>
        <table:content-validation table:name="val4" table:condition="of:cell-content-is-in-list(['Profile-Summary'.$IV$20:'Profile-Summary'.$IV$22])" table:allow-empty-cell="true" table:display-list="unsorted" table:base-cell-address="'Profile-Summary'.B18">
          <table:error-message table:message-type="stop" table:display="true"/>
        </table:content-validation>
        <table:content-validation table:name="val5" table:condition="of:cell-content-is-in-list(['Profile-Summary'.$IV$8:'Profile-Summary'.$IV$12])" table:allow-empty-cell="true" table:display-list="unsorted" table:base-cell-address="'Profile-Summary'.D7">
          <table:error-message table:message-type="stop" table:display="true"/>
        </table:content-validation>
        <table:content-validation table:name="val6" table:condition="of:cell-content-is-in-list(['Test Spec-Report'.$IU$7:'Test Spec-Report'.$IU$8])" table:allow-empty-cell="true" table:display-list="unsorted" table:base-cell-address="'Test Spec-Report'.C6">
          <table:error-message table:message-type="stop" table:display="true"/>
        </table:content-validation>
        <table:content-validation table:name="val7" table:condition="of:cell-content-is-in-list(['Test Spec-Report'.$IV$7:'Test Spec-Report'.$IV$8])" table:allow-empty-cell="true" table:display-list="unsorted" table:base-cell-address="'Test Spec-Report'.E6">
          <table:error-message table:message-type="stop" table:display="true"/>
        </table:content-validation>
        <table:content-validation table:name="val8" table:condition="of:cell-content-is-in-list(['Error Report'.$IU$1:'Error Report'.$IU$5])" table:allow-empty-cell="true" table:display-list="unsorted" table:base-cell-address="'Error Report'.D12">
          <table:error-message table:message-type="stop" table:display="true"/>
        </table:content-validation>
        <table:content-validation table:name="val9" table:condition="of:cell-content-is-in-list(['Error Report'.$IV$5:'Error Report'.$IV$8])" table:allow-empty-cell="true" table:display-list="unsorted" table:base-cell-address="'Error Report'.E11">
          <table:error-message table:message-type="stop" table:display="true"/>
        </table:content-validation>
        <table:content-validation table:name="val10" table:condition="of:cell-content-is-in-list(['Error Report'.$IU$10:'Error Report'.$IU$19])" table:allow-empty-cell="true" table:display-list="unsorted" table:base-cell-address="'Error Report'.F11">
          <table:error-message table:message-type="stop" table:display="true"/>
        </table:content-validation>
        <table:content-validation table:name="val11" table:condition="of:cell-content-is-in-list(['Error Report'.$IT$10:'Error Report'.$IT$14])" table:allow-empty-cell="true" table:display-list="unsorted" table:base-cell-address="'Error Report'.G11">
          <table:error-message table:message-type="stop" table:display="true"/>
        </table:content-validation>
        <table:content-validation table:name="val12" table:condition="of:cell-content-is-in-list(['Error Report'.$IU$7:'Error Report'.$IU$9])" table:allow-empty-cell="true" table:display-list="unsorted" table:base-cell-address="'Error Report'.H11">
          <table:error-message table:message-type="stop" table:display="true"/>
        </table:content-validation>
        <table:content-validation table:name="val13" table:condition="of:cell-content-is-in-list(['Error Report'.$IV$1:'Error Report'.$IV$2])" table:allow-empty-cell="true" table:display-list="unsorted" table:base-cell-address="'Error Report'.L11">
          <table:error-message table:message-type="stop" table:display="true"/>
        </table:content-validation>
      </table:content-validations>
      <table:table table:name="Revision History" table:style-name="ta1">
        <office:forms form:automatic-focus="false" form:apply-design-mode="false"/>
        <table:shapes>
          <draw:frame draw:z-index="0" draw:name="Picture 5" draw:style-name="gr1" svg:width="3.469cm" svg:height="0.714cm" svg:x="0.028cm" svg:y="0cm">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33"/>
        <table:table-column table:style-name="co5" table:default-cell-style-name="ce33"/>
        <table:table-column table:style-name="co6" table:default-cell-style-name="ce1"/>
        <table:table-column table:style-name="co7" table:default-cell-style-name="ce1"/>
        <table:table-column table:style-name="co8" table:default-cell-style-name="ce1"/>
        <table:table-column table:style-name="co9" table:number-columns-repeated="1015" table:default-cell-style-name="Default"/>
        <table:table-header-rows>
          <table:table-row table:style-name="ro1">
            <table:table-cell table:number-columns-repeated="3"/>
            <table:table-cell table:style-name="ce22" office:value-type="string">
              <text:p>Test Specification/Report</text:p>
            </table:table-cell>
            <table:table-cell table:style-name="ce27"/>
            <table:table-cell table:number-columns-repeated="2"/>
            <table:table-cell table:style-name="ce38"/>
            <table:table-cell table:style-name="ce40"/>
            <table:table-cell table:number-columns-repeated="1015"/>
          </table:table-row>
          <table:table-row table:style-name="ro1">
            <table:table-cell table:number-columns-repeated="3"/>
            <table:table-cell table:style-name="ce22"/>
            <table:table-cell table:style-name="ce27"/>
            <table:table-cell table:number-columns-repeated="2"/>
            <table:table-cell table:style-name="ce38"/>
            <table:table-cell table:style-name="ce40"/>
            <table:table-cell table:number-columns-repeated="1015"/>
          </table:table-row>
          <table:table-row table:style-name="ro1">
            <table:table-cell table:number-columns-repeated="3"/>
            <table:table-cell table:style-name="ce22" office:value-type="string">
              <text:p>System Test Specification</text:p>
            </table:table-cell>
            <table:table-cell table:style-name="ce27"/>
            <table:table-cell table:number-columns-repeated="2"/>
            <table:table-cell table:style-name="ce38"/>
            <table:table-cell table:style-name="ce40"/>
            <table:table-cell table:number-columns-repeated="1015"/>
          </table:table-row>
          <table:table-row table:style-name="ro2">
            <table:table-cell table:style-name="ce2"/>
            <table:table-cell table:style-name="ce10"/>
            <table:table-cell table:style-name="ce17" table:formula="of:=IF(CELL(&quot;type&quot;;[$'Profile-Summary'.B4])=&quot;b&quot;;&quot; &quot;;CELL(&quot;contents&quot;;[$'Profile-Summary'.B4]))" office:value-type="string" office:string-value=" ">
              <text:p><text:s/></text:p>
            </table:table-cell>
            <table:table-cell table:style-name="ce23" office:value-type="string">
              <text:p>Address Book</text:p>
            </table:table-cell>
            <table:table-cell table:style-name="ce28" table:formula="of:=IF(CELL(&quot;type&quot;;[$'Profile-Summary'.F4])=&quot;b&quot;;&quot; &quot;;CELL(&quot;contents&quot;;[$'Profile-Summary'.F4]))" office:value-type="string" office:string-value=" ">
              <text:p><text:s/></text:p>
            </table:table-cell>
            <table:table-cell table:style-name="ce10" table:number-columns-repeated="2"/>
            <table:table-cell table:style-name="ce39"/>
            <table:table-cell table:style-name="ce41"/>
            <table:table-cell table:style-name="ce10"/>
            <table:table-cell table:style-name="ce39"/>
            <table:table-cell table:style-name="ce10" table:number-columns-repeated="2"/>
            <table:table-cell table:style-name="ce42"/>
            <table:table-cell table:style-name="ce10"/>
            <table:table-cell table:style-name="ce43"/>
            <table:table-cell table:style-name="ce10" table:number-columns-repeated="1008"/>
          </table:table-row>
          <table:table-row table:style-name="ro2">
            <table:table-cell table:style-name="ce2"/>
            <table:table-cell table:style-name="ce10"/>
            <table:table-cell table:style-name="ce17"/>
            <table:table-cell table:style-name="ce23"/>
            <table:table-cell table:style-name="ce28"/>
            <table:table-cell table:style-name="ce10" table:number-columns-repeated="2"/>
            <table:table-cell table:style-name="ce39"/>
            <table:table-cell table:style-name="ce41"/>
            <table:table-cell table:style-name="ce10"/>
            <table:table-cell table:style-name="ce39"/>
            <table:table-cell table:style-name="ce10" table:number-columns-repeated="2"/>
            <table:table-cell table:style-name="ce42"/>
            <table:table-cell table:style-name="ce10"/>
            <table:table-cell table:style-name="ce43"/>
            <table:table-cell table:style-name="ce10" table:number-columns-repeated="1008"/>
          </table:table-row>
          <table:table-row table:style-name="ro3">
            <table:table-cell table:style-name="ce3" office:value-type="string">
              <text:p>Revision / Document History</text:p>
            </table:table-cell>
            <table:table-cell table:style-name="ce11" table:number-columns-repeated="4"/>
            <table:table-cell table:style-name="ce34"/>
            <table:table-cell table:style-name="ce36" table:number-columns-repeated="3"/>
            <table:table-cell table:number-columns-repeated="1015"/>
          </table:table-row>
        </table:table-header-rows>
        <table:table-row table:style-name="ro4">
          <table:table-cell table:style-name="ce4" office:value-type="string">
            <text:p>Ver.</text:p>
          </table:table-cell>
          <table:table-cell table:style-name="ce12" office:value-type="string">
            <text:p>Date</text:p>
          </table:table-cell>
          <table:table-cell table:style-name="ce18" office:value-type="string" table:number-columns-spanned="2" table:number-rows-spanned="1">
            <text:p>Changed by</text:p>
          </table:table-cell>
          <table:covered-table-cell table:style-name="ce24"/>
          <table:table-cell table:style-name="ce29" office:value-type="string" table:number-columns-spanned="2" table:number-rows-spanned="1">
            <text:p>Modifications</text:p>
          </table:table-cell>
          <table:covered-table-cell table:style-name="ce29"/>
          <table:table-cell table:style-name="ce37" table:number-columns-repeated="1018"/>
        </table:table-row>
        <table:table-row table:style-name="ro5">
          <table:table-cell table:style-name="ce5" office:value-type="float" office:value="0.1">
            <text:p>0.1</text:p>
          </table:table-cell>
          <table:table-cell table:style-name="ce13" office:value-type="float" office:value="41222">
            <text:p>09/11/2012</text:p>
          </table:table-cell>
          <table:table-cell table:style-name="ce19" office:value-type="string" table:number-columns-spanned="2" table:number-rows-spanned="1">
            <text:p>Shridhar V</text:p>
          </table:table-cell>
          <table:covered-table-cell table:style-name="ce25"/>
          <table:table-cell table:style-name="ce30" office:value-type="string" table:number-columns-spanned="2" table:number-rows-spanned="1">
            <text:p>Initial Draft</text:p>
          </table:table-cell>
          <table:covered-table-cell table:style-name="ce30"/>
          <table:table-cell table:style-name="ce35" table:number-columns-repeated="1018"/>
        </table:table-row>
        <table:table-row table:style-name="ro6">
          <table:table-cell table:style-name="ce5"/>
          <table:table-cell table:style-name="ce14"/>
          <table:table-cell table:style-name="ce19" table:number-columns-spanned="2" table:number-rows-spanned="1"/>
          <table:covered-table-cell table:style-name="ce25"/>
          <table:table-cell table:style-name="ce31" table:number-columns-spanned="2" table:number-rows-spanned="1"/>
          <table:covered-table-cell table:style-name="ce31"/>
          <table:table-cell table:style-name="ce35" table:number-columns-repeated="1018"/>
        </table:table-row>
        <table:table-row table:style-name="ro6">
          <table:table-cell table:style-name="ce5"/>
          <table:table-cell table:style-name="ce14"/>
          <table:table-cell table:style-name="ce19" table:number-columns-spanned="2" table:number-rows-spanned="1"/>
          <table:covered-table-cell table:style-name="ce25"/>
          <table:table-cell table:style-name="ce31" table:number-columns-spanned="2" table:number-rows-spanned="1"/>
          <table:covered-table-cell table:style-name="ce31"/>
          <table:table-cell table:style-name="ce35" table:number-columns-repeated="1018"/>
        </table:table-row>
        <table:table-row table:style-name="ro6">
          <table:table-cell table:style-name="ce5"/>
          <table:table-cell table:style-name="ce14"/>
          <table:table-cell table:style-name="ce19" table:number-columns-spanned="2" table:number-rows-spanned="1"/>
          <table:covered-table-cell table:style-name="ce25"/>
          <table:table-cell table:style-name="ce31" table:number-columns-spanned="2" table:number-rows-spanned="1"/>
          <table:covered-table-cell table:style-name="ce31"/>
          <table:table-cell table:style-name="ce35" table:number-columns-repeated="1018"/>
        </table:table-row>
        <table:table-row table:style-name="ro7">
          <table:table-cell table:style-name="ce6"/>
          <table:table-cell table:style-name="ce15"/>
          <table:table-cell table:style-name="ce20" table:number-columns-spanned="2" table:number-rows-spanned="1"/>
          <table:covered-table-cell table:style-name="ce26"/>
          <table:table-cell table:style-name="ce32" table:number-columns-spanned="2" table:number-rows-spanned="1"/>
          <table:covered-table-cell table:style-name="ce32"/>
          <table:table-cell table:style-name="ce35" table:number-columns-repeated="1018"/>
        </table:table-row>
        <table:table-row table:style-name="ro3">
          <table:table-cell table:style-name="ce7" office:value-type="string">
            <text:p>Note: Present content to be deleted and revision history to be updated with project's document history, when used in Projects</text:p>
          </table:table-cell>
          <table:table-cell table:style-name="ce16"/>
          <table:table-cell table:style-name="ce21" table:number-columns-repeated="4"/>
          <table:table-cell table:style-name="ce35" table:number-columns-repeated="1018"/>
        </table:table-row>
        <table:table-row table:style-name="ro3">
          <table:table-cell table:style-name="ce8"/>
          <table:table-cell table:style-name="ce16"/>
          <table:table-cell table:style-name="ce21" table:number-columns-repeated="4"/>
          <table:table-cell table:style-name="ce35" table:number-columns-repeated="1018"/>
        </table:table-row>
        <table:table-row table:style-name="ro3">
          <table:table-cell table:style-name="ce8" table:number-columns-repeated="5"/>
          <table:table-cell table:style-name="ce35" table:number-columns-repeated="1019"/>
        </table:table-row>
        <table:table-row table:style-name="ro3">
          <table:table-cell table:number-columns-repeated="1024"/>
        </table:table-row>
        <table:table-row table:style-name="ro3">
          <table:table-cell table:style-name="ce9" office:value-type="string">
            <text:p>List of Abbreviations</text:p>
          </table:table-cell>
          <table:table-cell table:number-columns-repeated="1023"/>
        </table:table-row>
        <table:table-row table:style-name="ro3" table:number-rows-repeated="1048558">
          <table:table-cell table:number-columns-repeated="1024"/>
        </table:table-row>
        <table:table-row table:style-name="ro3">
          <table:table-cell table:number-columns-repeated="1024"/>
        </table:table-row>
        <table:named-expressions>
          <table:named-range table:name="Excel_BuiltIn_Print_Titles" table:base-cell-address="$'Revision History'.$A$1" table:cell-range-address="$'Revision History'.$A$1:.$AMJ$6" table:range-usable-as="repeat-column repeat-row"/>
          <table:named-range table:name="Z_70E8BC70_87F0_11D4_83A1_00105A5EF7B6__wvu_PrintTitles" table:base-cell-address="$'Revision History'.$A$1" table:cell-range-address="$'Revision History'.$A$1:.$AMJ$6"/>
        </table:named-expressions>
      </table:table>
      <table:table table:name="Profile-Summary" table:style-name="ta2" table:print-ranges="'Profile-Summary'.A1:'Profile-Summary'.G29">
        <office:forms form:automatic-focus="false" form:apply-design-mode="false"/>
        <table:shapes>
          <draw:frame draw:z-index="0" draw:name="Picture 1" draw:style-name="gr1" svg:width="3.471cm" svg:height="0.715cm" svg:x="0.055cm" svg:y="0.052cm">
            <draw:object xlink:href="./Object 2" xlink:type="simple" xlink:show="embed" xlink:actuate="onLoad"/>
            <draw:image xlink:href="./ObjectReplacements/Object 2" xlink:type="simple" xlink:show="embed" xlink:actuate="onLoad"/>
          </draw:frame>
        </table:shapes>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9" table:number-columns-repeated="244" table:default-cell-style-name="Default"/>
        <table:table-column table:style-name="co17" table:default-cell-style-name="ce1"/>
        <table:table-column table:style-name="co18" table:visibility="collapse" table:default-cell-style-name="ce1"/>
        <table:table-column table:style-name="co19" table:visibility="collapse" table:number-columns-repeated="2" table:default-cell-style-name="ce1"/>
        <table:table-column table:style-name="co20" table:visibility="collapse" table:number-columns-repeated="2" table:default-cell-style-name="ce1"/>
        <table:table-column table:style-name="co20" table:number-columns-repeated="767" table:default-cell-style-name="Default"/>
        <table:table-row table:style-name="ro8">
          <table:table-cell table:number-columns-repeated="3"/>
          <table:table-cell table:style-name="ce75" office:value-type="string">
            <text:p>Test Specification/Report</text:p>
          </table:table-cell>
          <table:table-cell table:number-columns-repeated="249"/>
          <table:table-cell table:style-name="ce88" table:number-columns-repeated="2"/>
          <table:table-cell table:style-name="ce88" office:value-type="string">
            <text:p>Unit Testing</text:p>
          </table:table-cell>
          <table:table-cell table:number-columns-repeated="768"/>
        </table:table-row>
        <table:table-row table:style-name="ro1">
          <table:table-cell table:number-columns-repeated="3"/>
          <table:table-cell table:style-name="ce76"/>
          <table:table-cell table:number-columns-repeated="249"/>
          <table:table-cell table:style-name="ce100" table:number-columns-repeated="2"/>
          <table:table-cell table:style-name="ce100" office:value-type="string">
            <text:p>System Testing </text:p>
          </table:table-cell>
          <table:table-cell table:number-columns-repeated="768"/>
        </table:table-row>
        <table:table-row table:style-name="ro9">
          <table:table-cell table:style-name="ce44" office:value-type="string">
            <text:p>Section I : Test Specification Profile</text:p>
          </table:table-cell>
          <table:table-cell table:style-name="ce53" table:number-columns-repeated="4"/>
          <table:table-cell table:style-name="ce88" table:number-columns-repeated="2"/>
          <table:table-cell table:number-columns-repeated="246"/>
          <table:table-cell table:style-name="ce101"/>
          <table:table-cell table:style-name="ce100"/>
          <table:table-cell table:style-name="ce101" office:value-type="string">
            <text:p>Integration Testing </text:p>
          </table:table-cell>
          <table:table-cell table:number-columns-repeated="768"/>
        </table:table-row>
        <table:table-row table:style-name="ro10">
          <table:table-cell table:style-name="ce45" office:value-type="string">
            <office:annotation draw:style-name="gr2" draw:text-style-name="P1" svg:width="3.586cm" svg:height="1.959cm" svg:x="2.515cm" svg:y="1.719cm" draw:caption-point-x="-0.428cm" draw:caption-point-y="0.275cm">
              <dc:date>2012-11-09T00:00:00</dc:date>
              <text:p text:style-name="P1"><text:span text:style-name="T1">SPG:</text:span></text:p>
              <text:p text:style-name="P1"><text:span text:style-name="T2">Project Short Name - As given in PIF</text:span></text:p>
            </office:annotation>
            <text:p>Project Short name</text:p>
          </table:table-cell>
          <table:table-cell table:style-name="ce54"/>
          <table:table-cell table:style-name="ce67" office:value-type="string">
            <text:p>Registration no.</text:p>
          </table:table-cell>
          <table:table-cell table:style-name="ce54"/>
          <table:table-cell table:style-name="ce67" office:value-type="string">
            <text:p>Module / System / Feature name</text:p>
          </table:table-cell>
          <table:table-cell table:style-name="ce89" table:number-columns-spanned="2" table:number-rows-spanned="1"/>
          <table:covered-table-cell table:style-name="ce93"/>
          <table:table-cell table:number-columns-repeated="246"/>
          <table:table-cell table:style-name="ce100"/>
          <table:table-cell table:style-name="ce101"/>
          <table:table-cell table:style-name="ce101" office:value-type="string">
            <text:p>Acceptance Testing </text:p>
          </table:table-cell>
          <table:table-cell table:number-columns-repeated="768"/>
        </table:table-row>
        <table:table-row table:style-name="ro10">
          <table:table-cell table:style-name="ce45" table:number-columns-spanned="2" table:number-rows-spanned="1"/>
          <table:covered-table-cell table:style-name="ce55"/>
          <table:table-cell table:style-name="ce68" office:value-type="string" table:number-columns-spanned="2" table:number-rows-spanned="1">
            <text:p>&lt;If Applicable&gt;</text:p>
          </table:table-cell>
          <table:covered-table-cell table:style-name="ce77"/>
          <table:table-cell table:style-name="ce69" office:value-type="string">
            <text:p>Sub Project ID</text:p>
          </table:table-cell>
          <table:table-cell table:style-name="ce56" table:number-columns-spanned="2" table:number-rows-spanned="1"/>
          <table:covered-table-cell table:style-name="ce94"/>
          <table:table-cell table:number-columns-repeated="246"/>
          <table:table-cell table:style-name="ce101" table:number-columns-repeated="3"/>
          <table:table-cell table:number-columns-repeated="768"/>
        </table:table-row>
        <table:table-row table:style-name="ro5">
          <table:table-cell table:style-name="ce45" office:value-type="string">
            <text:p>Range </text:p>
          </table:table-cell>
          <table:table-cell table:style-name="ce56"/>
          <table:table-cell table:style-name="ce62" office:value-type="string">
            <text:p>Group</text:p>
          </table:table-cell>
          <table:table-cell table:style-name="ce56"/>
          <table:table-cell table:style-name="ce62" office:value-type="string">
            <text:p>Author of module/system/ feature</text:p>
          </table:table-cell>
          <table:table-cell table:style-name="ce31" office:value-type="string" table:number-columns-spanned="2" table:number-rows-spanned="1">
            <text:p><text:s/></text:p>
          </table:table-cell>
          <table:covered-table-cell table:style-name="ce31"/>
          <table:table-cell table:number-columns-repeated="245"/>
          <table:table-cell office:value-type="string">
            <text:p>Testing for entire module/system/feature</text:p>
          </table:table-cell>
          <table:table-cell table:style-name="ce101" table:number-columns-repeated="2"/>
          <table:table-cell table:style-name="ce101" office:value-type="string">
            <text:p>Functional (Black Box)</text:p>
          </table:table-cell>
          <table:table-cell table:number-columns-repeated="768"/>
        </table:table-row>
        <table:table-row table:style-name="ro10">
          <table:table-cell table:style-name="ce45" office:value-type="string">
            <text:p>Level of testing</text:p>
          </table:table-cell>
          <table:table-cell table:style-name="ce57" table:content-validation-name="val1"/>
          <table:table-cell table:style-name="ce62" office:value-type="string">
            <text:p>Test coverage</text:p>
          </table:table-cell>
          <table:table-cell table:style-name="ce57" table:content-validation-name="val5"/>
          <table:table-cell table:style-name="ce62" office:value-type="string">
            <office:annotation draw:style-name="gr2" draw:text-style-name="P1" svg:width="3.582cm" svg:height="1.957cm" svg:x="17.507cm" svg:y="4.208cm" draw:caption-point-x="-0.429cm" draw:caption-point-y="0.273cm">
              <dc:date>2012-11-09T00:00:00</dc:date>
              <text:p text:style-name="P1"><text:span text:style-name="T1">SPG:</text:span></text:p>
              <text:p text:style-name="P1"><text:span text:style-name="T2">Employee Id in First Cell</text:span></text:p>
              <text:p text:style-name="P1"><text:span text:style-name="T2">Employee Name in Second Cell</text:span></text:p>
            </office:annotation>
            <text:p>Test Spec Prepared by:</text:p>
          </table:table-cell>
          <table:table-cell table:style-name="ce57"/>
          <table:table-cell table:style-name="ce56"/>
          <table:table-cell table:number-columns-repeated="245"/>
          <table:table-cell office:value-type="string">
            <text:p>Retesting for entire module/system/ feature</text:p>
          </table:table-cell>
          <table:table-cell table:style-name="ce101" table:number-columns-repeated="2"/>
          <table:table-cell table:style-name="ce101" office:value-type="string">
            <text:p>structural (White Box)</text:p>
          </table:table-cell>
          <table:table-cell table:number-columns-repeated="768"/>
        </table:table-row>
        <table:table-row table:style-name="ro3">
          <table:table-cell table:style-name="ce45" office:value-type="string" table:number-columns-spanned="1" table:number-rows-spanned="2">
            <office:annotation draw:style-name="gr2" draw:text-style-name="P1" svg:width="3.586cm" svg:height="1.983cm" svg:x="2.515cm" svg:y="5.002cm" draw:caption-point-x="-0.428cm" draw:caption-point-y="0.273cm">
              <dc:date>2012-11-09T00:00:00</dc:date>
              <text:p text:style-name="P1"><text:span text:style-name="T3">Neelu:</text:span></text:p>
              <text:p text:style-name="P1"><text:span text:style-name="T2">&lt;Document Name&gt;</text:span></text:p>
            </office:annotation>
            <text:p>Test specification </text:p>
          </table:table-cell>
          <table:table-cell table:style-name="ce57" table:number-columns-spanned="1" table:number-rows-spanned="2"/>
          <table:table-cell table:style-name="ce62" office:value-type="string" table:number-columns-spanned="1" table:number-rows-spanned="2">
            <office:annotation draw:style-name="gr2" draw:text-style-name="P1" svg:width="3.583cm" svg:height="1.983cm" svg:x="9.929cm" svg:y="5.002cm" draw:caption-point-x="-0.43cm" draw:caption-point-y="0.273cm">
              <dc:date>2012-11-09T00:00:00</dc:date>
              <text:p text:style-name="P1"><text:span text:style-name="T1">SPG:</text:span></text:p>
              <text:p text:style-name="P1"><text:span text:style-name="T2">&lt;Version no. of test specification&gt;</text:span></text:p>
            </office:annotation>
            <text:p>Version of Test specification</text:p>
          </table:table-cell>
          <table:table-cell table:style-name="ce68" table:number-columns-spanned="1" table:number-rows-spanned="2"/>
          <table:table-cell table:style-name="ce62" office:value-type="string" table:number-columns-spanned="1" table:number-rows-spanned="2">
            <office:annotation draw:style-name="gr2" draw:text-style-name="P1" svg:width="3.582cm" svg:height="1.983cm" svg:x="17.507cm" svg:y="5.002cm" draw:caption-point-x="-0.429cm" draw:caption-point-y="0.273cm">
              <dc:date>2012-11-09T00:00:00</dc:date>
              <text:p text:style-name="P1"><text:span text:style-name="T1">SPG:</text:span></text:p>
              <text:p text:style-name="P1"><text:span text:style-name="T4">Employee Id in First Cell</text:span></text:p>
              <text:p text:style-name="P1"><text:span text:style-name="T4">Employee Name in Second Cell</text:span></text:p>
            </office:annotation>
            <text:p>Test Spec Approved by:</text:p>
          </table:table-cell>
          <table:table-cell table:style-name="ce57" table:number-columns-spanned="1" table:number-rows-spanned="2"/>
          <table:table-cell table:style-name="ce56" table:number-columns-spanned="1" table:number-rows-spanned="2"/>
          <table:table-cell table:number-columns-repeated="245"/>
          <table:table-cell office:value-type="string">
            <text:p>Testing for changes + Regression testing</text:p>
          </table:table-cell>
          <table:table-cell table:style-name="ce101" table:number-columns-repeated="2"/>
          <table:table-cell table:style-name="ce101" office:value-type="string">
            <text:p>Statement</text:p>
          </table:table-cell>
          <table:table-cell table:number-columns-repeated="768"/>
        </table:table-row>
        <table:table-row table:style-name="ro3">
          <table:covered-table-cell table:style-name="ce45"/>
          <table:covered-table-cell table:style-name="ce57"/>
          <table:covered-table-cell table:style-name="ce62"/>
          <table:covered-table-cell table:style-name="ce68"/>
          <table:covered-table-cell table:style-name="ce62"/>
          <table:covered-table-cell table:style-name="ce57"/>
          <table:covered-table-cell table:style-name="ce95"/>
          <table:table-cell table:number-columns-repeated="245"/>
          <table:table-cell office:value-type="string">
            <text:p>Testing for changes/corrections ( retesting)</text:p>
          </table:table-cell>
          <table:table-cell table:style-name="ce101" table:number-columns-repeated="2"/>
          <table:table-cell table:style-name="ce101" office:value-type="string">
            <text:p>Branch</text:p>
          </table:table-cell>
          <table:table-cell table:number-columns-repeated="768"/>
        </table:table-row>
        <table:table-row table:style-name="ro11">
          <table:table-cell table:style-name="ce45" office:value-type="string">
            <office:annotation draw:style-name="gr2" draw:text-style-name="P1" svg:width="3.586cm" svg:height="1.955cm" svg:x="2.515cm" svg:y="5.995cm" draw:caption-point-x="-0.428cm" draw:caption-point-y="0.275cm">
              <dc:date>2012-11-09T00:00:00</dc:date>
              <text:p text:style-name="P1"><text:span text:style-name="T1">SPG:</text:span></text:p>
              <text:p text:style-name="P1"><text:span text:style-name="T2">&lt; HW configuration used for testing. For Example: Emulators, Target Hardware, PC etc. and Special equipments used &gt; </text:span></text:p>
            </office:annotation>
            <text:p>Hardware Configuration for testing</text:p>
          </table:table-cell>
          <table:table-cell table:style-name="ce57" table:number-columns-spanned="2" table:number-rows-spanned="1"/>
          <table:covered-table-cell table:style-name="ce57"/>
          <table:table-cell table:style-name="ce62" office:value-type="string">
            <office:annotation draw:style-name="gr2" draw:text-style-name="P1" svg:width="3.585cm" svg:height="1.955cm" svg:x="13.424cm" svg:y="5.995cm" draw:caption-point-x="-0.429cm" draw:caption-point-y="0.275cm">
              <dc:date>2012-11-09T00:00:00</dc:date>
              <text:p text:style-name="P1"><text:span text:style-name="T1">SPG:</text:span></text:p>
              <text:p text:style-name="P1"><text:span text:style-name="T2">&lt; SW modules used or required to test / Version of Project etc. <text:s/>For Example: Library modules &gt;</text:span></text:p>
            </office:annotation>
            <text:p>Software Configuration</text:p>
          </table:table-cell>
          <table:table-cell table:style-name="ce56" table:number-columns-spanned="3" table:number-rows-spanned="1"/>
          <table:covered-table-cell table:style-name="ce57"/>
          <table:covered-table-cell table:style-name="ce56"/>
          <table:table-cell table:number-columns-repeated="246"/>
          <table:table-cell table:style-name="ce101" table:number-columns-repeated="2"/>
          <table:table-cell table:style-name="ce101" office:value-type="string">
            <text:p>Condition</text:p>
          </table:table-cell>
          <table:table-cell table:number-columns-repeated="768"/>
        </table:table-row>
        <table:table-row table:style-name="ro12">
          <table:table-cell table:style-name="ce46" office:value-type="string">
            <text:p>Scope of Testing</text:p>
          </table:table-cell>
          <table:table-cell table:style-name="ce58" table:content-validation-name="val2" office:value-type="string" table:number-columns-spanned="2" table:number-rows-spanned="1">
            <text:p/>
            <text:p/>
          </table:table-cell>
          <table:covered-table-cell table:style-name="ce58" table:content-validation-name="val2"/>
          <table:table-cell table:style-name="ce78" office:value-type="string">
            <office:annotation draw:style-name="gr2" draw:text-style-name="P1" svg:width="3.585cm" svg:height="1.957cm" svg:x="13.424cm" svg:y="9.222cm" draw:caption-point-x="-0.429cm" draw:caption-point-y="0.275cm">
              <dc:date>2012-11-09T00:00:00</dc:date>
              <text:p text:style-name="P1"><text:span text:style-name="T1">SPG:</text:span></text:p>
              <text:p text:style-name="P1"><text:span text:style-name="T2">&lt; Test case numbers (from the test specification) which always need to be tested in case of any changes in Software or Test environment etc.&gt;</text:span></text:p>
            </office:annotation>
            <text:p>Regression test case numbers</text:p>
          </table:table-cell>
          <table:table-cell table:style-name="ce81" table:number-columns-spanned="3" table:number-rows-spanned="1"/>
          <table:covered-table-cell table:style-name="ce58"/>
          <table:covered-table-cell table:style-name="ce81"/>
          <table:table-cell table:number-columns-repeated="246"/>
          <table:table-cell table:style-name="ce101" table:number-columns-repeated="2"/>
          <table:table-cell table:style-name="ce101" office:value-type="string">
            <text:p>Multiple Condition</text:p>
          </table:table-cell>
          <table:table-cell table:number-columns-repeated="768"/>
        </table:table-row>
        <table:table-row table:style-name="ro13">
          <table:table-cell table:number-columns-repeated="253"/>
          <table:table-cell table:style-name="ce101" table:number-columns-repeated="2"/>
          <table:table-cell table:style-name="ce101" office:value-type="string">
            <text:p>Path</text:p>
          </table:table-cell>
          <table:table-cell table:number-columns-repeated="768"/>
        </table:table-row>
        <table:table-row table:style-name="ro1">
          <table:table-cell table:style-name="ce9" office:value-type="string">
            <text:p>Section II : Test Report Summary</text:p>
          </table:table-cell>
          <table:table-cell table:style-name="ce59"/>
          <table:table-cell table:number-columns-repeated="251"/>
          <table:table-cell table:style-name="ce101" table:number-columns-repeated="3"/>
          <table:table-cell table:number-columns-repeated="768"/>
        </table:table-row>
        <table:table-row table:style-name="ro3">
          <table:table-cell table:style-name="ce47" office:value-type="string" table:number-columns-spanned="1" table:number-rows-spanned="2">
            <office:annotation draw:style-name="gr2" draw:text-style-name="P1" svg:width="3.586cm" svg:height="1.956cm" svg:x="2.515cm" svg:y="12.082cm" draw:caption-point-x="-0.428cm" draw:caption-point-y="0.273cm">
              <dc:date>2012-11-09T00:00:00</dc:date>
              <text:p text:style-name="P1"><text:span text:style-name="T3">SPG:</text:span></text:p>
              <text:p text:style-name="P1"><text:span text:style-name="T2">Employee Id in First Cell</text:span></text:p>
              <text:p text:style-name="P1"><text:span text:style-name="T2">Employee Name in Second Cell</text:span></text:p>
            </office:annotation>
            <text:p>Tester</text:p>
          </table:table-cell>
          <table:table-cell table:style-name="ce54"/>
          <table:table-cell table:style-name="ce67" office:value-type="string" table:number-columns-spanned="1" table:number-rows-spanned="2">
            <text:p>Start of testing</text:p>
          </table:table-cell>
          <table:table-cell table:style-name="ce79" table:number-columns-spanned="1" table:number-rows-spanned="2"/>
          <table:table-cell table:style-name="ce82" office:value-type="string" table:number-columns-spanned="1" table:number-rows-spanned="2">
            <text:p>End of testing</text:p>
          </table:table-cell>
          <table:table-cell table:style-name="ce90" table:number-columns-spanned="2" table:number-rows-spanned="2"/>
          <table:covered-table-cell table:style-name="ce96"/>
          <table:table-cell table:number-columns-repeated="246"/>
          <table:table-cell table:style-name="ce101" table:number-columns-repeated="3"/>
          <table:table-cell table:number-columns-repeated="768"/>
        </table:table-row>
        <table:table-row table:style-name="ro3">
          <table:covered-table-cell table:style-name="ce48"/>
          <table:table-cell table:style-name="ce60"/>
          <table:covered-table-cell table:style-name="ce69"/>
          <table:covered-table-cell table:style-name="ce80"/>
          <table:covered-table-cell table:style-name="ce83"/>
          <table:covered-table-cell table:style-name="ce91"/>
          <table:covered-table-cell table:style-name="ce97"/>
          <table:table-cell table:number-columns-repeated="246"/>
          <table:table-cell table:style-name="ce101" table:number-columns-repeated="3"/>
          <table:table-cell table:number-columns-repeated="768"/>
        </table:table-row>
        <table:table-row table:style-name="ro14">
          <table:table-cell table:style-name="ce45" office:value-type="string" table:number-columns-spanned="2" table:number-rows-spanned="1">
            <text:p>Version of the corresponding test spec document</text:p>
          </table:table-cell>
          <table:covered-table-cell table:style-name="ce19"/>
          <table:table-cell table:style-name="ce70"/>
          <table:table-cell table:style-name="ce62" office:value-type="string">
            <text:p>Test report no.</text:p>
          </table:table-cell>
          <table:table-cell table:style-name="ce56" table:number-columns-spanned="3" table:number-rows-spanned="1">
            <office:annotation draw:style-name="gr2" draw:text-style-name="P1" svg:width="4.632cm" svg:height="5.158cm" svg:x="22.315cm" svg:y="11.859cm" draw:caption-point-x="-0.427cm" draw:caption-point-y="1.491cm">
              <dc:date>2012-11-09T00:00:00</dc:date>
              <text:p text:style-name="P1"><text:span text:style-name="T1">Neelu:</text:span></text:p>
              <text:p text:style-name="P1"><text:span text:style-name="T2">&lt;Proj ID/Level of testing/running serial num/cycle of testing&gt;. For example, UT test report for a project with ID 11040 would be:</text:span></text:p>
              <text:p text:style-name="P1"><text:span text:style-name="T2">11040/TU/001/02 - where the last 2 digits give the cycle of testing.</text:span></text:p>
            </office:annotation>
          </table:table-cell>
          <table:covered-table-cell table:style-name="ce92"/>
          <table:covered-table-cell table:style-name="ce94"/>
          <table:table-cell table:number-columns-repeated="246"/>
          <table:table-cell table:style-name="ce101" table:number-columns-repeated="2"/>
          <table:table-cell table:style-name="ce101" office:value-type="string">
            <text:p>1. Tested OK and testing closed <text:s/></text:p>
          </table:table-cell>
          <table:table-cell table:number-columns-repeated="768"/>
        </table:table-row>
        <table:table-row table:style-name="ro15">
          <table:table-cell table:style-name="ce45" office:value-type="string">
            <text:p>Approver’s Comments</text:p>
          </table:table-cell>
          <table:table-cell table:style-name="ce57" table:content-validation-name="val3" table:number-columns-spanned="2" table:number-rows-spanned="1"/>
          <table:covered-table-cell table:style-name="ce25" table:content-validation-name="val3"/>
          <table:table-cell table:style-name="ce62" office:value-type="string">
            <office:annotation draw:style-name="gr2" draw:text-style-name="P1" svg:width="3.585cm" svg:height="1.956cm" svg:x="13.424cm" svg:y="14.639cm" draw:caption-point-x="-0.429cm" draw:caption-point-y="0.272cm">
              <dc:date>2012-11-09T00:00:00</dc:date>
              <text:p text:style-name="P1"><text:span text:style-name="T3">SPG:</text:span></text:p>
              <text:p text:style-name="P1"><text:span text:style-name="T4">If hard copy, please give, name, signature and date.</text:span></text:p>
              <text:p text:style-name="P1"><text:span text:style-name="T4">IF soft copy, please mention Approver Id</text:span></text:p>
            </office:annotation>
            <text:p>Approver</text:p>
          </table:table-cell>
          <table:table-cell table:style-name="ce57"/>
          <table:table-cell table:style-name="ce62" office:value-type="string">
            <text:p>Due date for re-testing</text:p>
          </table:table-cell>
          <table:table-cell table:style-name="ce98"/>
          <table:table-cell table:number-columns-repeated="247"/>
          <table:table-cell table:style-name="ce101"/>
          <table:table-cell table:style-name="ce101" office:value-type="string">
            <text:p>2.Correct errors and re-test for cases in error report and regression test cases</text:p>
          </table:table-cell>
          <table:table-cell table:number-columns-repeated="768"/>
        </table:table-row>
        <table:table-row table:style-name="ro16">
          <table:table-cell table:style-name="ce46" office:value-type="string">
            <text:p>Approver’s Comments after Partial retesting</text:p>
          </table:table-cell>
          <table:table-cell table:style-name="ce58" table:content-validation-name="val4" table:number-columns-spanned="3" table:number-rows-spanned="1"/>
          <table:covered-table-cell table:number-columns-repeated="2" table:style-name="ce58" table:content-validation-name="val4"/>
          <table:table-cell table:style-name="ce78" office:value-type="string">
            <text:p>Approver</text:p>
          </table:table-cell>
          <table:table-cell table:style-name="ce81" table:number-columns-spanned="2" table:number-rows-spanned="1">
            <office:annotation draw:style-name="gr2" draw:text-style-name="P1" svg:width="4.243cm" svg:height="1.929cm" svg:x="22.315cm" svg:y="15.933cm" draw:caption-point-x="-0.427cm" draw:caption-point-y="0.671cm">
              <dc:date>2012-11-09T00:00:00</dc:date>
              <text:p text:style-name="P1"><text:span text:style-name="T1">Neelu:</text:span></text:p>
              <text:p text:style-name="P1"><text:span text:style-name="T2">If </text:span><text:span text:style-name="T3">hard copy</text:span><text:span text:style-name="T2">, please give, name, signature and date.</text:span></text:p>
              <text:p text:style-name="P1"><text:span text:style-name="T2">IF </text:span><text:span text:style-name="T3">soft copy</text:span><text:span text:style-name="T2">, please mention suitable access rights</text:span></text:p>
            </office:annotation>
          </table:table-cell>
          <table:covered-table-cell table:style-name="ce99"/>
          <table:table-cell table:number-columns-repeated="246"/>
          <table:table-cell table:style-name="ce101" table:number-columns-repeated="2"/>
          <table:table-cell table:style-name="ce102" office:value-type="string">
            <text:p>3.Correct errors and re-test for all cases <text:s text:c="3"/></text:p>
          </table:table-cell>
          <table:table-cell table:number-columns-repeated="768"/>
        </table:table-row>
        <table:table-row table:style-name="ro3">
          <table:table-cell table:number-columns-repeated="1024"/>
        </table:table-row>
        <table:table-row table:style-name="ro3">
          <table:table-cell table:style-name="ce9" office:value-type="string">
            <text:p>Section III: Test Metrics</text:p>
          </table:table-cell>
          <table:table-cell table:number-columns-repeated="254"/>
          <table:table-cell table:style-name="ce102" office:value-type="string">
            <text:p>1.Tested OK and testing closed</text:p>
          </table:table-cell>
          <table:table-cell table:number-columns-repeated="768"/>
        </table:table-row>
        <table:table-row table:style-name="ro3">
          <table:table-cell table:style-name="ce49" office:value-type="string" table:number-columns-spanned="2" table:number-rows-spanned="1">
            <text:p>Metric</text:p>
          </table:table-cell>
          <table:covered-table-cell table:style-name="ce61"/>
          <table:table-cell table:style-name="ce71" office:value-type="string">
            <text:p>Cycle1</text:p>
          </table:table-cell>
          <table:table-cell table:style-name="ce71" office:value-type="string">
            <text:p>Cycle2</text:p>
          </table:table-cell>
          <table:table-cell table:style-name="ce84" office:value-type="string">
            <text:p>Cycle3</text:p>
          </table:table-cell>
          <table:table-cell table:number-columns-repeated="250"/>
          <table:table-cell table:style-name="ce102" office:value-type="string">
            <text:p>2. Correct errors and re-test for cases in error report and regression test cases</text:p>
          </table:table-cell>
          <table:table-cell table:number-columns-repeated="768"/>
        </table:table-row>
        <table:table-row table:style-name="ro3">
          <table:table-cell table:style-name="ce45" office:value-type="string" table:number-columns-spanned="2" table:number-rows-spanned="1">
            <text:p>Total number of test cases :</text:p>
          </table:table-cell>
          <table:covered-table-cell table:style-name="ce62"/>
          <table:table-cell table:style-name="ce72" table:number-columns-repeated="2"/>
          <table:table-cell table:style-name="ce85"/>
          <table:table-cell table:number-columns-repeated="250"/>
          <table:table-cell table:style-name="ce102" office:value-type="string">
            <text:p>3.Correct errors and re-test all cases</text:p>
          </table:table-cell>
          <table:table-cell table:number-columns-repeated="768"/>
        </table:table-row>
        <table:table-row table:style-name="ro3">
          <table:table-cell table:style-name="ce45" office:value-type="string" table:number-columns-spanned="2" table:number-rows-spanned="1">
            <text:p>Number of test cases executed:</text:p>
          </table:table-cell>
          <table:covered-table-cell table:style-name="ce55"/>
          <table:table-cell table:style-name="ce72" table:number-columns-repeated="2"/>
          <table:table-cell table:style-name="ce85"/>
          <table:table-cell table:number-columns-repeated="1019"/>
        </table:table-row>
        <table:table-row table:style-name="ro3">
          <table:table-cell table:style-name="ce50" office:value-type="string" table:number-columns-spanned="2" table:number-rows-spanned="1">
            <text:p>Number of test cases that have failed : </text:p>
          </table:table-cell>
          <table:covered-table-cell table:style-name="ce63"/>
          <table:table-cell table:style-name="ce72" table:number-columns-repeated="2"/>
          <table:table-cell table:style-name="ce85"/>
          <table:table-cell table:number-columns-repeated="1019"/>
        </table:table-row>
        <table:table-row table:style-name="ro3">
          <table:table-cell table:style-name="ce50" office:value-type="string" table:number-columns-spanned="2" table:number-rows-spanned="1">
            <text:p>Total Number of defects:</text:p>
          </table:table-cell>
          <table:covered-table-cell table:style-name="ce63"/>
          <table:table-cell table:style-name="ce72" table:number-columns-repeated="2"/>
          <table:table-cell table:style-name="ce85"/>
          <table:table-cell table:number-columns-repeated="1019"/>
        </table:table-row>
        <table:table-row table:style-name="ro3">
          <table:table-cell table:style-name="ce51" office:value-type="string" table:number-columns-spanned="2" table:number-rows-spanned="1">
            <text:p>Number of fatal defects:</text:p>
          </table:table-cell>
          <table:covered-table-cell table:style-name="ce64"/>
          <table:table-cell table:style-name="ce72" table:number-columns-repeated="2"/>
          <table:table-cell table:style-name="ce85"/>
          <table:table-cell table:number-columns-repeated="1019"/>
        </table:table-row>
        <table:table-row table:style-name="ro3">
          <table:table-cell table:style-name="ce51" office:value-type="string" table:number-columns-spanned="2" table:number-rows-spanned="1">
            <text:p>Number of major defects:</text:p>
          </table:table-cell>
          <table:covered-table-cell table:style-name="ce64"/>
          <table:table-cell table:style-name="ce72" table:number-columns-repeated="2"/>
          <table:table-cell table:style-name="ce85"/>
          <table:table-cell table:number-columns-repeated="1019"/>
        </table:table-row>
        <table:table-row table:style-name="ro3">
          <table:table-cell table:style-name="ce51" office:value-type="string" table:number-columns-spanned="2" table:number-rows-spanned="1">
            <text:p>Number of minor defects :</text:p>
          </table:table-cell>
          <table:covered-table-cell table:style-name="ce65"/>
          <table:table-cell table:style-name="ce73" table:number-columns-repeated="2"/>
          <table:table-cell table:style-name="ce86"/>
          <table:table-cell table:number-columns-repeated="1019"/>
        </table:table-row>
        <table:table-row table:style-name="ro3">
          <table:table-cell table:style-name="ce52" office:value-type="string" table:number-columns-spanned="2" table:number-rows-spanned="1">
            <text:p>Number of cosmetic defects:</text:p>
          </table:table-cell>
          <table:covered-table-cell table:style-name="ce66"/>
          <table:table-cell table:style-name="ce74" table:number-columns-repeated="2"/>
          <table:table-cell table:style-name="ce87"/>
          <table:table-cell table:number-columns-repeated="1019"/>
        </table:table-row>
        <table:table-row table:style-name="ro3" table:number-rows-repeated="1048546">
          <table:table-cell table:number-columns-repeated="1024"/>
        </table:table-row>
        <table:table-row table:style-name="ro3">
          <table:table-cell table:number-columns-repeated="1024"/>
        </table:table-row>
        <table:named-expressions>
          <table:named-range table:name="Excel_BuiltIn_Print_Area" table:base-cell-address="$'Revision History'.$A$1" table:cell-range-address="$'Profile-Summary'.$A$1:.$G$29" table:range-usable-as="print-range"/>
        </table:named-expressions>
      </table:table>
      <table:table table:name="Test Spec-Report" table:style-name="ta3" table:print-ranges="'Test Spec-Report'.A1:'Test Spec-Report'.M58">
        <office:forms form:automatic-focus="false" form:apply-design-mode="false"/>
        <table:shapes>
          <draw:frame draw:z-index="0" draw:name="Picture 1" draw:style-name="gr1" svg:width="3.468cm" svg:height="0.714cm" svg:x="0.057cm" svg:y="0.027cm">
            <draw:object xlink:href="./Object 3" xlink:type="simple" xlink:show="embed" xlink:actuate="onLoad"/>
            <draw:image xlink:href="./ObjectReplacements/Object 3" xlink:type="simple" xlink:show="embed" xlink:actuate="onLoad"/>
          </draw:frame>
        </table:shapes>
        <table:table-column table:style-name="co21" table:default-cell-style-name="ce111"/>
        <table:table-column table:style-name="co22" table:default-cell-style-name="ce111"/>
        <table:table-column table:style-name="co23" table:default-cell-style-name="ce111"/>
        <table:table-column table:style-name="co24" table:default-cell-style-name="ce111"/>
        <table:table-column table:style-name="co25" table:default-cell-style-name="ce111"/>
        <table:table-column table:style-name="co26" table:default-cell-style-name="ce111"/>
        <table:table-column table:style-name="co27" table:default-cell-style-name="ce111"/>
        <table:table-column table:style-name="co28" table:default-cell-style-name="ce111"/>
        <table:table-column table:style-name="co29" table:default-cell-style-name="ce111"/>
        <table:table-column table:style-name="co30" table:default-cell-style-name="ce111"/>
        <table:table-column table:style-name="co31" table:default-cell-style-name="ce130"/>
        <table:table-column table:style-name="co32" table:default-cell-style-name="ce129"/>
        <table:table-column table:style-name="co33" table:default-cell-style-name="ce129"/>
        <table:table-column table:style-name="co19" table:number-columns-repeated="241" table:default-cell-style-name="ce111"/>
        <table:table-column table:style-name="co19" table:visibility="collapse" table:number-columns-repeated="3" table:default-cell-style-name="ce111"/>
        <table:table-column table:style-name="co19" table:number-columns-repeated="767" table:default-cell-style-name="ce135"/>
        <table:table-header-rows>
          <table:table-row table:style-name="ro13">
            <table:table-cell table:style-name="ce103" table:number-columns-repeated="5"/>
            <table:table-cell table:style-name="ce117"/>
            <table:table-cell table:style-name="ce119" office:value-type="string" table:number-columns-spanned="2" table:number-rows-spanned="1">
              <text:p>Test Specification/Report</text:p>
            </table:table-cell>
            <table:covered-table-cell table:style-name="ce124"/>
            <table:table-cell table:style-name="ce126" table:number-columns-repeated="2"/>
            <table:table-cell table:style-name="ce103"/>
            <table:table-cell table:style-name="ce131" table:number-columns-repeated="2"/>
            <table:table-cell table:style-name="ce126" table:number-columns-repeated="1011"/>
          </table:table-row>
          <table:table-row table:style-name="ro17">
            <table:table-cell table:style-name="ce104" table:number-columns-repeated="6"/>
            <table:table-cell table:style-name="ce120" table:formula="of:=(IF(CELL(&quot;type&quot;;[$'Profile-Summary'.B4])=&quot;b&quot;;&quot; &quot;;CELL(&quot;contents&quot;;[$'Profile-Summary'.B4])))" office:value-type="string" office:string-value=" ">
              <text:p><text:s/></text:p>
            </table:table-cell>
            <table:table-cell table:style-name="ce120" table:formula="of:=(IF(CELL(&quot;type&quot;;[$'Profile-Summary'.F4])=&quot;b&quot;;&quot; &quot;;CELL(&quot;contents&quot;;[$'Profile-Summary'.F4])))" office:value-type="string" office:string-value=" ">
              <text:p><text:s/></text:p>
            </table:table-cell>
            <table:table-cell table:style-name="ce104" table:number-columns-repeated="2"/>
            <table:table-cell table:style-name="ce127"/>
            <table:table-cell table:style-name="ce132" table:number-columns-repeated="2"/>
            <table:table-cell table:style-name="ce134"/>
            <table:table-cell table:style-name="ce104" table:number-columns-repeated="1010"/>
          </table:table-row>
          <table:table-row table:style-name="ro3">
            <table:table-cell table:style-name="ce105" office:value-type="string">
              <text:p>Test Specifications</text:p>
            </table:table-cell>
            <table:table-cell table:style-name="ce105"/>
            <table:table-cell table:style-name="ce110" table:number-columns-repeated="4"/>
            <table:table-cell table:style-name="ce121"/>
            <table:table-cell table:number-columns-repeated="3"/>
            <table:table-cell table:style-name="ce121"/>
            <table:table-cell table:number-columns-repeated="1013"/>
          </table:table-row>
          <table:table-row table:style-name="ro18">
            <table:table-cell table:style-name="ce106" office:value-type="string" table:number-columns-spanned="7" table:number-rows-spanned="1">
              <text:p>Test Cases/Test Data</text:p>
            </table:table-cell>
            <table:covered-table-cell table:style-name="ce106"/>
            <table:covered-table-cell table:number-columns-repeated="5" table:style-name="ce112"/>
            <table:table-cell table:style-name="ce125" office:value-type="string" table:number-columns-spanned="2" table:number-rows-spanned="1">
              <text:p>Test Procedure</text:p>
            </table:table-cell>
            <table:covered-table-cell table:style-name="ce125"/>
            <table:table-cell table:style-name="ce125" office:value-type="string" table:number-columns-spanned="2" table:number-rows-spanned="1">
              <text:p>Test cycle1</text:p>
            </table:table-cell>
            <table:covered-table-cell table:style-name="ce128"/>
            <table:table-cell table:style-name="ce133" table:number-columns-spanned="2" table:number-rows-spanned="1"/>
            <table:covered-table-cell table:style-name="ce133"/>
            <table:table-cell table:number-columns-repeated="238"/>
            <table:table-cell table:style-name="ce110" table:number-columns-repeated="3"/>
            <table:table-cell table:number-columns-repeated="770"/>
          </table:table-row>
          <table:table-row table:style-name="ro5">
            <table:table-cell table:style-name="ce107" office:value-type="string">
              <text:p>Test Case Number</text:p>
            </table:table-cell>
            <table:table-cell table:style-name="ce107" office:value-type="string">
              <text:p>Main Feature</text:p>
            </table:table-cell>
            <table:table-cell table:style-name="ce113" office:value-type="string">
              <text:p>Sub-Feature </text:p>
            </table:table-cell>
            <table:table-cell table:style-name="ce112" office:value-type="string">
              <text:p>Critical</text:p>
            </table:table-cell>
            <table:table-cell table:style-name="ce113" office:value-type="string">
              <text:p>Test Cases</text:p>
            </table:table-cell>
            <table:table-cell table:style-name="ce118" office:value-type="string">
              <text:p>Test Strategy</text:p>
            </table:table-cell>
            <table:table-cell table:style-name="ce122" office:value-type="string">
              <text:p>Test Data</text:p>
            </table:table-cell>
            <table:table-cell table:style-name="ce113" office:value-type="string">
              <text:p>Test Setup</text:p>
            </table:table-cell>
            <table:table-cell table:style-name="ce113" office:value-type="string">
              <text:p>Expected Results</text:p>
            </table:table-cell>
            <table:table-cell table:style-name="ce113" office:value-type="string">
              <text:p>Obtained Results</text:p>
            </table:table-cell>
            <table:table-cell table:style-name="ce122" office:value-type="string">
              <text:p>OK/Error</text:p>
            </table:table-cell>
            <table:table-cell table:style-name="ce133" table:number-columns-repeated="2"/>
            <table:table-cell table:style-name="ce110" table:number-columns-repeated="1011"/>
          </table:table-row>
        </table:table-header-rows>
        <table:table-row table:style-name="ro19">
          <table:table-cell table:style-name="ce108" office:value-type="string">
            <text:p>TS_AB_01_01</text:p>
          </table:table-cell>
          <table:table-cell table:style-name="ce108" office:value-type="string">
            <text:p>Invocation of application</text:p>
          </table:table-cell>
          <table:table-cell table:style-name="ce114" office:value-type="string">
            <text:p>Executable Invocation on Terminal/Command P[rompt</text:p>
          </table:table-cell>
          <table:table-cell table:style-name="ce114" table:content-validation-name="val6" office:value-type="string">
            <text:p>Y</text:p>
          </table:table-cell>
          <table:table-cell table:style-name="ce114" office:value-type="string">
            <text:p>Invoke the exectable using a terminal.</text:p>
          </table:table-cell>
          <table:table-cell table:style-name="ce114" table:content-validation-name="val7" office:value-type="string">
            <text:p>Black Box</text:p>
          </table:table-cell>
          <table:table-cell table:style-name="ce114" office:value-type="string">
            <text:p>Ivoke application</text:p>
          </table:table-cell>
          <table:table-cell table:style-name="ce114" office:value-type="string">
            <text:p>Terminal with address book executable on path</text:p>
          </table:table-cell>
          <table:table-cell table:style-name="ce114" office:value-type="string">
            <text:p>Application should invoke and the main menu should be displayed.</text:p>
          </table:table-cell>
          <table:table-cell table:style-name="ce114" table:number-columns-repeated="2"/>
          <table:table-cell table:number-columns-repeated="240"/>
          <table:table-cell table:style-name="ce110" table:number-columns-repeated="3"/>
          <table:table-cell table:number-columns-repeated="770"/>
        </table:table-row>
        <table:table-row table:style-name="ro20">
          <table:table-cell table:style-name="ce108" office:value-type="string">
            <text:p>TS_AB_01_03</text:p>
          </table:table-cell>
          <table:table-cell table:style-name="ce108" office:value-type="string">
            <text:p>Adding Contact (with Optional Muliple Details: Phone Numbers and Email Addresses)</text:p>
          </table:table-cell>
          <table:table-cell table:style-name="ce114" office:value-type="string">
            <text:p>Choose [A] on main menu</text:p>
          </table:table-cell>
          <table:table-cell table:style-name="ce114" table:content-validation-name="val6" office:value-type="string">
            <text:p>Y</text:p>
          </table:table-cell>
          <table:table-cell table:style-name="ce114" office:value-type="string">
            <text:p>Add menu will be displayed, observer the terminal interface.</text:p>
          </table:table-cell>
          <table:table-cell table:style-name="ce114" table:content-validation-name="val7" office:value-type="string">
            <text:p>Black Box</text:p>
          </table:table-cell>
          <table:table-cell table:style-name="ce114" office:value-type="string">
            <text:p>Observer the [A]dd menu</text:p>
          </table:table-cell>
          <table:table-cell table:style-name="ce114" office:value-type="string">
            <text:p>Observe the [A]dd Menu</text:p>
          </table:table-cell>
          <table:table-cell table:style-name="ce114" office:value-type="string">
            <text:p>Add a [C]ontact and e[X]it should be displayed on menu</text:p>
          </table:table-cell>
          <table:table-cell table:style-name="ce114" table:number-columns-repeated="2"/>
          <table:table-cell table:number-columns-repeated="240"/>
          <table:table-cell table:style-name="ce110" table:number-columns-repeated="3"/>
          <table:table-cell table:number-columns-repeated="770"/>
        </table:table-row>
        <table:table-row table:style-name="ro19">
          <table:table-cell table:style-name="ce108" office:value-type="string">
            <text:p>TS_AB_01_04</text:p>
          </table:table-cell>
          <table:table-cell table:style-name="ce108"/>
          <table:table-cell table:style-name="ce114" office:value-type="string">
            <text:p>Choose [C] on add menu.</text:p>
          </table:table-cell>
          <table:table-cell table:style-name="ce114" table:content-validation-name="val6" office:value-type="string">
            <text:p>Y</text:p>
          </table:table-cell>
          <table:table-cell table:style-name="ce114" office:value-type="string">
            <text:p>Choose [C] on Add Menu</text:p>
          </table:table-cell>
          <table:table-cell table:style-name="ce114" table:content-validation-name="val7" office:value-type="string">
            <text:p>Black Box</text:p>
          </table:table-cell>
          <table:table-cell table:style-name="ce114" office:value-type="string">
            <text:p>Select the [C]ontact Menu Option in Add Menu</text:p>
          </table:table-cell>
          <table:table-cell table:style-name="ce115" office:value-type="string">
            <text:p>Select the [C]ontact Menu Option in Add Menu. Observe the prompt.</text:p>
          </table:table-cell>
          <table:table-cell table:style-name="ce114" office:value-type="string">
            <text:p>Prompt for user name</text:p>
          </table:table-cell>
          <table:table-cell table:style-name="ce114" table:number-columns-repeated="2"/>
          <table:table-cell table:number-columns-repeated="240"/>
          <table:table-cell table:style-name="ce110" table:number-columns-repeated="3"/>
          <table:table-cell table:number-columns-repeated="770"/>
        </table:table-row>
        <table:table-row table:style-name="ro19">
          <table:table-cell table:style-name="ce108" office:value-type="string">
            <text:p>TS_AB_01_05</text:p>
          </table:table-cell>
          <table:table-cell table:style-name="ce108"/>
          <table:table-cell table:style-name="ce114" office:value-type="string">
            <text:p>Enter a new user name</text:p>
          </table:table-cell>
          <table:table-cell table:style-name="ce114" table:content-validation-name="val6" office:value-type="string">
            <text:p>Y</text:p>
          </table:table-cell>
          <table:table-cell table:style-name="ce114" office:value-type="string">
            <text:p>Enter a new user name (not already present)</text:p>
          </table:table-cell>
          <table:table-cell table:style-name="ce114" table:content-validation-name="val7" office:value-type="string">
            <text:p>Black Box</text:p>
          </table:table-cell>
          <table:table-cell table:style-name="ce114" office:value-type="string">
            <text:p>New Name</text:p>
          </table:table-cell>
          <table:table-cell table:style-name="ce114" office:value-type="string">
            <text:p>Eneter a new name which is not already present in the address book.</text:p>
          </table:table-cell>
          <table:table-cell table:style-name="ce114" office:value-type="string">
            <text:p>The name should be accepted and Add Details Menu will be displayed</text:p>
          </table:table-cell>
          <table:table-cell table:style-name="ce114" table:number-columns-repeated="2"/>
          <table:table-cell table:number-columns-repeated="1013"/>
        </table:table-row>
        <table:table-row table:style-name="ro20">
          <table:table-cell table:style-name="ce108" office:value-type="string">
            <text:p>TS_AB_01_06</text:p>
          </table:table-cell>
          <table:table-cell table:style-name="ce108"/>
          <table:table-cell table:style-name="ce114" office:value-type="string">
            <text:p>In [A]dd user menu, after [C], enter an existing name when prompted</text:p>
          </table:table-cell>
          <table:table-cell table:style-name="ce114" table:content-validation-name="val6" office:value-type="string">
            <text:p>Y</text:p>
          </table:table-cell>
          <table:table-cell table:style-name="ce114" office:value-type="string">
            <text:p>Enter an existing user name</text:p>
          </table:table-cell>
          <table:table-cell table:style-name="ce114" table:content-validation-name="val7" office:value-type="string">
            <text:p>Black Box</text:p>
          </table:table-cell>
          <table:table-cell table:style-name="ce114" office:value-type="string">
            <text:p>Existing Name</text:p>
          </table:table-cell>
          <table:table-cell table:style-name="ce114" office:value-type="string">
            <text:p>Enter an existing name.</text:p>
          </table:table-cell>
          <table:table-cell table:style-name="ce114" office:value-type="string">
            <text:p>There should be a suitable error message and back to name prompt</text:p>
          </table:table-cell>
          <table:table-cell table:style-name="ce114" table:number-columns-repeated="2"/>
          <table:table-cell table:number-columns-repeated="1013"/>
        </table:table-row>
        <table:table-row table:style-name="ro21">
          <table:table-cell table:style-name="ce108" office:value-type="string">
            <text:p>TS_AB_01_07</text:p>
          </table:table-cell>
          <table:table-cell table:style-name="ce108"/>
          <table:table-cell table:style-name="ce114" office:value-type="string">
            <text:p>When prompted for a contact name, <text:s/>press enter key without any input.</text:p>
          </table:table-cell>
          <table:table-cell table:style-name="ce114" table:content-validation-name="val6" office:value-type="string">
            <text:p>Y</text:p>
          </table:table-cell>
          <table:table-cell table:style-name="ce114" office:value-type="string">
            <text:p>Enter key without any input</text:p>
          </table:table-cell>
          <table:table-cell table:style-name="ce114" table:content-validation-name="val7" office:value-type="string">
            <text:p>Black Box</text:p>
          </table:table-cell>
          <table:table-cell table:style-name="ce114" office:value-type="string">
            <text:p>No name</text:p>
          </table:table-cell>
          <table:table-cell table:style-name="ce114" office:value-type="string">
            <text:p>empty name</text:p>
          </table:table-cell>
          <table:table-cell table:style-name="ce114" office:value-type="string">
            <text:p>Should go back to Add Menu</text:p>
          </table:table-cell>
          <table:table-cell table:style-name="ce114" table:number-columns-repeated="2"/>
          <table:table-cell table:number-columns-repeated="1013"/>
        </table:table-row>
        <table:table-row table:style-name="ro19">
          <table:table-cell table:style-name="ce108" office:value-type="string">
            <text:p>TS_AB_01_08</text:p>
          </table:table-cell>
          <table:table-cell table:style-name="ce108"/>
          <table:table-cell table:style-name="ce114" office:value-type="string">
            <text:p>Add Details Menu: Observer the menu</text:p>
          </table:table-cell>
          <table:table-cell table:style-name="ce114" table:content-validation-name="val6" office:value-type="string">
            <text:p>Y</text:p>
          </table:table-cell>
          <table:table-cell table:style-name="ce114" office:value-type="string">
            <text:p>Observe the Add Details Menu</text:p>
          </table:table-cell>
          <table:table-cell table:style-name="ce114" table:content-validation-name="val7" office:value-type="string">
            <text:p>Black Box</text:p>
          </table:table-cell>
          <table:table-cell table:style-name="ce114" office:value-type="string">
            <text:p>Observer Add Details Menu</text:p>
          </table:table-cell>
          <table:table-cell table:style-name="ce114" office:value-type="string">
            <text:p>Observe the Add Details Menu</text:p>
          </table:table-cell>
          <table:table-cell table:style-name="ce114" office:value-type="string">
            <text:p>Options displayed should be add a [P]hone and aa an [E]mail address and e[X]it.</text:p>
          </table:table-cell>
          <table:table-cell table:style-name="ce114" table:number-columns-repeated="2"/>
          <table:table-cell table:number-columns-repeated="1013"/>
        </table:table-row>
        <table:table-row table:style-name="ro22">
          <table:table-cell table:style-name="ce108" office:value-type="string">
            <text:p>TS_AB_01_09</text:p>
          </table:table-cell>
          <table:table-cell table:style-name="ce108"/>
          <table:table-cell table:style-name="ce114" office:value-type="string">
            <text:p>Choose [P] from Add Details Menu</text:p>
          </table:table-cell>
          <table:table-cell table:style-name="ce114" table:content-validation-name="val6" office:value-type="string">
            <text:p>Y</text:p>
          </table:table-cell>
          <table:table-cell table:style-name="ce114" office:value-type="string">
            <text:p>Choose [P] from Add Details Menu</text:p>
          </table:table-cell>
          <table:table-cell table:style-name="ce114" table:content-validation-name="val7" office:value-type="string">
            <text:p>Black Box</text:p>
          </table:table-cell>
          <table:table-cell table:number-columns-repeated="2" table:style-name="ce114" office:value-type="string">
            <text:p>Choose [P] from Add Details Menu</text:p>
          </table:table-cell>
          <table:table-cell table:style-name="ce114" office:value-type="string">
            <text:p>Prompt for a phone number</text:p>
          </table:table-cell>
          <table:table-cell table:style-name="ce114" table:number-columns-repeated="2"/>
          <table:table-cell table:number-columns-repeated="1013"/>
        </table:table-row>
        <table:table-row table:style-name="ro20">
          <table:table-cell table:style-name="ce108" office:value-type="string">
            <text:p>TS_AB_01_10</text:p>
          </table:table-cell>
          <table:table-cell table:style-name="ce108"/>
          <table:table-cell table:style-name="ce114" office:value-type="string">
            <text:p>Enter a New phone number in the phone propmt</text:p>
          </table:table-cell>
          <table:table-cell table:style-name="ce114" table:content-validation-name="val6" office:value-type="string">
            <text:p>Y</text:p>
          </table:table-cell>
          <table:table-cell table:style-name="ce114" office:value-type="string">
            <text:p>Enter a New phone number in the prompt</text:p>
          </table:table-cell>
          <table:table-cell table:style-name="ce114" table:content-validation-name="val7" office:value-type="string">
            <text:p>Black Box</text:p>
          </table:table-cell>
          <table:table-cell table:style-name="ce114" office:value-type="string">
            <text:p>Enter a New phone number in the prompt.</text:p>
          </table:table-cell>
          <table:table-cell table:style-name="ce114" office:value-type="string">
            <text:p>New phone number</text:p>
          </table:table-cell>
          <table:table-cell table:style-name="ce114" office:value-type="string">
            <text:p>Phone number should be added and message “added” should be displayed.Searching for this numbner should display correctly (this can be checked later)</text:p>
          </table:table-cell>
          <table:table-cell table:style-name="ce114" table:number-columns-repeated="2"/>
          <table:table-cell table:number-columns-repeated="1013"/>
        </table:table-row>
        <table:table-row table:style-name="ro21">
          <table:table-cell table:style-name="ce108" office:value-type="string">
            <text:p>TS_AB_01_11</text:p>
          </table:table-cell>
          <table:table-cell table:style-name="ce108"/>
          <table:table-cell table:style-name="ce114" office:value-type="string">
            <text:p>Enter an existing phone number, existing aagainst this new contact</text:p>
          </table:table-cell>
          <table:table-cell table:style-name="ce114" table:content-validation-name="val6" office:value-type="string">
            <text:p>Y</text:p>
          </table:table-cell>
          <table:table-cell table:style-name="ce116" office:value-type="string">
            <text:p>Enter a Previously existing number for this contact.</text:p>
          </table:table-cell>
          <table:table-cell table:style-name="ce114" table:content-validation-name="val7" office:value-type="string">
            <text:p>Black Box</text:p>
          </table:table-cell>
          <table:table-cell table:style-name="ce114" office:value-type="string">
            <text:p>Enter a number entered previously.</text:p>
          </table:table-cell>
          <table:table-cell table:style-name="ce114" office:value-type="string">
            <text:p>Existing phone number (for same contact)</text:p>
          </table:table-cell>
          <table:table-cell table:style-name="ce114" office:value-type="string">
            <text:p>Phone number should not be added, duplicate message should be displayed. New prompt for phone number</text:p>
          </table:table-cell>
          <table:table-cell table:style-name="ce114" table:number-columns-repeated="2"/>
          <table:table-cell table:number-columns-repeated="1013"/>
        </table:table-row>
        <table:table-row table:style-name="ro22">
          <table:table-cell table:style-name="ce108" office:value-type="string">
            <text:p>TS_AB_01_12</text:p>
          </table:table-cell>
          <table:table-cell table:style-name="ce108"/>
          <table:table-cell table:style-name="ce114" office:value-type="string">
            <text:p>Enter a blank existing phone number, </text:p>
          </table:table-cell>
          <table:table-cell table:style-name="ce114" table:content-validation-name="val6" office:value-type="string">
            <text:p>Y</text:p>
          </table:table-cell>
          <table:table-cell table:style-name="ce116" office:value-type="string">
            <text:p>Enter blank phone number</text:p>
          </table:table-cell>
          <table:table-cell table:style-name="ce114" table:content-validation-name="val7" office:value-type="string">
            <text:p>Black Box</text:p>
          </table:table-cell>
          <table:table-cell table:style-name="ce114" office:value-type="string">
            <text:p>Hit enter without a phone number against the prompt.</text:p>
          </table:table-cell>
          <table:table-cell table:style-name="ce114" office:value-type="string">
            <text:p>Blank entry on prompt</text:p>
          </table:table-cell>
          <table:table-cell table:style-name="ce114" office:value-type="string">
            <text:p>Should go back to Add Details Menu.</text:p>
          </table:table-cell>
          <table:table-cell table:style-name="ce114" table:number-columns-repeated="2"/>
          <table:table-cell table:number-columns-repeated="1013"/>
        </table:table-row>
        <table:table-row table:style-name="ro22">
          <table:table-cell table:style-name="ce108" office:value-type="string">
            <text:p>TS_AB_01_13</text:p>
          </table:table-cell>
          <table:table-cell table:style-name="ce108"/>
          <table:table-cell table:style-name="ce114" office:value-type="string">
            <text:p>Choose [E] from Add Details Menu</text:p>
          </table:table-cell>
          <table:table-cell table:style-name="ce114" table:content-validation-name="val6" office:value-type="string">
            <text:p>Y</text:p>
          </table:table-cell>
          <table:table-cell table:style-name="ce114" office:value-type="string">
            <text:p>Choose [E] from Add Details Menu</text:p>
          </table:table-cell>
          <table:table-cell table:style-name="ce114" table:content-validation-name="val7" office:value-type="string">
            <text:p>Black Box</text:p>
          </table:table-cell>
          <table:table-cell table:style-name="ce114" office:value-type="string">
            <text:p>Choose [E] from Add Details Menu</text:p>
          </table:table-cell>
          <table:table-cell table:style-name="ce115" office:value-type="string">
            <text:p>Choose [E] from Add Details Menu</text:p>
          </table:table-cell>
          <table:table-cell table:style-name="ce114" office:value-type="string">
            <text:p>Prompt for an email address</text:p>
          </table:table-cell>
          <table:table-cell table:style-name="ce114" table:number-columns-repeated="2"/>
          <table:table-cell table:number-columns-repeated="1013"/>
        </table:table-row>
        <table:table-row table:style-name="ro21">
          <table:table-cell table:style-name="ce108" office:value-type="string">
            <text:p>TS_AB_01_14</text:p>
          </table:table-cell>
          <table:table-cell table:style-name="ce108"/>
          <table:table-cell table:style-name="ce114" office:value-type="string">
            <text:p>Enter a New email address in the email address propmt</text:p>
          </table:table-cell>
          <table:table-cell table:style-name="ce114" table:content-validation-name="val6" office:value-type="string">
            <text:p>Y</text:p>
          </table:table-cell>
          <table:table-cell table:style-name="ce114" office:value-type="string">
            <text:p>Enter a New email address in the email address prompt</text:p>
          </table:table-cell>
          <table:table-cell table:style-name="ce114" table:content-validation-name="val7" office:value-type="string">
            <text:p>Black Box</text:p>
          </table:table-cell>
          <table:table-cell table:style-name="ce114" office:value-type="string">
            <text:p>Enter a New email address in the email address prompt.</text:p>
          </table:table-cell>
          <table:table-cell table:style-name="ce114" office:value-type="string">
            <text:p>New email address.</text:p>
          </table:table-cell>
          <table:table-cell table:style-name="ce114" office:value-type="string">
            <text:p>Email address <text:s/>should be added and message “added” should be displayed.Searching for this email address should display correctly. (this can be checked by search option.)</text:p>
          </table:table-cell>
          <table:table-cell table:style-name="ce114" table:number-columns-repeated="2"/>
          <table:table-cell table:number-columns-repeated="1013"/>
        </table:table-row>
        <table:table-row table:style-name="ro21">
          <table:table-cell table:style-name="ce108" office:value-type="string">
            <text:p>TS_AB_01_15</text:p>
          </table:table-cell>
          <table:table-cell table:style-name="ce108"/>
          <table:table-cell table:style-name="ce114" office:value-type="string">
            <text:p>Enter an existing email address, existing against this new contact</text:p>
          </table:table-cell>
          <table:table-cell table:style-name="ce114" table:content-validation-name="val6" office:value-type="string">
            <text:p>Y</text:p>
          </table:table-cell>
          <table:table-cell table:style-name="ce116" office:value-type="string">
            <text:p>Enter a Previously existing email address for this contact</text:p>
          </table:table-cell>
          <table:table-cell table:style-name="ce114" table:content-validation-name="val7" office:value-type="string">
            <text:p>Black Box</text:p>
          </table:table-cell>
          <table:table-cell table:style-name="ce114" office:value-type="string">
            <text:p>Enter an email address entered previously.</text:p>
          </table:table-cell>
          <table:table-cell table:style-name="ce114" office:value-type="string">
            <text:p>Existing email address <text:s/>(for same contact)</text:p>
          </table:table-cell>
          <table:table-cell table:style-name="ce114" office:value-type="string">
            <text:p>Email address should not be added, duplicate message should be displayed. New prompt for email address.</text:p>
          </table:table-cell>
          <table:table-cell table:style-name="ce114" table:number-columns-repeated="2"/>
          <table:table-cell table:number-columns-repeated="1013"/>
        </table:table-row>
        <table:table-row table:style-name="ro22">
          <table:table-cell table:style-name="ce108" office:value-type="string">
            <text:p>TS_AB_01_16</text:p>
          </table:table-cell>
          <table:table-cell table:style-name="ce108"/>
          <table:table-cell table:style-name="ce114" office:value-type="string">
            <text:p>Enter a blank email address on the prompt.</text:p>
          </table:table-cell>
          <table:table-cell table:style-name="ce114" table:content-validation-name="val6" office:value-type="string">
            <text:p>Y</text:p>
          </table:table-cell>
          <table:table-cell table:style-name="ce116" office:value-type="string">
            <text:p>Enter a blank on the prompt.</text:p>
          </table:table-cell>
          <table:table-cell table:style-name="ce114" table:content-validation-name="val7" office:value-type="string">
            <text:p>Black Box</text:p>
          </table:table-cell>
          <table:table-cell table:style-name="ce114" office:value-type="string">
            <text:p>Hit enter without any email address against the prompt.</text:p>
          </table:table-cell>
          <table:table-cell table:style-name="ce114" office:value-type="string">
            <text:p>Blank email entered</text:p>
          </table:table-cell>
          <table:table-cell table:style-name="ce114" office:value-type="string">
            <text:p>Should go back to Add Details Menu.</text:p>
          </table:table-cell>
          <table:table-cell table:style-name="ce114" table:number-columns-repeated="2"/>
          <table:table-cell table:number-columns-repeated="1013"/>
        </table:table-row>
        <table:table-row table:style-name="ro22">
          <table:table-cell table:style-name="ce108" office:value-type="string">
            <text:p>TS_AB_01_17</text:p>
          </table:table-cell>
          <table:table-cell table:style-name="ce108"/>
          <table:table-cell table:style-name="ce114" office:value-type="string">
            <text:p>Choose X on Add Details Menu</text:p>
          </table:table-cell>
          <table:table-cell table:style-name="ce114" table:content-validation-name="val6" office:value-type="string">
            <text:p>Y</text:p>
          </table:table-cell>
          <table:table-cell table:style-name="ce114" office:value-type="string">
            <text:p>X on Add Details Menu</text:p>
          </table:table-cell>
          <table:table-cell table:style-name="ce114" table:content-validation-name="val7" office:value-type="string">
            <text:p>Black Box</text:p>
          </table:table-cell>
          <table:table-cell table:number-columns-repeated="2" table:style-name="ce114" office:value-type="string">
            <text:p>X on Add Details Menu</text:p>
          </table:table-cell>
          <table:table-cell table:style-name="ce114" office:value-type="string">
            <text:p>Should go back to Add Menu</text:p>
          </table:table-cell>
          <table:table-cell table:style-name="ce114" table:number-columns-repeated="2"/>
          <table:table-cell table:number-columns-repeated="1013"/>
        </table:table-row>
        <table:table-row table:style-name="ro9">
          <table:table-cell table:style-name="ce108" office:value-type="string">
            <text:p><text:s/>TS_AB_01_18</text:p>
          </table:table-cell>
          <table:table-cell table:style-name="ce108"/>
          <table:table-cell table:style-name="ce114" office:value-type="string">
            <text:p>Choose X on Add Menu</text:p>
          </table:table-cell>
          <table:table-cell table:style-name="ce114" table:content-validation-name="val6" office:value-type="string">
            <text:p>Y</text:p>
          </table:table-cell>
          <table:table-cell table:style-name="ce114" office:value-type="string">
            <text:p>X on Add Menu</text:p>
          </table:table-cell>
          <table:table-cell table:style-name="ce114" table:content-validation-name="val7" office:value-type="string">
            <text:p>Black Box</text:p>
          </table:table-cell>
          <table:table-cell table:number-columns-repeated="2" table:style-name="ce114" office:value-type="string">
            <text:p>X on Add Menu</text:p>
          </table:table-cell>
          <table:table-cell table:style-name="ce114" office:value-type="string">
            <text:p>Should go back to Main Menu</text:p>
          </table:table-cell>
          <table:table-cell table:style-name="ce114" table:number-columns-repeated="2"/>
          <table:table-cell table:number-columns-repeated="1013"/>
        </table:table-row>
        <table:table-row table:style-name="ro9">
          <table:table-cell table:style-name="ce108" office:value-type="string">
            <text:p>TS_AB_01_19</text:p>
          </table:table-cell>
          <table:table-cell table:style-name="ce108" office:value-type="string">
            <text:p>Edit Contact (With Details)</text:p>
          </table:table-cell>
          <table:table-cell table:style-name="ce114" office:value-type="string">
            <text:p>Choose E on Main Menu</text:p>
          </table:table-cell>
          <table:table-cell table:style-name="ce114" table:content-validation-name="val6" office:value-type="string">
            <text:p>Y</text:p>
          </table:table-cell>
          <table:table-cell table:style-name="ce114" office:value-type="string">
            <text:p>E on Main Menu</text:p>
          </table:table-cell>
          <table:table-cell table:style-name="ce114" table:content-validation-name="val7" office:value-type="string">
            <text:p>Black Box</text:p>
          </table:table-cell>
          <table:table-cell table:number-columns-repeated="2" table:style-name="ce114" office:value-type="string">
            <text:p>E on Main Menu</text:p>
          </table:table-cell>
          <table:table-cell table:style-name="ce114" office:value-type="string">
            <text:p>Should go to Edit Menu</text:p>
          </table:table-cell>
          <table:table-cell table:style-name="ce114" table:number-columns-repeated="2"/>
          <table:table-cell table:number-columns-repeated="1013"/>
        </table:table-row>
        <table:table-row table:style-name="ro22">
          <table:table-cell table:style-name="ce108" office:value-type="string">
            <text:p>TS_AB_01_20</text:p>
          </table:table-cell>
          <table:table-cell table:style-name="ce108"/>
          <table:table-cell table:style-name="ce114" office:value-type="string">
            <text:p>Observe Edit Menu</text:p>
          </table:table-cell>
          <table:table-cell table:style-name="ce114" table:content-validation-name="val6" office:value-type="string">
            <text:p>Y</text:p>
          </table:table-cell>
          <table:table-cell table:style-name="ce114" office:value-type="string">
            <text:p>Observe Edit Menu</text:p>
          </table:table-cell>
          <table:table-cell table:style-name="ce114" table:content-validation-name="val7" office:value-type="string">
            <text:p>Black Box</text:p>
          </table:table-cell>
          <table:table-cell table:number-columns-repeated="2" table:style-name="ce114" office:value-type="string">
            <text:p>Observe Edit Menu</text:p>
          </table:table-cell>
          <table:table-cell table:style-name="ce114" office:value-type="string">
            <text:p>[L] – List All, [C] – By Contact, [P] – By Phone, [E] – By Email Address, [X] – exit</text:p>
          </table:table-cell>
          <table:table-cell table:style-name="ce114" table:number-columns-repeated="2"/>
          <table:table-cell table:number-columns-repeated="1013"/>
        </table:table-row>
        <table:table-row table:style-name="ro21">
          <table:table-cell table:style-name="ce108" office:value-type="string">
            <text:p>TS_AB_01_21</text:p>
          </table:table-cell>
          <table:table-cell table:style-name="ce108"/>
          <table:table-cell table:style-name="ce114" office:value-type="string">
            <text:p>Choose [L] on Edit Menu</text:p>
          </table:table-cell>
          <table:table-cell table:style-name="ce114" table:content-validation-name="val6" office:value-type="string">
            <text:p>Y</text:p>
          </table:table-cell>
          <table:table-cell table:style-name="ce114" office:value-type="string">
            <text:p>Choose [L] on Edit Menu</text:p>
          </table:table-cell>
          <table:table-cell table:style-name="ce114" table:content-validation-name="val7" office:value-type="string">
            <text:p>Black Box</text:p>
          </table:table-cell>
          <table:table-cell table:number-columns-repeated="2" table:style-name="ce114" office:value-type="string">
            <text:p>Choose [L] on Edit Menu</text:p>
          </table:table-cell>
          <table:table-cell table:style-name="ce114" office:value-type="string">
            <text:p>A list of contacts should be made available along with display of pphone numbers and email addresses. User will be able to choose from the contacts, prompt should be given for it.</text:p>
          </table:table-cell>
          <table:table-cell table:style-name="ce114" table:number-columns-repeated="2"/>
          <table:table-cell table:number-columns-repeated="1013"/>
        </table:table-row>
        <table:table-row table:style-name="ro9">
          <table:table-cell table:style-name="ce108" office:value-type="string">
            <text:p>TS_AB_01_22</text:p>
          </table:table-cell>
          <table:table-cell table:style-name="ce108"/>
          <table:table-cell table:style-name="ce114" office:value-type="string">
            <text:p>Choose [C] on Edit Menu</text:p>
          </table:table-cell>
          <table:table-cell table:style-name="ce114" table:content-validation-name="val6" office:value-type="string">
            <text:p>Y</text:p>
          </table:table-cell>
          <table:table-cell table:style-name="ce114" office:value-type="string">
            <text:p>[C] on Edit menu</text:p>
          </table:table-cell>
          <table:table-cell table:style-name="ce114" table:content-validation-name="val7" office:value-type="string">
            <text:p>Black Box</text:p>
          </table:table-cell>
          <table:table-cell table:style-name="ce114" office:value-type="string">
            <text:p>Choose [C] on Edit Menu</text:p>
          </table:table-cell>
          <table:table-cell table:style-name="ce114"/>
          <table:table-cell table:style-name="ce114" office:value-type="string">
            <text:p>Prompt for name</text:p>
          </table:table-cell>
          <table:table-cell table:style-name="ce114" table:number-columns-repeated="2"/>
          <table:table-cell table:number-columns-repeated="1013"/>
        </table:table-row>
        <table:table-row table:style-name="ro19">
          <table:table-cell table:style-name="ce108" office:value-type="string">
            <text:p>TS_AB_01_23</text:p>
          </table:table-cell>
          <table:table-cell table:style-name="ce108"/>
          <table:table-cell table:style-name="ce114" office:value-type="string">
            <text:p>Respond to name prompt with existing name.</text:p>
          </table:table-cell>
          <table:table-cell table:style-name="ce114" table:content-validation-name="val6" office:value-type="string">
            <text:p>Y</text:p>
          </table:table-cell>
          <table:table-cell table:style-name="ce114" office:value-type="string">
            <text:p>Respond to name prompt with name</text:p>
          </table:table-cell>
          <table:table-cell table:style-name="ce114" table:content-validation-name="val7" office:value-type="string">
            <text:p>Black Box</text:p>
          </table:table-cell>
          <table:table-cell table:style-name="ce114" office:value-type="string">
            <text:p>Respond to phone prompt</text:p>
          </table:table-cell>
          <table:table-cell table:style-name="ce114" office:value-type="string">
            <text:p>Respond to name prompt</text:p>
          </table:table-cell>
          <table:table-cell table:style-name="ce114" office:value-type="string">
            <text:p>Display 0 or more names found along with details based on contact name search.</text:p>
          </table:table-cell>
          <table:table-cell table:style-name="ce114" table:number-columns-repeated="2"/>
          <table:table-cell table:number-columns-repeated="1013"/>
        </table:table-row>
        <table:table-row table:style-name="ro9">
          <table:table-cell table:style-name="ce108" office:value-type="string">
            <text:p>TS_AB_01_24</text:p>
          </table:table-cell>
          <table:table-cell table:style-name="ce108"/>
          <table:table-cell table:style-name="ce114" office:value-type="string">
            <text:p>Choose [P] on Edit Menu</text:p>
          </table:table-cell>
          <table:table-cell table:style-name="ce114" table:content-validation-name="val6" office:value-type="string">
            <text:p>Y</text:p>
          </table:table-cell>
          <table:table-cell table:style-name="ce114" office:value-type="string">
            <text:p>Choose [P] on Edit Menu</text:p>
          </table:table-cell>
          <table:table-cell table:style-name="ce114" table:content-validation-name="val7" office:value-type="string">
            <text:p>Black Box</text:p>
          </table:table-cell>
          <table:table-cell table:number-columns-repeated="2" table:style-name="ce114" office:value-type="string">
            <text:p>Choose [P] on Edit Menu</text:p>
          </table:table-cell>
          <table:table-cell table:style-name="ce114" office:value-type="string">
            <text:p>Prompt for phone number</text:p>
          </table:table-cell>
          <table:table-cell table:style-name="ce114" table:number-columns-repeated="2"/>
          <table:table-cell table:number-columns-repeated="1013"/>
        </table:table-row>
        <table:table-row table:style-name="ro22">
          <table:table-cell table:style-name="ce108" office:value-type="string">
            <text:p>TS_AB_01_25</text:p>
          </table:table-cell>
          <table:table-cell table:style-name="ce108"/>
          <table:table-cell table:style-name="ce114" office:value-type="string">
            <text:p>Respond to phone prompt</text:p>
          </table:table-cell>
          <table:table-cell table:style-name="ce114" table:content-validation-name="val6" office:value-type="string">
            <text:p>Y</text:p>
          </table:table-cell>
          <table:table-cell table:style-name="ce114" office:value-type="string">
            <text:p>Repond to phone prompt.</text:p>
          </table:table-cell>
          <table:table-cell table:style-name="ce114" table:content-validation-name="val7" office:value-type="string">
            <text:p>Black Box</text:p>
          </table:table-cell>
          <table:table-cell table:style-name="ce123" office:value-type="string">
            <text:p>Repond to phone prompt.</text:p>
          </table:table-cell>
          <table:table-cell table:style-name="ce114" office:value-type="string">
            <text:p>Repond to phone prompt.</text:p>
          </table:table-cell>
          <table:table-cell table:style-name="ce114" office:value-type="string">
            <text:p>Display 0 or more names with contact details for the search by phone number.</text:p>
          </table:table-cell>
          <table:table-cell table:style-name="ce114" table:number-columns-repeated="2"/>
          <table:table-cell table:number-columns-repeated="1013"/>
        </table:table-row>
        <table:table-row table:style-name="ro9">
          <table:table-cell table:style-name="ce108" office:value-type="string">
            <text:p>TS_AB_01_26</text:p>
          </table:table-cell>
          <table:table-cell table:style-name="ce108"/>
          <table:table-cell table:style-name="ce114" office:value-type="string">
            <text:p>Choose [E] on Edit Menu</text:p>
          </table:table-cell>
          <table:table-cell table:style-name="ce114" table:content-validation-name="val6" office:value-type="string">
            <text:p>Y</text:p>
          </table:table-cell>
          <table:table-cell table:style-name="ce114" office:value-type="string">
            <text:p>Choose [E] on Edit Menu</text:p>
          </table:table-cell>
          <table:table-cell table:style-name="ce114" table:content-validation-name="val7" office:value-type="string">
            <text:p>Black Box</text:p>
          </table:table-cell>
          <table:table-cell table:number-columns-repeated="2" table:style-name="ce114" office:value-type="string">
            <text:p>Choose [E] on Edit Menu</text:p>
          </table:table-cell>
          <table:table-cell table:style-name="ce114" office:value-type="string">
            <text:p>Prompt for email address.</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27</text:p>
          </table:table-cell>
          <table:table-cell table:style-name="ce108"/>
          <table:table-cell table:style-name="ce115" office:value-type="string">
            <text:p>Repond to email address prompt</text:p>
          </table:table-cell>
          <table:table-cell table:style-name="ce114" table:content-validation-name="val6" office:value-type="string">
            <text:p>Y</text:p>
          </table:table-cell>
          <table:table-cell table:style-name="ce114" office:value-type="string">
            <text:p>Repond to email address prompt</text:p>
          </table:table-cell>
          <table:table-cell table:style-name="ce114" table:content-validation-name="val7" office:value-type="string">
            <text:p>Black Box</text:p>
          </table:table-cell>
          <table:table-cell table:number-columns-repeated="2" table:style-name="ce114" office:value-type="string">
            <text:p>Repond to email address prompt</text:p>
          </table:table-cell>
          <table:table-cell table:style-name="ce115" office:value-type="string">
            <text:p>Display 0 or more names with contact details for the search by phone number.</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28</text:p>
          </table:table-cell>
          <table:table-cell table:style-name="ce108"/>
          <table:table-cell table:style-name="ce114" office:value-type="string">
            <text:p>Observation about results of search</text:p>
          </table:table-cell>
          <table:table-cell table:style-name="ce114" table:content-validation-name="val6" office:value-type="string">
            <text:p>Y</text:p>
          </table:table-cell>
          <table:table-cell table:style-name="ce114" office:value-type="string">
            <text:p>Observation about results of search</text:p>
          </table:table-cell>
          <table:table-cell table:style-name="ce114" table:content-validation-name="val7" office:value-type="string">
            <text:p>Black Box</text:p>
          </table:table-cell>
          <table:table-cell table:number-columns-repeated="2" table:style-name="ce114" office:value-type="string">
            <text:p>Observation about results of search</text:p>
          </table:table-cell>
          <table:table-cell table:style-name="ce114" office:value-type="string">
            <text:p>If 0 records are found, give a message and go back to Edit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9" office:value-type="string">
            <text:p>TS_AB_01_29</text:p>
          </table:table-cell>
          <table:table-cell table:style-name="ce108"/>
          <table:table-cell table:style-name="ce114" office:value-type="string">
            <text:p>Observation about results of search</text:p>
          </table:table-cell>
          <table:table-cell table:style-name="ce114" table:content-validation-name="val6" office:value-type="string">
            <text:p>Y</text:p>
          </table:table-cell>
          <table:table-cell table:style-name="ce115" office:value-type="string">
            <text:p>Observation about results of search</text:p>
          </table:table-cell>
          <table:table-cell table:style-name="ce114" table:content-validation-name="val7" office:value-type="string">
            <text:p>Black Box</text:p>
          </table:table-cell>
          <table:table-cell table:number-columns-repeated="2" table:style-name="ce115" office:value-type="string">
            <text:p>Observation about results of search</text:p>
          </table:table-cell>
          <table:table-cell table:style-name="ce114" office:value-type="string">
            <text:p>If only one record is found, it is automatically chosen. Move to Update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19">
          <table:table-cell table:style-name="ce109" office:value-type="string">
            <text:p>TS_AB_01_30</text:p>
          </table:table-cell>
          <table:table-cell table:style-name="ce108"/>
          <table:table-cell table:style-name="ce114" office:value-type="string">
            <text:p>Observation about results of search</text:p>
          </table:table-cell>
          <table:table-cell table:style-name="ce114" table:content-validation-name="val6" office:value-type="string">
            <text:p>Y</text:p>
          </table:table-cell>
          <table:table-cell table:style-name="ce114" office:value-type="string">
            <text:p>Choose the contact to be edited</text:p>
          </table:table-cell>
          <table:table-cell table:style-name="ce114" table:content-validation-name="val7" office:value-type="string">
            <text:p>Black Box</text:p>
          </table:table-cell>
          <table:table-cell table:style-name="ce114" office:value-type="string">
            <text:p>Choose the contact to be edited</text:p>
          </table:table-cell>
          <table:table-cell table:style-name="ce115" office:value-type="string">
            <text:p>Choose the contact to be edited</text:p>
          </table:table-cell>
          <table:table-cell table:style-name="ce114" office:value-type="string">
            <text:p>If multiple records exit, user chooses one of them by serial number in the list. Should move to Update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19">
          <table:table-cell table:style-name="ce108" office:value-type="string">
            <text:p>TS_AB_01_31</text:p>
          </table:table-cell>
          <table:table-cell table:style-name="ce108"/>
          <table:table-cell table:style-name="ce114" office:value-type="string">
            <text:p>Observe Update Menu</text:p>
          </table:table-cell>
          <table:table-cell table:style-name="ce114" table:content-validation-name="val6" office:value-type="string">
            <text:p>Y</text:p>
          </table:table-cell>
          <table:table-cell table:style-name="ce114" office:value-type="string">
            <text:p>Observe Update Menu</text:p>
          </table:table-cell>
          <table:table-cell table:style-name="ce114" table:content-validation-name="val7" office:value-type="string">
            <text:p>Black Box</text:p>
          </table:table-cell>
          <table:table-cell table:number-columns-repeated="2" table:style-name="ce114" office:value-type="string">
            <text:p>Observe Update Menu</text:p>
          </table:table-cell>
          <table:table-cell table:style-name="ce114" office:value-type="string">
            <text:p>Options should be Update for [C]ontact name, [P]hone numbers or [E]mail addresses and e[X]it this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9">
          <table:table-cell table:style-name="ce108" office:value-type="string">
            <text:p>TS_AB_01_32</text:p>
          </table:table-cell>
          <table:table-cell table:style-name="ce108"/>
          <table:table-cell table:style-name="ce114" office:value-type="string">
            <text:p>Choose [C] in Update Menu</text:p>
          </table:table-cell>
          <table:table-cell table:style-name="ce114" table:content-validation-name="val6" office:value-type="string">
            <text:p>Y</text:p>
          </table:table-cell>
          <table:table-cell table:style-name="ce115" office:value-type="string">
            <text:p>Choose [C] in Update Menu</text:p>
          </table:table-cell>
          <table:table-cell table:style-name="ce114" table:content-validation-name="val7" office:value-type="string">
            <text:p>Black Box</text:p>
          </table:table-cell>
          <table:table-cell table:number-columns-repeated="2" table:style-name="ce115" office:value-type="string">
            <text:p>Choose [C] in Update Menu</text:p>
          </table:table-cell>
          <table:table-cell table:style-name="ce114" office:value-type="string">
            <text:p>Prompt for new name</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0">
          <table:table-cell table:style-name="ce108" office:value-type="string">
            <text:p>TS_AB_01_33</text:p>
          </table:table-cell>
          <table:table-cell table:style-name="ce108"/>
          <table:table-cell table:style-name="ce114" office:value-type="string">
            <text:p>Respond with new name which is not already present.</text:p>
          </table:table-cell>
          <table:table-cell table:style-name="ce114" table:content-validation-name="val6" office:value-type="string">
            <text:p>Y</text:p>
          </table:table-cell>
          <table:table-cell table:style-name="ce114" office:value-type="string">
            <text:p>Respond with new name which is not already present.</text:p>
          </table:table-cell>
          <table:table-cell table:style-name="ce114" table:content-validation-name="val7" office:value-type="string">
            <text:p>Black Box</text:p>
          </table:table-cell>
          <table:table-cell table:number-columns-repeated="2" table:style-name="ce114" office:value-type="string">
            <text:p>Respond with new name which is not already present.</text:p>
          </table:table-cell>
          <table:table-cell table:style-name="ce114" office:value-type="string">
            <text:p>Name shoulld be modified successfully. Check this by search.</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0">
          <table:table-cell table:style-name="ce108" office:value-type="string">
            <text:p>TS_AB_01_34</text:p>
          </table:table-cell>
          <table:table-cell table:style-name="ce108"/>
          <table:table-cell table:style-name="ce114" office:value-type="string">
            <text:p>Respond with a new name which already exists in the address book</text:p>
          </table:table-cell>
          <table:table-cell table:style-name="ce114" table:content-validation-name="val6" office:value-type="string">
            <text:p>Y</text:p>
          </table:table-cell>
          <table:table-cell table:style-name="ce115" office:value-type="string">
            <text:p>Respond with a new name which already exists in the address book</text:p>
          </table:table-cell>
          <table:table-cell table:style-name="ce114" table:content-validation-name="val7" office:value-type="string">
            <text:p>Black Box</text:p>
          </table:table-cell>
          <table:table-cell table:style-name="ce114" office:value-type="string">
            <text:p>Respond with a new name which already exists in the address book</text:p>
          </table:table-cell>
          <table:table-cell table:style-name="ce114" office:value-type="string">
            <text:p>Respond with a name which already exists in the address book for the contact</text:p>
          </table:table-cell>
          <table:table-cell table:style-name="ce114" office:value-type="string">
            <text:p>Name should not be modified. Error message should be given. Check by searching.</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9">
          <table:table-cell table:style-name="ce108" office:value-type="string">
            <text:p>TS_AB_01_35</text:p>
          </table:table-cell>
          <table:table-cell table:style-name="ce108"/>
          <table:table-cell table:style-name="ce114" office:value-type="string">
            <text:p>Respond with blank value.</text:p>
          </table:table-cell>
          <table:table-cell table:style-name="ce114" table:content-validation-name="val6" office:value-type="string">
            <text:p>Y</text:p>
          </table:table-cell>
          <table:table-cell table:style-name="ce114" office:value-type="string">
            <text:p>Respond with blank value.</text:p>
          </table:table-cell>
          <table:table-cell table:style-name="ce114" table:content-validation-name="val7" office:value-type="string">
            <text:p>Black Box</text:p>
          </table:table-cell>
          <table:table-cell table:number-columns-repeated="2" table:style-name="ce114" office:value-type="string">
            <text:p>Respond with blank value.</text:p>
          </table:table-cell>
          <table:table-cell table:style-name="ce114" office:value-type="string">
            <text:p>Back to Update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9">
          <table:table-cell table:style-name="ce108" office:value-type="string">
            <text:p>TS_AB_01_36</text:p>
          </table:table-cell>
          <table:table-cell table:style-name="ce108"/>
          <table:table-cell table:style-name="ce114" office:value-type="string">
            <text:p>Choose [P] in Update Menu</text:p>
          </table:table-cell>
          <table:table-cell table:style-name="ce114" table:content-validation-name="val6" office:value-type="string">
            <text:p>Y</text:p>
          </table:table-cell>
          <table:table-cell table:style-name="ce115" office:value-type="string">
            <text:p>Choose [P] in Update Menu</text:p>
          </table:table-cell>
          <table:table-cell table:style-name="ce114" table:content-validation-name="val7" office:value-type="string">
            <text:p>Black Box</text:p>
          </table:table-cell>
          <table:table-cell table:number-columns-repeated="2" table:style-name="ce115" office:value-type="string">
            <text:p>Choose [P] in Update Menu</text:p>
          </table:table-cell>
          <table:table-cell table:style-name="ce114" office:value-type="string">
            <text:p>Go top Update Phone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19">
          <table:table-cell table:style-name="ce108" office:value-type="string">
            <text:p>TS_AB_01_37</text:p>
          </table:table-cell>
          <table:table-cell table:style-name="ce108"/>
          <table:table-cell table:style-name="ce114" office:value-type="string">
            <text:p>Observe Update Phone Menu</text:p>
          </table:table-cell>
          <table:table-cell table:style-name="ce114" table:content-validation-name="val6" office:value-type="string">
            <text:p>Y</text:p>
          </table:table-cell>
          <table:table-cell table:style-name="ce115" office:value-type="string">
            <text:p>Observe Update Phone Menu</text:p>
          </table:table-cell>
          <table:table-cell table:style-name="ce114" table:content-validation-name="val7" office:value-type="string">
            <text:p>Black Box</text:p>
          </table:table-cell>
          <table:table-cell table:number-columns-repeated="2" table:style-name="ce115" office:value-type="string">
            <text:p>Observe Update Phone Menu</text:p>
          </table:table-cell>
          <table:table-cell table:style-name="ce114" office:value-type="string">
            <text:p>Phone numbers will be listed. The menu will have [A]dd a new phone, [D]elete a phone, [M]odify a phone number, e[X]it.</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38</text:p>
          </table:table-cell>
          <table:table-cell table:style-name="ce108"/>
          <table:table-cell table:style-name="ce114" office:value-type="string">
            <text:p>Choose [A] on Update Phone Menu</text:p>
          </table:table-cell>
          <table:table-cell table:style-name="ce114" table:content-validation-name="val6" office:value-type="string">
            <text:p>Y</text:p>
          </table:table-cell>
          <table:table-cell table:style-name="ce115" office:value-type="string">
            <text:p>Choose [A] on Update Phone Menu</text:p>
          </table:table-cell>
          <table:table-cell table:style-name="ce114" table:content-validation-name="val7" office:value-type="string">
            <text:p>Black Box</text:p>
          </table:table-cell>
          <table:table-cell table:number-columns-repeated="2" table:style-name="ce115" office:value-type="string">
            <text:p>Choose [A] on Update Phone Menu</text:p>
          </table:table-cell>
          <table:table-cell table:style-name="ce114" office:value-type="string">
            <text:p>Prompt for new number</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0">
          <table:table-cell table:style-name="ce108" office:value-type="string">
            <text:p>TS_AB_01_39</text:p>
          </table:table-cell>
          <table:table-cell table:style-name="ce108"/>
          <table:table-cell table:style-name="ce114" office:value-type="string">
            <text:p>Respond with new number which is not already present for the contact.</text:p>
          </table:table-cell>
          <table:table-cell table:style-name="ce114" table:content-validation-name="val6" office:value-type="string">
            <text:p>Y</text:p>
          </table:table-cell>
          <table:table-cell table:style-name="ce114" office:value-type="string">
            <text:p>Respond with new number which is not already present for the contact.</text:p>
          </table:table-cell>
          <table:table-cell table:style-name="ce114" table:content-validation-name="val7" office:value-type="string">
            <text:p>Black Box</text:p>
          </table:table-cell>
          <table:table-cell table:number-columns-repeated="2" table:style-name="ce115" office:value-type="string">
            <text:p>Respond with new number which is not already present for the contact.</text:p>
          </table:table-cell>
          <table:table-cell table:style-name="ce114" office:value-type="string">
            <text:p>Phone number shoulld be modified successfully. Check this by search.</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1">
          <table:table-cell table:style-name="ce108" office:value-type="string">
            <text:p>TS_AB_01_40</text:p>
          </table:table-cell>
          <table:table-cell table:style-name="ce108"/>
          <table:table-cell table:style-name="ce114" office:value-type="string">
            <text:p>Respond with a phone number which already exists in the address book for the contact.</text:p>
          </table:table-cell>
          <table:table-cell table:style-name="ce114" table:content-validation-name="val6" office:value-type="string">
            <text:p>Y</text:p>
          </table:table-cell>
          <table:table-cell table:style-name="ce115" office:value-type="string">
            <text:p>Respond with a phone number which already exists in the address book for the contact.</text:p>
          </table:table-cell>
          <table:table-cell table:style-name="ce114" table:content-validation-name="val7" office:value-type="string">
            <text:p>Black Box</text:p>
          </table:table-cell>
          <table:table-cell table:number-columns-repeated="2" table:style-name="ce115" office:value-type="string">
            <text:p>Respond with a phone number which already exists in the address book for the contact.</text:p>
          </table:table-cell>
          <table:table-cell table:style-name="ce114" office:value-type="string">
            <text:p>Phone number <text:s/>should not be modified. Error message should be given. Check by searching.</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9">
          <table:table-cell table:style-name="ce108" office:value-type="string">
            <text:p>TS_AB_01_41</text:p>
          </table:table-cell>
          <table:table-cell table:style-name="ce108"/>
          <table:table-cell table:style-name="ce114" office:value-type="string">
            <text:p>Respond with blank value.</text:p>
          </table:table-cell>
          <table:table-cell table:style-name="ce114" table:content-validation-name="val6" office:value-type="string">
            <text:p>Y</text:p>
          </table:table-cell>
          <table:table-cell table:style-name="ce114" office:value-type="string">
            <text:p>Respond with blank value.</text:p>
          </table:table-cell>
          <table:table-cell table:style-name="ce114" table:content-validation-name="val7" office:value-type="string">
            <text:p>Black Box</text:p>
          </table:table-cell>
          <table:table-cell table:number-columns-repeated="2" table:style-name="ce114" office:value-type="string">
            <text:p>Respond with blank value.</text:p>
          </table:table-cell>
          <table:table-cell table:style-name="ce114" office:value-type="string">
            <text:p>Back to Update Phone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42</text:p>
          </table:table-cell>
          <table:table-cell table:style-name="ce108"/>
          <table:table-cell table:style-name="ce114" office:value-type="string">
            <text:p>Choose [D] on Update Phone Menu</text:p>
          </table:table-cell>
          <table:table-cell table:style-name="ce114" table:content-validation-name="val6" office:value-type="string">
            <text:p>Y</text:p>
          </table:table-cell>
          <table:table-cell table:style-name="ce115" office:value-type="string">
            <text:p>Choose [D] on Update Phone Menu</text:p>
          </table:table-cell>
          <table:table-cell table:style-name="ce114" table:content-validation-name="val7" office:value-type="string">
            <text:p>Black Box</text:p>
          </table:table-cell>
          <table:table-cell table:number-columns-repeated="2" table:style-name="ce115" office:value-type="string">
            <text:p>Choose [D] on Update Phone Menu</text:p>
          </table:table-cell>
          <table:table-cell table:style-name="ce114" office:value-type="string">
            <text:p>Display contact name and all phone numbers with serial numbers. Ask for serial number.</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43</text:p>
          </table:table-cell>
          <table:table-cell table:style-name="ce108"/>
          <table:table-cell table:style-name="ce114" office:value-type="string">
            <text:p>Respond with a serial number</text:p>
          </table:table-cell>
          <table:table-cell table:style-name="ce114" table:content-validation-name="val6" office:value-type="string">
            <text:p>Y</text:p>
          </table:table-cell>
          <table:table-cell table:style-name="ce115" office:value-type="string">
            <text:p>Respond with a serial number</text:p>
          </table:table-cell>
          <table:table-cell table:style-name="ce114" table:content-validation-name="val7" office:value-type="string">
            <text:p>Black Box</text:p>
          </table:table-cell>
          <table:table-cell table:number-columns-repeated="2" table:style-name="ce115" office:value-type="string">
            <text:p>Respond with a serial number</text:p>
          </table:table-cell>
          <table:table-cell table:style-name="ce114" office:value-type="string">
            <text:p>If serial number is valid, delete it and redisplay. Else give an error message.</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9">
          <table:table-cell table:style-name="ce108" office:value-type="string">
            <text:p>TS_AB_01_44</text:p>
          </table:table-cell>
          <table:table-cell table:style-name="ce108"/>
          <table:table-cell table:style-name="ce114" office:value-type="string">
            <text:p>Respond with blank value.</text:p>
          </table:table-cell>
          <table:table-cell table:style-name="ce114" table:content-validation-name="val6" office:value-type="string">
            <text:p>Y</text:p>
          </table:table-cell>
          <table:table-cell table:style-name="ce114" office:value-type="string">
            <text:p>Respond with blank value.</text:p>
          </table:table-cell>
          <table:table-cell table:style-name="ce114" table:content-validation-name="val7" office:value-type="string">
            <text:p>Black Box</text:p>
          </table:table-cell>
          <table:table-cell table:number-columns-repeated="2" table:style-name="ce114" office:value-type="string">
            <text:p>Respond with blank value.</text:p>
          </table:table-cell>
          <table:table-cell table:style-name="ce114" office:value-type="string">
            <text:p>Back to Update Phone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45</text:p>
          </table:table-cell>
          <table:table-cell table:style-name="ce108"/>
          <table:table-cell table:style-name="ce114" office:value-type="string">
            <text:p>Choose [E] on Update Phone Menu</text:p>
          </table:table-cell>
          <table:table-cell table:style-name="ce114" table:content-validation-name="val6" office:value-type="string">
            <text:p>Y</text:p>
          </table:table-cell>
          <table:table-cell table:style-name="ce115" office:value-type="string">
            <text:p>Choose [E] on Update Phone Menu</text:p>
          </table:table-cell>
          <table:table-cell table:style-name="ce114" table:content-validation-name="val7" office:value-type="string">
            <text:p>Black Box</text:p>
          </table:table-cell>
          <table:table-cell table:style-name="ce115" office:value-type="string">
            <text:p>Choose [E] on Update Phone Menu</text:p>
          </table:table-cell>
          <table:table-cell table:style-name="ce115" office:value-type="string">
            <text:p>Choose [E] on Update Phone Prompt</text:p>
          </table:table-cell>
          <table:table-cell table:style-name="ce114" office:value-type="string">
            <text:p>Display contact name and all phone with serial numbers. Ask for serial number.</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46</text:p>
          </table:table-cell>
          <table:table-cell table:style-name="ce108"/>
          <table:table-cell table:style-name="ce114" office:value-type="string">
            <text:p>Respond with a non-blank serial number</text:p>
          </table:table-cell>
          <table:table-cell table:style-name="ce114" table:content-validation-name="val6" office:value-type="string">
            <text:p>Y</text:p>
          </table:table-cell>
          <table:table-cell table:style-name="ce115" office:value-type="string">
            <text:p>Respond with a non-blank serial number</text:p>
          </table:table-cell>
          <table:table-cell table:style-name="ce114" table:content-validation-name="val7" office:value-type="string">
            <text:p>Black Box</text:p>
          </table:table-cell>
          <table:table-cell table:number-columns-repeated="2" table:style-name="ce115" office:value-type="string">
            <text:p>Respond with a non-blank serial number</text:p>
          </table:table-cell>
          <table:table-cell table:style-name="ce114" office:value-type="string">
            <text:p>If serial number is valid, prompt for new phone number. Else give an error message.</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9" office:value-type="string">
            <text:p>TS_AB_01_48</text:p>
          </table:table-cell>
          <table:table-cell table:style-name="ce108"/>
          <table:table-cell table:style-name="ce114" office:value-type="string">
            <text:p>Respond with a blank value for serial number</text:p>
          </table:table-cell>
          <table:table-cell table:style-name="ce114" table:content-validation-name="val6" office:value-type="string">
            <text:p>Y</text:p>
          </table:table-cell>
          <table:table-cell table:style-name="ce115" office:value-type="string">
            <text:p>Respond with a blank value for serial number</text:p>
          </table:table-cell>
          <table:table-cell table:style-name="ce114" table:content-validation-name="val7" office:value-type="string">
            <text:p>Black Box</text:p>
          </table:table-cell>
          <table:table-cell table:number-columns-repeated="2" table:style-name="ce115" office:value-type="string">
            <text:p>Respond with a blank value for serial number</text:p>
          </table:table-cell>
          <table:table-cell table:style-name="ce114" office:value-type="string">
            <text:p>Back to Update Phone <text:s/>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19">
          <table:table-cell table:style-name="ce108" office:value-type="string">
            <text:p>TS_AB_01_47</text:p>
          </table:table-cell>
          <table:table-cell table:style-name="ce108"/>
          <table:table-cell table:style-name="ce114" office:value-type="string">
            <text:p>Respond for new phone number</text:p>
          </table:table-cell>
          <table:table-cell table:style-name="ce114" table:content-validation-name="val6" office:value-type="string">
            <text:p>Y</text:p>
          </table:table-cell>
          <table:table-cell table:style-name="ce115" office:value-type="string">
            <text:p>Respond for new phone number</text:p>
          </table:table-cell>
          <table:table-cell table:style-name="ce114" table:content-validation-name="val7" office:value-type="string">
            <text:p>Black Box</text:p>
          </table:table-cell>
          <table:table-cell table:number-columns-repeated="2" table:style-name="ce115" office:value-type="string">
            <text:p>Respond for new phone number</text:p>
          </table:table-cell>
          <table:table-cell table:style-name="ce114" office:value-type="string">
            <text:p>If phone number is not already present for the contact and is a valid number, update it and give succes message. Else error message.</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9" office:value-type="string">
            <text:p>TS_AB_01_48</text:p>
          </table:table-cell>
          <table:table-cell table:style-name="ce108"/>
          <table:table-cell table:style-name="ce114" office:value-type="string">
            <text:p>Respond with a blank value for phone number</text:p>
          </table:table-cell>
          <table:table-cell table:style-name="ce114" table:content-validation-name="val6" office:value-type="string">
            <text:p>Y</text:p>
          </table:table-cell>
          <table:table-cell table:style-name="ce115" office:value-type="string">
            <text:p>Respond with a blank value for phone number</text:p>
          </table:table-cell>
          <table:table-cell table:style-name="ce114" table:content-validation-name="val7" office:value-type="string">
            <text:p>Black Box</text:p>
          </table:table-cell>
          <table:table-cell table:style-name="ce115" office:value-type="string">
            <text:p>Respond with a blank value for phone number</text:p>
          </table:table-cell>
          <table:table-cell table:style-name="ce115" office:value-type="string">
            <text:p>Respond with a blank value</text:p>
          </table:table-cell>
          <table:table-cell table:style-name="ce114" office:value-type="string">
            <text:p>Back to Update Phone <text:s/>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49</text:p>
          </table:table-cell>
          <table:table-cell table:style-name="ce108"/>
          <table:table-cell table:style-name="ce114" office:value-type="string">
            <text:p>Choose [X] in Update Phone Menu</text:p>
          </table:table-cell>
          <table:table-cell table:style-name="ce114" table:content-validation-name="val6" office:value-type="string">
            <text:p>Y</text:p>
          </table:table-cell>
          <table:table-cell table:style-name="ce115" office:value-type="string">
            <text:p>Choose X in Update Phone Menu</text:p>
          </table:table-cell>
          <table:table-cell table:style-name="ce114" table:content-validation-name="val7" office:value-type="string">
            <text:p>Black Box</text:p>
          </table:table-cell>
          <table:table-cell table:number-columns-repeated="2" table:style-name="ce115" office:value-type="string">
            <text:p>Choose X in Update Phone Menu</text:p>
          </table:table-cell>
          <table:table-cell table:style-name="ce114" office:value-type="string">
            <text:p>Return to Update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9">
          <table:table-cell table:style-name="ce108" office:value-type="string">
            <text:p>TS_AB_01_50</text:p>
          </table:table-cell>
          <table:table-cell table:style-name="ce108"/>
          <table:table-cell table:style-name="ce114" office:value-type="string">
            <text:p>Choose [E] in Update Menu</text:p>
          </table:table-cell>
          <table:table-cell table:style-name="ce114" table:content-validation-name="val6" office:value-type="string">
            <text:p>Y</text:p>
          </table:table-cell>
          <table:table-cell table:style-name="ce115" office:value-type="string">
            <text:p>Choose [E] in Update Menu</text:p>
          </table:table-cell>
          <table:table-cell table:style-name="ce114" table:content-validation-name="val7" office:value-type="string">
            <text:p>Black Box</text:p>
          </table:table-cell>
          <table:table-cell table:number-columns-repeated="2" table:style-name="ce115" office:value-type="string">
            <text:p>Choose [E] in Update Menu</text:p>
          </table:table-cell>
          <table:table-cell table:style-name="ce114" office:value-type="string">
            <text:p>Go top Update Email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19">
          <table:table-cell table:style-name="ce108" office:value-type="string">
            <text:p>TS_AB_01_51</text:p>
          </table:table-cell>
          <table:table-cell table:style-name="ce108"/>
          <table:table-cell table:style-name="ce114" office:value-type="string">
            <text:p>Observe Update Email Menu</text:p>
          </table:table-cell>
          <table:table-cell table:style-name="ce114" table:content-validation-name="val6" office:value-type="string">
            <text:p>Y</text:p>
          </table:table-cell>
          <table:table-cell table:style-name="ce115" office:value-type="string">
            <text:p>Observe Update Email <text:s/>Menu</text:p>
          </table:table-cell>
          <table:table-cell table:style-name="ce114" table:content-validation-name="val7" office:value-type="string">
            <text:p>Black Box</text:p>
          </table:table-cell>
          <table:table-cell table:number-columns-repeated="2" table:style-name="ce115" office:value-type="string">
            <text:p>Observe Update Email Menu</text:p>
          </table:table-cell>
          <table:table-cell table:style-name="ce114" office:value-type="string">
            <text:p>Email addresses will be listed. The menu will have [A]dd a new Email, [D]elete a Email, [M]odify a Email number, e[X]it.</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52</text:p>
          </table:table-cell>
          <table:table-cell table:style-name="ce108"/>
          <table:table-cell table:style-name="ce114" office:value-type="string">
            <text:p>Choose [A] on Update Email Menu</text:p>
          </table:table-cell>
          <table:table-cell table:style-name="ce114" table:content-validation-name="val6" office:value-type="string">
            <text:p>Y</text:p>
          </table:table-cell>
          <table:table-cell table:style-name="ce115" office:value-type="string">
            <text:p>Choose [A] on Update Email Menu</text:p>
          </table:table-cell>
          <table:table-cell table:style-name="ce114" table:content-validation-name="val7" office:value-type="string">
            <text:p>Black Box</text:p>
          </table:table-cell>
          <table:table-cell table:number-columns-repeated="2" table:style-name="ce115" office:value-type="string">
            <text:p>Choose [A] on Update Email Menu</text:p>
          </table:table-cell>
          <table:table-cell table:style-name="ce114" office:value-type="string">
            <text:p>Prompt for new email address</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1">
          <table:table-cell table:style-name="ce108" office:value-type="string">
            <text:p>TS_AB_01_53</text:p>
          </table:table-cell>
          <table:table-cell table:style-name="ce108"/>
          <table:table-cell table:style-name="ce114" office:value-type="string">
            <text:p>Respond with new Email address which is not already present for the contact.</text:p>
          </table:table-cell>
          <table:table-cell table:style-name="ce114" table:content-validation-name="val6" office:value-type="string">
            <text:p>Y</text:p>
          </table:table-cell>
          <table:table-cell table:style-name="ce115" office:value-type="string">
            <text:p>Respond with new Email address which is not already present for the contact.</text:p>
          </table:table-cell>
          <table:table-cell table:style-name="ce114" table:content-validation-name="val7" office:value-type="string">
            <text:p>Black Box</text:p>
          </table:table-cell>
          <table:table-cell table:number-columns-repeated="2" table:style-name="ce115" office:value-type="string">
            <text:p>Respond with new Email address which is not already present for the contact.</text:p>
          </table:table-cell>
          <table:table-cell table:style-name="ce114" office:value-type="string">
            <text:p>Email address shoulld be modified successfully. Check this by search.</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1">
          <table:table-cell table:style-name="ce108" office:value-type="string">
            <text:p>TS_AB_01_54</text:p>
          </table:table-cell>
          <table:table-cell table:style-name="ce108"/>
          <table:table-cell table:style-name="ce114" office:value-type="string">
            <text:p>Respond with a Email address which already exists in the address book for the contact.</text:p>
          </table:table-cell>
          <table:table-cell table:style-name="ce114" table:content-validation-name="val6" office:value-type="string">
            <text:p>Y</text:p>
          </table:table-cell>
          <table:table-cell table:style-name="ce115" office:value-type="string">
            <text:p>Respond with a Email address which already exists in the address book for the contact.</text:p>
          </table:table-cell>
          <table:table-cell table:style-name="ce114" table:content-validation-name="val7" office:value-type="string">
            <text:p>Black Box</text:p>
          </table:table-cell>
          <table:table-cell table:number-columns-repeated="2" table:style-name="ce115" office:value-type="string">
            <text:p>Respond with a Email address which already exists in the address book for the contact.</text:p>
          </table:table-cell>
          <table:table-cell table:style-name="ce114" office:value-type="string">
            <text:p>Email address <text:s/>should not be modified. Error message should be given. Check by searching.</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9">
          <table:table-cell table:style-name="ce108" office:value-type="string">
            <text:p>TS_AB_01_55</text:p>
          </table:table-cell>
          <table:table-cell table:style-name="ce108"/>
          <table:table-cell table:style-name="ce114" office:value-type="string">
            <text:p>Respond with blank value.</text:p>
          </table:table-cell>
          <table:table-cell table:style-name="ce114" table:content-validation-name="val6" office:value-type="string">
            <text:p>Y</text:p>
          </table:table-cell>
          <table:table-cell table:style-name="ce114" office:value-type="string">
            <text:p>Respond with blank value.</text:p>
          </table:table-cell>
          <table:table-cell table:style-name="ce114" table:content-validation-name="val7" office:value-type="string">
            <text:p>Black Box</text:p>
          </table:table-cell>
          <table:table-cell table:number-columns-repeated="2" table:style-name="ce114" office:value-type="string">
            <text:p>Respond with blank value.</text:p>
          </table:table-cell>
          <table:table-cell table:style-name="ce114" office:value-type="string">
            <text:p>Back to Update Email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56</text:p>
          </table:table-cell>
          <table:table-cell table:style-name="ce108"/>
          <table:table-cell table:style-name="ce114" office:value-type="string">
            <text:p>Choose [D] on Update Email Menu</text:p>
          </table:table-cell>
          <table:table-cell table:style-name="ce114" table:content-validation-name="val6" office:value-type="string">
            <text:p>Y</text:p>
          </table:table-cell>
          <table:table-cell table:style-name="ce115" office:value-type="string">
            <text:p>Choose [D] on Update Email Menu</text:p>
          </table:table-cell>
          <table:table-cell table:style-name="ce114" table:content-validation-name="val7" office:value-type="string">
            <text:p>Black Box</text:p>
          </table:table-cell>
          <table:table-cell table:number-columns-repeated="2" table:style-name="ce115" office:value-type="string">
            <text:p>Choose [D] on Update Email Menu</text:p>
          </table:table-cell>
          <table:table-cell table:style-name="ce114" office:value-type="string">
            <text:p>Display contact name and all Email addresss with serial numbers. Ask for serial number for deleting.</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57</text:p>
          </table:table-cell>
          <table:table-cell table:style-name="ce108"/>
          <table:table-cell table:style-name="ce114" office:value-type="string">
            <text:p>Respond with a serial number.</text:p>
          </table:table-cell>
          <table:table-cell table:style-name="ce114" table:content-validation-name="val6" office:value-type="string">
            <text:p>Y</text:p>
          </table:table-cell>
          <table:table-cell table:style-name="ce115" office:value-type="string">
            <text:p>Respond with a serial number.</text:p>
          </table:table-cell>
          <table:table-cell table:style-name="ce114" table:content-validation-name="val7" office:value-type="string">
            <text:p>Black Box</text:p>
          </table:table-cell>
          <table:table-cell table:number-columns-repeated="2" table:style-name="ce115" office:value-type="string">
            <text:p>Respond with a serial number.</text:p>
          </table:table-cell>
          <table:table-cell table:style-name="ce114" office:value-type="string">
            <text:p>If serial number is valid, confirm from usser and delete it and redisplay. Else give an error message.</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9">
          <table:table-cell table:style-name="ce108" office:value-type="string">
            <text:p>TS_AB_01_58</text:p>
          </table:table-cell>
          <table:table-cell table:style-name="ce108"/>
          <table:table-cell table:style-name="ce114" office:value-type="string">
            <text:p>Respond with blank value.</text:p>
          </table:table-cell>
          <table:table-cell table:style-name="ce114" table:content-validation-name="val6" office:value-type="string">
            <text:p>Y</text:p>
          </table:table-cell>
          <table:table-cell table:style-name="ce114" office:value-type="string">
            <text:p>Respond with blank value.</text:p>
          </table:table-cell>
          <table:table-cell table:style-name="ce114" table:content-validation-name="val7" office:value-type="string">
            <text:p>Black Box</text:p>
          </table:table-cell>
          <table:table-cell table:number-columns-repeated="2" table:style-name="ce114" office:value-type="string">
            <text:p>Respond with blank value.</text:p>
          </table:table-cell>
          <table:table-cell table:style-name="ce114" office:value-type="string">
            <text:p>Back to Update Email 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59</text:p>
          </table:table-cell>
          <table:table-cell table:style-name="ce108"/>
          <table:table-cell table:style-name="ce114" office:value-type="string">
            <text:p>Choose [E] on Update Email Menu</text:p>
          </table:table-cell>
          <table:table-cell table:style-name="ce114" table:content-validation-name="val6" office:value-type="string">
            <text:p>Y</text:p>
          </table:table-cell>
          <table:table-cell table:style-name="ce115" office:value-type="string">
            <text:p>Choose [E] on Update Email Menu</text:p>
          </table:table-cell>
          <table:table-cell table:style-name="ce114" table:content-validation-name="val7" office:value-type="string">
            <text:p>Black Box</text:p>
          </table:table-cell>
          <table:table-cell table:style-name="ce115" office:value-type="string">
            <text:p>Choose [E] on Update Email Menu</text:p>
          </table:table-cell>
          <table:table-cell table:style-name="ce115" office:value-type="string">
            <text:p>Choose [E] on Update Email Prompt</text:p>
          </table:table-cell>
          <table:table-cell table:style-name="ce114" office:value-type="string">
            <text:p>Display contact name and all Email addresss with serial numbers. Ask for serial numbers.</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8" office:value-type="string">
            <text:p>TS_AB_01_60</text:p>
          </table:table-cell>
          <table:table-cell table:style-name="ce108"/>
          <table:table-cell table:style-name="ce114" office:value-type="string">
            <text:p>Respond with a non-blank serial number</text:p>
          </table:table-cell>
          <table:table-cell table:style-name="ce114" table:content-validation-name="val6" office:value-type="string">
            <text:p>Y</text:p>
          </table:table-cell>
          <table:table-cell table:style-name="ce115" office:value-type="string">
            <text:p>Respond with a non-blank serial number</text:p>
          </table:table-cell>
          <table:table-cell table:style-name="ce114" table:content-validation-name="val7" office:value-type="string">
            <text:p>Black Box</text:p>
          </table:table-cell>
          <table:table-cell table:number-columns-repeated="2" table:style-name="ce115" office:value-type="string">
            <text:p>Respond with a non-blank serial number</text:p>
          </table:table-cell>
          <table:table-cell table:style-name="ce114" office:value-type="string">
            <text:p>If serial number is valid, prompt for new email address. Else give an error message.</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9" office:value-type="string">
            <text:p>TS_AB_01_61</text:p>
          </table:table-cell>
          <table:table-cell table:style-name="ce108"/>
          <table:table-cell table:style-name="ce114" office:value-type="string">
            <text:p>Respond with a blank value for serial number</text:p>
          </table:table-cell>
          <table:table-cell table:style-name="ce114" table:content-validation-name="val6" office:value-type="string">
            <text:p>Y</text:p>
          </table:table-cell>
          <table:table-cell table:style-name="ce115" office:value-type="string">
            <text:p>Respond with a blank value for serial number</text:p>
          </table:table-cell>
          <table:table-cell table:style-name="ce114" table:content-validation-name="val7" office:value-type="string">
            <text:p>Black Box</text:p>
          </table:table-cell>
          <table:table-cell table:number-columns-repeated="2" table:style-name="ce115" office:value-type="string">
            <text:p>Respond with a blank value for serial number</text:p>
          </table:table-cell>
          <table:table-cell table:style-name="ce114" office:value-type="string">
            <text:p>Back to Update Email <text:s/>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19">
          <table:table-cell table:style-name="ce108" office:value-type="string">
            <text:p>TS_AB_01_62</text:p>
          </table:table-cell>
          <table:table-cell table:style-name="ce108"/>
          <table:table-cell table:style-name="ce114" office:value-type="string">
            <text:p>Respond for new email address</text:p>
          </table:table-cell>
          <table:table-cell table:style-name="ce114" table:content-validation-name="val6" office:value-type="string">
            <text:p>Y</text:p>
          </table:table-cell>
          <table:table-cell table:style-name="ce115" office:value-type="string">
            <text:p>Respond for new email address</text:p>
          </table:table-cell>
          <table:table-cell table:style-name="ce114" table:content-validation-name="val7" office:value-type="string">
            <text:p>Black Box</text:p>
          </table:table-cell>
          <table:table-cell table:number-columns-repeated="2" table:style-name="ce115" office:value-type="string">
            <text:p>Respond for new email address</text:p>
          </table:table-cell>
          <table:table-cell table:style-name="ce114" office:value-type="string">
            <text:p>If email address is not already present for the contact and is a valid string, update it and give succes message. Else error message.</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22">
          <table:table-cell table:style-name="ce109" office:value-type="string">
            <text:p>TS_AB_01_63</text:p>
          </table:table-cell>
          <table:table-cell table:style-name="ce108"/>
          <table:table-cell table:style-name="ce114" office:value-type="string">
            <text:p>Respond with a blank value for email address</text:p>
          </table:table-cell>
          <table:table-cell table:style-name="ce114" table:content-validation-name="val6" office:value-type="string">
            <text:p>Y</text:p>
          </table:table-cell>
          <table:table-cell table:style-name="ce115" office:value-type="string">
            <text:p>Respond with a blank value for email address</text:p>
          </table:table-cell>
          <table:table-cell table:style-name="ce114" table:content-validation-name="val7" office:value-type="string">
            <text:p>Black Box</text:p>
          </table:table-cell>
          <table:table-cell table:number-columns-repeated="2" table:style-name="ce115" office:value-type="string">
            <text:p>Respond with a blank value for email address</text:p>
          </table:table-cell>
          <table:table-cell table:style-name="ce114" office:value-type="string">
            <text:p>Back to Update Email <text:s/>Menu.</text:p>
          </table:table-cell>
          <table:table-cell table:style-name="ce114"/>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3" table:number-rows-repeated="10">
          <table:table-cell table:style-name="ce109"/>
          <table:table-cell table:style-name="ce108"/>
          <table:table-cell table:style-name="ce114"/>
          <table:table-cell table:style-name="ce114" table:content-validation-name="val6"/>
          <table:table-cell table:style-name="ce115"/>
          <table:table-cell table:style-name="ce114" table:content-validation-name="val7"/>
          <table:table-cell table:style-name="ce115" table:number-columns-repeated="2"/>
          <table:table-cell table:style-name="ce114" table:number-columns-repeated="2"/>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3">
          <table:table-cell table:style-name="ce108" table:number-columns-repeated="2"/>
          <table:table-cell table:style-name="ce114"/>
          <table:table-cell table:style-name="ce114" table:content-validation-name="val6"/>
          <table:table-cell table:style-name="ce115"/>
          <table:table-cell table:style-name="ce114" table:content-validation-name="val7"/>
          <table:table-cell table:style-name="ce115" table:number-columns-repeated="2"/>
          <table:table-cell table:style-name="ce114" table:number-columns-repeated="2"/>
          <table:table-cell table:style-name="ce129"/>
          <table:table-cell/>
          <table:table-cell table:style-name="ce111"/>
          <table:table-cell table:number-columns-repeated="243"/>
          <table:table-cell table:style-name="ce135"/>
          <table:table-cell table:number-columns-repeated="766"/>
          <table:table-cell table:style-name="Default"/>
        </table:table-row>
        <table:table-row table:style-name="ro3">
          <table:table-cell table:style-name="ce110" table:number-columns-repeated="3"/>
          <table:table-cell table:style-name="ce110" table:content-validation-name="val6"/>
          <table:table-cell table:style-name="ce110"/>
          <table:table-cell table:style-name="ce110" table:content-validation-name="val7"/>
          <table:table-cell table:style-name="ce110" table:number-columns-repeated="4"/>
          <table:table-cell table:number-columns-repeated="1014"/>
        </table:table-row>
        <table:table-row table:style-name="ro3" table:number-rows-repeated="9">
          <table:table-cell table:style-name="ce110" table:number-columns-repeated="3"/>
          <table:table-cell table:style-name="ce110" table:content-validation-name="val6"/>
          <table:table-cell table:style-name="ce110"/>
          <table:table-cell table:style-name="ce110" table:content-validation-name="val7"/>
          <table:table-cell/>
          <table:table-cell table:style-name="ce110" table:number-columns-repeated="3"/>
          <table:table-cell table:number-columns-repeated="1014"/>
        </table:table-row>
        <table:table-row table:style-name="ro3">
          <table:table-cell/>
          <table:table-cell table:style-name="ce110" table:number-columns-repeated="2"/>
          <table:table-cell table:style-name="ce110" table:content-validation-name="val6"/>
          <table:table-cell table:style-name="ce110"/>
          <table:table-cell table:style-name="ce110" table:content-validation-name="val7"/>
          <table:table-cell/>
          <table:table-cell table:style-name="ce110" table:number-columns-repeated="3"/>
          <table:table-cell table:number-columns-repeated="1014"/>
        </table:table-row>
        <table:table-row table:style-name="ro3">
          <table:table-cell table:number-columns-repeated="3"/>
          <table:table-cell table:style-name="ce110" table:content-validation-name="val6"/>
          <table:table-cell/>
          <table:table-cell table:content-validation-name="val7"/>
          <table:table-cell table:number-columns-repeated="1018"/>
        </table:table-row>
        <table:table-row table:style-name="ro3" table:number-rows-repeated="65479">
          <table:table-cell table:number-columns-repeated="3"/>
          <table:table-cell table:content-validation-name="val6"/>
          <table:table-cell/>
          <table:table-cell table:content-validation-name="val7"/>
          <table:table-cell table:number-columns-repeated="1018"/>
        </table:table-row>
        <table:table-row table:style-name="ro3">
          <table:table-cell table:number-columns-repeated="3"/>
          <table:table-cell table:content-validation-name="val6"/>
          <table:table-cell table:number-columns-repeated="1020"/>
        </table:table-row>
        <table:table-row table:style-name="ro3" table:number-rows-repeated="983004">
          <table:table-cell table:number-columns-repeated="1024"/>
        </table:table-row>
        <table:table-row table:style-name="ro3">
          <table:table-cell table:number-columns-repeated="1024"/>
        </table:table-row>
        <table:named-expressions>
          <table:named-range table:name="Excel_BuiltIn_Print_Area" table:base-cell-address="$'Revision History'.$A$1" table:cell-range-address="$'Test Spec-Report'.$A$1:.$M$58" table:range-usable-as="print-range"/>
          <table:named-range table:name="Excel_BuiltIn_Print_Titles" table:base-cell-address="$'Revision History'.$A$1" table:cell-range-address="$'Test Spec-Report'.$A$1:.$AMJ$5" table:range-usable-as="repeat-column repeat-row"/>
        </table:named-expressions>
      </table:table>
      <table:table table:name="Error Report" table:style-name="ta4" table:print-ranges="'Error Report'.A1:'Error Report'.L33">
        <table:shapes>
          <draw:frame draw:z-index="0" draw:name="Picture 1" draw:style-name="gr1" svg:width="3.47cm" svg:height="0.716cm" svg:x="0.055cm" svg:y="0.052cm">
            <draw:object xlink:href="./Object 4" xlink:type="simple" xlink:show="embed" xlink:actuate="onLoad"/>
            <draw:image xlink:href="./ObjectReplacements/Object 4" xlink:type="simple" xlink:show="embed" xlink:actuate="onLoad"/>
          </draw:frame>
        </table:shapes>
        <table:table-column table:style-name="co34" table:default-cell-style-name="ce1"/>
        <table:table-column table:style-name="co32"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9" table:number-columns-repeated="241" table:default-cell-style-name="Default"/>
        <table:table-column table:style-name="co43" table:default-cell-style-name="ce1"/>
        <table:table-column table:style-name="co44" table:default-cell-style-name="ce1"/>
        <table:table-column table:style-name="co9" table:visibility="collapse" table:default-cell-style-name="ce1"/>
        <table:table-column table:style-name="co45" table:visibility="collapse" table:default-cell-style-name="ce1"/>
        <table:table-column table:style-name="co46" table:visibility="collapse" table:number-columns-repeated="2" table:default-cell-style-name="ce1"/>
        <table:table-column table:style-name="co46" table:number-columns-repeated="767" table:default-cell-style-name="Default"/>
        <table:table-row table:style-name="ro1">
          <table:table-cell table:number-columns-repeated="3"/>
          <table:table-cell table:style-name="ce157" office:value-type="string">
            <text:p>Test Specification/Report</text:p>
          </table:table-cell>
          <table:table-cell table:number-columns-repeated="250"/>
          <table:table-cell office:value-type="string">
            <text:p>Requirements</text:p>
          </table:table-cell>
          <table:table-cell office:value-type="string">
            <text:p>Open</text:p>
          </table:table-cell>
          <table:table-cell table:number-columns-repeated="768"/>
        </table:table-row>
        <table:table-row table:style-name="ro7">
          <table:table-cell table:number-columns-repeated="2"/>
          <table:table-cell table:style-name="ce149" table:formula="of:=IF(CELL(&quot;type&quot;;[$'Profile-Summary'.B4])=&quot;b&quot;;&quot; &quot;;CELL(&quot;contents&quot;;[$'Profile-Summary'.B4]))" office:value-type="string" office:string-value=" ">
            <text:p><text:s/></text:p>
          </table:table-cell>
          <table:table-cell table:style-name="ce76" office:value-type="string">
            <text:p>-</text:p>
          </table:table-cell>
          <table:table-cell table:style-name="ce164" table:formula="of:=IF(CELL(&quot;type&quot;;[$'Profile-Summary'.F4])=&quot;b&quot;;&quot; &quot;;CELL(&quot;contents&quot;;[$'Profile-Summary'.F4]))" office:value-type="string" office:string-value=" ">
            <text:p><text:s/></text:p>
          </table:table-cell>
          <table:table-cell table:number-columns-repeated="249"/>
          <table:table-cell office:value-type="string">
            <text:p>Design</text:p>
          </table:table-cell>
          <table:table-cell office:value-type="string">
            <text:p>Closed</text:p>
          </table:table-cell>
          <table:table-cell table:number-columns-repeated="768"/>
        </table:table-row>
        <table:table-row table:style-name="ro7">
          <table:table-cell table:number-columns-repeated="3"/>
          <table:table-cell table:style-name="ce76"/>
          <table:table-cell table:style-name="ce165"/>
          <table:table-cell table:number-columns-repeated="249"/>
          <table:table-cell office:value-type="string">
            <text:p>Coding</text:p>
          </table:table-cell>
          <table:table-cell table:number-columns-repeated="769"/>
        </table:table-row>
        <table:table-row table:style-name="ro3">
          <table:table-cell table:style-name="ce9" office:value-type="string">
            <text:p>Areas insufficiently tested / not tested</text:p>
          </table:table-cell>
          <table:table-cell table:number-columns-repeated="253"/>
          <table:table-cell office:value-type="string">
            <text:p>Testing</text:p>
          </table:table-cell>
          <table:table-cell table:number-columns-repeated="769"/>
        </table:table-row>
        <table:table-row table:style-name="ro23">
          <table:table-cell table:style-name="ce136" office:value-type="string">
            <text:p>#</text:p>
          </table:table-cell>
          <table:table-cell table:style-name="ce143" office:value-type="string" table:number-columns-spanned="3" table:number-rows-spanned="1">
            <text:p>Test Case Numbers</text:p>
          </table:table-cell>
          <table:covered-table-cell table:style-name="ce150"/>
          <table:covered-table-cell table:style-name="ce158"/>
          <table:table-cell table:style-name="ce143" office:value-type="string" table:number-columns-spanned="2" table:number-rows-spanned="1">
            <text:p>Reason</text:p>
          </table:table-cell>
          <table:covered-table-cell table:style-name="ce158"/>
          <table:table-cell table:style-name="ce169" office:value-type="string" table:number-columns-spanned="2" table:number-rows-spanned="1">
            <text:p>Suggestions by Tester</text:p>
          </table:table-cell>
          <table:covered-table-cell table:style-name="ce172"/>
          <table:table-cell table:number-columns-repeated="246"/>
          <table:table-cell office:value-type="string">
            <text:p>Others</text:p>
          </table:table-cell>
          <table:table-cell office:value-type="string">
            <text:p>Fatal</text:p>
          </table:table-cell>
          <table:table-cell table:number-columns-repeated="768"/>
        </table:table-row>
        <table:table-row table:style-name="ro23">
          <table:table-cell table:style-name="ce137"/>
          <table:table-cell table:style-name="ce144" table:number-columns-spanned="3" table:number-rows-spanned="1"/>
          <table:covered-table-cell table:style-name="ce151"/>
          <table:covered-table-cell table:style-name="ce159"/>
          <table:table-cell table:style-name="ce144" table:number-columns-spanned="2" table:number-rows-spanned="1"/>
          <table:covered-table-cell table:style-name="ce159"/>
          <table:table-cell table:style-name="ce170" table:number-columns-spanned="2" table:number-rows-spanned="1"/>
          <table:covered-table-cell table:style-name="ce173"/>
          <table:table-cell table:number-columns-repeated="247"/>
          <table:table-cell office:value-type="string">
            <text:p>Major</text:p>
          </table:table-cell>
          <table:table-cell table:number-columns-repeated="768"/>
        </table:table-row>
        <table:table-row table:style-name="ro23">
          <table:table-cell table:style-name="ce137"/>
          <table:table-cell table:style-name="ce144" table:number-columns-spanned="3" table:number-rows-spanned="1"/>
          <table:covered-table-cell table:style-name="ce152"/>
          <table:covered-table-cell table:style-name="ce160"/>
          <table:table-cell table:style-name="ce144" table:number-columns-spanned="2" table:number-rows-spanned="1"/>
          <table:covered-table-cell table:style-name="ce159"/>
          <table:table-cell table:style-name="ce170" table:number-columns-spanned="2" table:number-rows-spanned="1"/>
          <table:covered-table-cell table:style-name="ce173"/>
          <table:table-cell table:number-columns-repeated="246"/>
          <table:table-cell office:value-type="string">
            <text:p>Missing</text:p>
          </table:table-cell>
          <table:table-cell office:value-type="string">
            <text:p>Minor</text:p>
          </table:table-cell>
          <table:table-cell table:number-columns-repeated="768"/>
        </table:table-row>
        <table:table-row table:style-name="ro7">
          <table:table-cell table:style-name="ce138"/>
          <table:table-cell table:style-name="ce145" table:number-columns-spanned="3" table:number-rows-spanned="1"/>
          <table:covered-table-cell table:style-name="ce153"/>
          <table:covered-table-cell table:style-name="ce161"/>
          <table:table-cell table:style-name="ce145" table:number-columns-spanned="2" table:number-rows-spanned="1"/>
          <table:covered-table-cell table:style-name="ce168"/>
          <table:table-cell table:style-name="ce171" table:number-columns-spanned="2" table:number-rows-spanned="1"/>
          <table:covered-table-cell table:style-name="ce174"/>
          <table:table-cell table:number-columns-repeated="246"/>
          <table:table-cell office:value-type="string">
            <text:p>Incorrect</text:p>
          </table:table-cell>
          <table:table-cell table:style-name="ce176" office:value-type="string">
            <text:p>Cosmetic</text:p>
          </table:table-cell>
          <table:table-cell table:number-columns-repeated="768"/>
        </table:table-row>
        <table:table-row table:style-name="ro24">
          <table:table-cell table:style-name="ce9" office:value-type="string">
            <text:p>Error Report</text:p>
          </table:table-cell>
          <table:table-cell table:style-name="ce101"/>
          <table:table-cell table:style-name="ce154" table:number-columns-spanned="2" table:number-rows-spanned="1"/>
          <table:covered-table-cell table:style-name="ce154"/>
          <table:table-cell table:style-name="ce53"/>
          <table:table-cell table:style-name="ce101" table:number-columns-repeated="2"/>
          <table:table-cell table:number-columns-repeated="247"/>
          <table:table-cell office:value-type="string">
            <text:p>Extraneous</text:p>
          </table:table-cell>
          <table:table-cell table:number-columns-repeated="769"/>
        </table:table-row>
        <table:table-row table:style-name="ro25">
          <table:table-cell table:style-name="ce139" office:value-type="string">
            <office:annotation draw:style-name="gr2" draw:text-style-name="P1" svg:width="3.585cm" svg:height="1.957cm" svg:x="2.992cm" svg:y="4.519cm" draw:caption-point-x="-0.429cm" draw:caption-point-y="0.274cm">
              <dc:date>2012-11-09T00:00:00</dc:date>
              <text:p text:style-name="P1"><text:span text:style-name="T1">Neelu:</text:span></text:p>
              <text:p text:style-name="P1"><text:span text:style-name="T4">Please refer the 'OK/Error' column of 'Test spec-Report' worksheet.</text:span></text:p>
            </office:annotation>
            <text:p>Error Number</text:p>
          </table:table-cell>
          <table:table-cell table:style-name="ce146" office:value-type="string">
            <office:annotation draw:style-name="gr2" draw:text-style-name="P1" svg:width="3.582cm" svg:height="1.957cm" svg:x="5.286cm" svg:y="4.519cm" draw:caption-point-x="-1.074cm" draw:caption-point-y="0.274cm">
              <dc:date>2012-11-09T00:00:00</dc:date>
              <text:p text:style-name="P1"><text:span text:style-name="T3">Neelu:</text:span></text:p>
              <text:p text:style-name="P1"><text:span text:style-name="T2">Please mention the cycle of testing to which this error/defect corresponds. </text:span></text:p>
              <text:p text:style-name="P1"><text:span text:style-name="T2">Cycle of testing may be numbered as 01,02,03……etc</text:span></text:p>
              <text:p text:style-name="P1"><text:span text:style-name="T2"/></text:p>
            </office:annotation>
            <text:p>Test Cycle Number</text:p>
          </table:table-cell>
          <table:table-cell table:style-name="ce155" office:value-type="string" table:number-columns-spanned="2" table:number-rows-spanned="1">
            <office:annotation draw:style-name="gr2" draw:text-style-name="P1" svg:width="3.584cm" svg:height="1.957cm" svg:x="9.089cm" svg:y="4.519cm" draw:caption-point-x="-0.43cm" draw:caption-point-y="0.274cm">
              <dc:date>2012-11-09T00:00:00</dc:date>
              <text:p text:style-name="P1"><text:span text:style-name="T3">Neelu:</text:span></text:p>
              <text:p text:style-name="P1"><text:span text:style-name="T2">Defect description is to indicate what was exactly incorrect in the program unit.</text:span></text:p>
              <text:p text:style-name="P1"><text:span text:style-name="T2"/></text:p>
            </office:annotation>
            <text:p>Defect Description</text:p>
          </table:table-cell>
          <table:covered-table-cell table:style-name="ce162"/>
          <table:table-cell table:style-name="ce166" office:value-type="string">
            <office:annotation draw:style-name="gr2" draw:text-style-name="P1" svg:width="3.584cm" svg:height="1.957cm" svg:x="13.145cm" svg:y="4.519cm" draw:caption-point-x="-0.431cm" draw:caption-point-y="0.274cm">
              <dc:date>2012-11-09T00:00:00</dc:date>
              <text:p text:style-name="P1"><text:span text:style-name="T3">Neelu:</text:span></text:p>
              <text:p text:style-name="P1"><text:span text:style-name="T2">This describes the severity of the defect</text:span></text:p>
              <text:p text:style-name="P1"><text:span text:style-name="T3">Fatal: </text:span></text:p>
              <text:p text:style-name="P1"><text:span text:style-name="T2">Defect may be very critical in terms of affecting the schedule, or it may be a show stopper - that is, it stops the user from using the system further.</text:span></text:p>
              <text:p text:style-name="P1"><text:span text:style-name="T3">Major: </text:span></text:p>
              <text:p text:style-name="P1"><text:span text:style-name="T2">The same type of defect has occurred in many programs or modules. We need to correct everything. For example, coding standards are not followed in any program. Alternatively, the defect stops the user from proceeding in the normal way but a work-around exists.</text:span></text:p>
              <text:p text:style-name="P1"><text:span text:style-name="T3">Minor:</text:span></text:p>
              <text:p text:style-name="P1"><text:span text:style-name="T2">This defect is an isolated defect or does not stop the user from proceeding, but causes inconvenience. </text:span></text:p>
              <text:p text:style-name="P1"><text:span text:style-name="T3">Cosmetic:</text:span></text:p>
              <text:p text:style-name="P1"><text:span text:style-name="T2">A defect that in no way affects the performance of the software product - for example, aesthetic issues and grammatical errors in messages.</text:span></text:p>
              <text:p text:style-name="P1"><text:span text:style-name="T2"/></text:p>
            </office:annotation>
            <text:p>Defect Severity </text:p>
          </table:table-cell>
          <table:table-cell table:style-name="ce166" office:value-type="string">
            <text:p>Defect Type</text:p>
          </table:table-cell>
          <table:table-cell table:style-name="ce166" office:value-type="string">
            <text:p>Cause</text:p>
          </table:table-cell>
          <table:table-cell table:style-name="ce166" office:value-type="string">
            <text:p>Qualifier</text:p>
          </table:table-cell>
          <table:table-cell table:style-name="ce146" office:value-type="string">
            <text:p>Phase to which defect may be attributed</text:p>
          </table:table-cell>
          <table:table-cell table:style-name="ce146" office:value-type="string">
            <text:p>Corrective Measures to be taken</text:p>
          </table:table-cell>
          <table:table-cell table:style-name="ce146" office:value-type="string">
            <text:p>Due Date</text:p>
          </table:table-cell>
          <table:table-cell table:style-name="ce175" office:value-type="string">
            <text:p>Status</text:p>
          </table:table-cell>
          <table:table-cell table:number-columns-repeated="241"/>
          <table:table-cell table:style-name="ce176" office:value-type="string">
            <text:p>COMM</text:p>
          </table:table-cell>
          <table:table-cell office:value-type="string">
            <text:p>Assignment/ Initialization</text:p>
          </table:table-cell>
          <table:table-cell table:number-columns-repeated="769"/>
        </table:table-row>
        <table:table-row table:style-name="ro4">
          <table:table-cell table:style-name="ce140"/>
          <table:table-cell table:style-name="ce57"/>
          <table:table-cell table:style-name="ce156" table:number-columns-spanned="2" table:number-rows-spanned="1"/>
          <table:covered-table-cell table:style-name="ce163"/>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1"/>
          <table:table-cell table:style-name="ce176" office:value-type="string">
            <text:p>OVER</text:p>
          </table:table-cell>
          <table:table-cell office:value-type="string">
            <text:p>Checking</text:p>
          </table:table-cell>
          <table:table-cell table:number-columns-repeated="769"/>
        </table:table-row>
        <table:table-row table:style-name="ro6">
          <table:table-cell table:style-name="ce140"/>
          <table:table-cell table:style-name="ce5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1"/>
          <table:table-cell table:style-name="ce176" office:value-type="string">
            <text:p>EDUC</text:p>
          </table:table-cell>
          <table:table-cell office:value-type="string">
            <text:p>Algorithm/Method</text:p>
          </table:table-cell>
          <table:table-cell table:number-columns-repeated="769"/>
        </table:table-row>
        <table:table-row table:style-name="ro17">
          <table:table-cell table:style-name="ce140"/>
          <table:table-cell table:style-name="ce5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1"/>
          <table:table-cell table:style-name="ce176" office:value-type="string">
            <text:p>TRAN</text:p>
          </table:table-cell>
          <table:table-cell office:value-type="string">
            <text:p>Function/Class/Object</text:p>
          </table:table-cell>
          <table:table-cell table:number-columns-repeated="769"/>
        </table:table-row>
        <table:table-row table:style-name="ro4">
          <table:table-cell table:style-name="ce140"/>
          <table:table-cell table:style-name="ce5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1"/>
          <table:table-cell table:style-name="ce176" office:value-type="string">
            <text:p>PROC</text:p>
          </table:table-cell>
          <table:table-cell office:value-type="string">
            <text:p>Timing/Serialization</text:p>
          </table:table-cell>
          <table:table-cell table:number-columns-repeated="769"/>
        </table:table-row>
        <table:table-row table:style-name="ro26">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1"/>
          <table:table-cell table:style-name="ce176"/>
          <table:table-cell office:value-type="string">
            <text:p>Interface/ O-O Messages</text:p>
          </table:table-cell>
          <table:table-cell table:number-columns-repeated="769"/>
        </table:table-row>
        <table:table-row table:style-name="ro7">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1"/>
          <table:table-cell table:style-name="ce176"/>
          <table:table-cell office:value-type="string">
            <text:p>Relationship</text:p>
          </table:table-cell>
          <table:table-cell table:number-columns-repeated="769"/>
        </table:table-row>
        <table:table-row table:style-name="ro7">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1"/>
          <table:table-cell table:style-name="ce176"/>
          <table:table-cell office:value-type="string">
            <text:p>Inconsistency with previous phase</text:p>
          </table:table-cell>
          <table:table-cell table:number-columns-repeated="769"/>
        </table:table-row>
        <table:table-row table:style-name="ro6">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2"/>
          <table:table-cell office:value-type="string">
            <text:p>Inconsistency within the unit</text:p>
          </table:table-cell>
          <table:table-cell table:number-columns-repeated="769"/>
        </table:table-row>
        <table:table-row table:style-name="ro6">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242"/>
          <table:table-cell office:value-type="string">
            <text:p>Non-conforming to standards</text:p>
          </table:table-cell>
          <table:table-cell table:number-columns-repeated="769"/>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1"/>
          <table:table-cell table:style-name="ce147"/>
          <table:table-cell table:style-name="ce156" table:number-columns-spanned="2" table:number-rows-spanned="1"/>
          <table:covered-table-cell table:style-name="ce163" table:content-validation-name="val8"/>
          <table:table-cell table:style-name="ce167" table:content-validation-name="val9"/>
          <table:table-cell table:style-name="ce57" table:content-validation-name="val10"/>
          <table:table-cell table:style-name="ce147" table:content-validation-name="val11"/>
          <table:table-cell table:style-name="ce147" table:content-validation-name="val12"/>
          <table:table-cell table:style-name="ce147" table:content-validation-name="val8"/>
          <table:table-cell table:style-name="ce147" table:number-columns-repeated="2"/>
          <table:table-cell table:style-name="ce56" table:content-validation-name="val13"/>
          <table:table-cell table:number-columns-repeated="1012"/>
        </table:table-row>
        <table:table-row table:style-name="ro3">
          <table:table-cell table:style-name="ce142"/>
          <table:table-cell table:style-name="ce148"/>
          <table:table-cell table:style-name="ce145" table:number-columns-spanned="2" table:number-rows-spanned="1"/>
          <table:covered-table-cell table:style-name="ce161" table:content-validation-name="val8"/>
          <table:table-cell table:style-name="ce167" table:content-validation-name="val9"/>
          <table:table-cell table:style-name="ce57" table:content-validation-name="val10"/>
          <table:table-cell table:style-name="ce147" table:content-validation-name="val11"/>
          <table:table-cell table:style-name="ce148" table:content-validation-name="val12"/>
          <table:table-cell table:style-name="ce148" table:content-validation-name="val8"/>
          <table:table-cell table:style-name="ce148" table:number-columns-repeated="2"/>
          <table:table-cell table:style-name="ce81" table:content-validation-name="val13"/>
          <table:table-cell table:number-columns-repeated="1012"/>
        </table:table-row>
        <table:table-row table:style-name="ro3" table:number-rows-repeated="46">
          <table:table-cell table:style-name="ce36" table:number-columns-repeated="5"/>
          <table:table-cell table:style-name="ce36" table:content-validation-name="val10"/>
          <table:table-cell table:content-validation-name="val11"/>
          <table:table-cell table:number-columns-repeated="1017"/>
        </table:table-row>
        <table:table-row table:style-name="ro3" table:number-rows-repeated="65457">
          <table:table-cell table:number-columns-repeated="5"/>
          <table:table-cell table:content-validation-name="val10"/>
          <table:table-cell table:content-validation-name="val11"/>
          <table:table-cell table:number-columns-repeated="1017"/>
        </table:table-row>
        <table:table-row table:style-name="ro3" table:number-rows-repeated="983039">
          <table:table-cell table:number-columns-repeated="1024"/>
        </table:table-row>
        <table:table-row table:style-name="ro3">
          <table:table-cell table:number-columns-repeated="1024"/>
        </table:table-row>
        <table:named-expressions>
          <table:named-range table:name="Excel_BuiltIn_Print_Area" table:base-cell-address="$'Revision History'.$A$1" table:cell-range-address="$'Error Report'.$A$1:.$L$33" table:range-usable-as="print-range"/>
        </table:named-expressions>
      </table:table>
      <table:named-expressions>
        <table:named-range table:name="CSEDES" table:base-cell-address="$'Revision History'.$A$1" table:cell-range-address="$'Test Spec-Report'.$E$5"/>
        <table:named-range table:name="CSEEXR" table:base-cell-address="$'Revision History'.$A$1" table:cell-range-address="$'Test Spec-Report'.$I$5"/>
        <table:named-range table:name="CSEFEA" table:base-cell-address="$'Revision History'.$A$1" table:cell-range-address="$'Test Spec-Report'.$C$5"/>
        <table:named-range table:name="CSEISC" table:base-cell-address="$'Revision History'.$A$1" table:cell-range-address="#REF!"/>
        <table:named-range table:name="CSETCN" table:base-cell-address="$'Revision History'.$A$1" table:cell-range-address="$'Test Spec-Report'.$A$5"/>
        <table:named-range table:name="CSETSD" table:base-cell-address="$'Revision History'.$A$1" table:cell-range-address="$'Test Spec-Report'.$G$5"/>
        <table:named-range table:name="CSETSS" table:base-cell-address="$'Revision History'.$A$1" table:cell-range-address="$'Test Spec-Report'.$F$5"/>
        <table:named-range table:name="CSETSU" table:base-cell-address="$'Revision History'.$A$1" table:cell-range-address="$'Test Spec-Report'.$H$5"/>
        <table:named-range table:name="DEFCUS" table:base-cell-address="$'Revision History'.$A$1" table:cell-range-address="$'Error Report'.$G$10"/>
        <table:named-range table:name="DEFDES" table:base-cell-address="$'Revision History'.$A$1" table:cell-range-address="$'Error Report'.$C$10"/>
        <table:named-range table:name="DEFDFI" table:base-cell-address="$'Revision History'.$A$1" table:cell-range-address="$'Error Report'.$I$10"/>
        <table:named-range table:name="DEFDFT" table:base-cell-address="$'Revision History'.$A$1" table:cell-range-address="$'Error Report'.$F$10"/>
        <table:named-range table:name="DEFDVC" table:base-cell-address="$'Revision History'.$A$1" table:cell-range-address="$'Error Report'.$J$10"/>
        <table:named-range table:name="DEFECD" table:base-cell-address="$'Revision History'.$A$1" table:cell-range-address="$'Error Report'.$K$10"/>
        <table:named-range table:name="DEFQUA" table:base-cell-address="$'Revision History'.$A$1" table:cell-range-address="$'Error Report'.$H$10"/>
        <table:named-range table:name="DEFSEV" table:base-cell-address="$'Revision History'.$A$1" table:cell-range-address="$'Error Report'.$E$10"/>
        <table:named-range table:name="DEFSTA" table:base-cell-address="$'Revision History'.$A$1" table:cell-range-address="$'Error Report'.$L$10"/>
        <table:named-range table:name="GLBABY" table:base-cell-address="$'Revision History'.$A$1" table:cell-range-address="$'Profile-Summary'.$E$17"/>
        <table:named-range table:name="GLBCOM" table:base-cell-address="$'Revision History'.$A$1" table:cell-range-address="$'Profile-Summary'.$B$17"/>
        <table:named-range table:name="GLBERR" table:base-cell-address="$'Revision History'.$A$1" table:cell-range-address="$'Error Report'.$A$10"/>
        <table:named-range table:name="GLBISR" table:base-cell-address="$'Revision History'.$A$1" table:cell-range-address="$'Profile-Summary'.$E$11"/>
        <table:named-range table:name="GLBTBY" table:base-cell-address="$'Revision History'.$A$1" table:cell-range-address="$'Profile-Summary'.$B$14"/>
        <table:named-range table:name="GLBTDT" table:base-cell-address="$'Revision History'.$A$1" table:cell-range-address="$'Profile-Summary'.$F$14"/>
        <table:named-range table:name="RPTOBR" table:base-cell-address="$'Revision History'.$A$1" table:cell-range-address="$'Test Spec-Report'.$J$5"/>
        <table:named-range table:name="RPTTSR" table:base-cell-address="$'Revision History'.$A$1" table:cell-range-address="$'Test Spec-Report'.$K$5"/>
        <table:named-range table:name="SPCABY" table:base-cell-address="$'Revision History'.$A$1" table:cell-range-address="$'Profile-Summary'.$F$8:.$F$9"/>
        <table:named-range table:name="SPCHWC" table:base-cell-address="$'Revision History'.$A$1" table:cell-range-address="$'Profile-Summary'.$B$10"/>
        <table:named-range table:name="SPCLOT" table:base-cell-address="$'Revision History'.$A$1" table:cell-range-address="$'Profile-Summary'.$B$7"/>
        <table:named-range table:name="SPCMOD" table:base-cell-address="$'Revision History'.$A$1" table:cell-range-address="$'Profile-Summary'.$F$4"/>
        <table:named-range table:name="SPCPBY" table:base-cell-address="$'Revision History'.$A$1" table:cell-range-address="$'Profile-Summary'.$F$7"/>
        <table:named-range table:name="SPCSOT" table:base-cell-address="$'Revision History'.$A$1" table:cell-range-address="$'Profile-Summary'.$B$11"/>
        <table:named-range table:name="SPCSUB" table:base-cell-address="$'Revision History'.$A$1" table:cell-range-address="$'Profile-Summary'.$F$5"/>
        <table:named-range table:name="SPCSWC" table:base-cell-address="$'Revision History'.$A$1" table:cell-range-address="$'Profile-Summary'.$E$10"/>
        <table:named-range table:name="SPCTCO" table:base-cell-address="$'Revision History'.$A$1" table:cell-range-address="$'Profile-Summary'.$D$7"/>
        <table:named-range table:name="SPCTSN" table:base-cell-address="$'Revision History'.$A$1" table:cell-range-address="$'Profile-Summary'.$B$8"/>
        <table:named-range table:name="SPCVER" table:base-cell-address="$'Revision History'.$A$1" table:cell-range-address="$'Profile-Summary'.$D$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F" svg:font-family="" style:font-family-generic="roman"/>
    <style:font-face style:name="Arial" svg:font-family="Arial"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1P0" style:volatile="true">
      <number:text>Rs</number:text>
      <number:number number:decimal-places="0" number:min-integer-digits="1" number:grouping="true"/>
      <number:text> </number:text>
    </number:number-style>
    <number:number-style style:name="N111">
      <number:text>(Rs</number:text>
      <number:number number:decimal-places="0" number:min-integer-digits="1" number:grouping="true"/>
      <number:text>)</number:text>
      <style:map style:condition="value()&gt;=0" style:apply-style-name="N111P0"/>
    </number:number-style>
    <number:number-style style:name="N112P0" style:volatile="true">
      <number:text>Rs</number:text>
      <number:number number:decimal-places="0" number:min-integer-digits="1" number:grouping="true"/>
      <number:text> </number:text>
    </number:number-style>
    <number:number-style style:name="N112">
      <style:text-properties fo:color="#ff0000"/>
      <number:text>(Rs</number:text>
      <number:number number:decimal-places="0" number:min-integer-digits="1" number:grouping="true"/>
      <number:text>)</number:text>
      <style:map style:condition="value()&gt;=0" style:apply-style-name="N112P0"/>
    </number:number-style>
    <number:number-style style:name="N114P0" style:volatile="true">
      <number:text>Rs</number:text>
      <number:number number:decimal-places="2" number:min-integer-digits="1" number:grouping="true"/>
      <number:text> </number:text>
    </number:number-style>
    <number:number-style style:name="N114">
      <number:text>(Rs</number:text>
      <number:number number:decimal-places="2" number:min-integer-digits="1" number:grouping="true"/>
      <number:text>)</number:text>
      <style:map style:condition="value()&gt;=0" style:apply-style-name="N114P0"/>
    </number:number-style>
    <number:number-style style:name="N115P0" style:volatile="true">
      <number:text>Rs</number:text>
      <number:number number:decimal-places="2" number:min-integer-digits="1" number:grouping="true"/>
      <number:text> </number:text>
    </number:number-style>
    <number:number-style style:name="N115">
      <style:text-properties fo:color="#ff0000"/>
      <number:text>(Rs</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Rs</number:text>
      <number:number number:decimal-places="0" number:min-integer-digits="1" number:grouping="true"/>
      <number:text> </number:text>
    </number:number-style>
    <number:number-style style:name="N127P1" style:volatile="true">
      <number:text> Rs(</number:text>
      <number:number number:decimal-places="0" number:min-integer-digits="1" number:grouping="true"/>
      <number:text>)</number:text>
    </number:number-style>
    <number:number-style style:name="N127P2" style:volatile="true">
      <number:text> Rs-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Rs</number:text>
      <number:number number:decimal-places="2" number:min-integer-digits="1" number:grouping="true"/>
      <number:text> </number:text>
    </number:number-style>
    <number:number-style style:name="N135P1" style:volatile="true">
      <number:text> Rs(</number:text>
      <number:number number:decimal-places="2" number:min-integer-digits="1" number:grouping="true"/>
      <number:text>)</number:text>
    </number:number-style>
    <number:number-style style:name="N135P2" style:volatile="true">
      <number:text> Rs-</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number:text>
      <number:number number:decimal-places="0" number:min-integer-digits="1" number:grouping="true"/>
      <number:text> </number:text>
    </number:number-style>
    <number:number-style style:name="N141">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0" number:min-integer-digits="1" number:grouping="true"/>
      <number:text> </number:text>
    </number:number-style>
    <number:number-style style:name="N142">
      <style:text-properties fo:color="#ff0000"/>
      <number:text>($</number:text>
      <number:number number:decimal-places="0" number:min-integer-digits="1" number:grouping="true"/>
      <number:text>)</number:text>
      <style:map style:condition="value()&gt;=0" style:apply-style-name="N142P0"/>
    </number:number-style>
    <number:number-style style:name="N144P0" style:volatile="true">
      <number:text>$</number:text>
      <number:number number:decimal-places="2" number:min-integer-digits="1" number:grouping="true"/>
      <number:text> </number:text>
    </number:number-style>
    <number:number-style style:name="N144">
      <number:text>($</number:text>
      <number:number number:decimal-places="2" number:min-integer-digits="1" number:grouping="true"/>
      <number:text>)</number:text>
      <style:map style:condition="value()&gt;=0" style:apply-style-name="N144P0"/>
    </number:number-style>
    <number:number-style style:name="N145P0" style:volatile="true">
      <number:text>$</number:text>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number:text>
      <style:map style:condition="value()&gt;=0" style:apply-style-name="N145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 $(</number:text>
      <number:number number:decimal-places="2" number:min-integer-digits="1" number:grouping="true"/>
      <number:text>)</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Rs.</number:text>
      <number:number number:decimal-places="0" number:min-integer-digits="1" number:grouping="true"/>
      <number:text> </number:text>
    </number:number-style>
    <number:number-style style:name="N155">
      <number:text>(Rs.</number:text>
      <number:number number:decimal-places="0" number:min-integer-digits="1" number:grouping="true"/>
      <number:text>)</number:text>
      <style:map style:condition="value()&gt;=0" style:apply-style-name="N155P0"/>
    </number:number-style>
    <number:number-style style:name="N156P0" style:volatile="true">
      <number:text>Rs.</number:text>
      <number:number number:decimal-places="0" number:min-integer-digits="1" number:grouping="true"/>
      <number:text> </number:text>
    </number:number-style>
    <number:number-style style:name="N156">
      <style:text-properties fo:color="#ff0000"/>
      <number:text>(Rs.</number:text>
      <number:number number:decimal-places="0" number:min-integer-digits="1" number:grouping="true"/>
      <number:text>)</number:text>
      <style:map style:condition="value()&gt;=0" style:apply-style-name="N156P0"/>
    </number:number-style>
    <number:number-style style:name="N158P0" style:volatile="true">
      <number:text>Rs.</number:text>
      <number:number number:decimal-places="2" number:min-integer-digits="1" number:grouping="true"/>
      <number:text> </number:text>
    </number:number-style>
    <number:number-style style:name="N158">
      <number:text>(Rs.</number:text>
      <number:number number:decimal-places="2" number:min-integer-digits="1" number:grouping="true"/>
      <number:text>)</number:text>
      <style:map style:condition="value()&gt;=0" style:apply-style-name="N158P0"/>
    </number:number-style>
    <number:number-style style:name="N159P0" style:volatile="true">
      <number:text>Rs.</number:text>
      <number:number number:decimal-places="2" number:min-integer-digits="1" number:grouping="true"/>
      <number:text> </number:text>
    </number:number-style>
    <number:number-style style:name="N159">
      <style:text-properties fo:color="#ff0000"/>
      <number:text>(Rs.</number:text>
      <number:number number:decimal-places="2" number:min-integer-digits="1" number:grouping="true"/>
      <number:text>)</number:text>
      <style:map style:condition="value()&gt;=0" style:apply-style-name="N159P0"/>
    </number:number-style>
    <number:number-style style:name="N163P0" style:volatile="true">
      <number:text> Rs.</number:text>
      <number:number number:decimal-places="0" number:min-integer-digits="1" number:grouping="true"/>
      <number:text> </number:text>
    </number:number-style>
    <number:number-style style:name="N163P1" style:volatile="true">
      <number:text> Rs.(</number:text>
      <number:number number:decimal-places="0" number:min-integer-digits="1" number:grouping="true"/>
      <number:text>)</number:text>
    </number:number-style>
    <number:number-style style:name="N163P2" style:volatile="true">
      <number:text> Rs.-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Rs.</number:text>
      <number:number number:decimal-places="2" number:min-integer-digits="1" number:grouping="true"/>
      <number:text> </number:text>
    </number:number-style>
    <number:number-style style:name="N167P1" style:volatile="true">
      <number:text> Rs.(</number:text>
      <number:number number:decimal-places="2" number:min-integer-digits="1" number:grouping="true"/>
      <number:text>)</number:text>
    </number:number-style>
    <number:number-style style:name="N167P2" style:volatile="true">
      <number:text> Rs.-</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date-style style:name="N168">
      <number:day/>
      <number:text>-</number:text>
      <number:month number:textual="true"/>
      <number:text>-</number:text>
      <number:year number:style="long"/>
    </number:date-style>
    <number:number-style style:name="N170P0" style:volatile="true">
      <number:text>Yes</number:text>
    </number:number-style>
    <number:number-style style:name="N170P1" style:volatile="true">
      <number:text>Yes</number:text>
    </number:number-style>
    <number:number-style style:name="N170">
      <number:text>No</number:text>
      <style:map style:condition="value()&gt;0" style:apply-style-name="N170P0"/>
      <style:map style:condition="value()&lt;0" style:apply-style-name="N170P1"/>
    </number:number-style>
    <number:number-style style:name="N172P0" style:volatile="true">
      <number:text>True</number:text>
    </number:number-style>
    <number:number-style style:name="N172P1" style:volatile="true">
      <number:text>True</number:text>
    </number:number-style>
    <number:number-style style:name="N172">
      <number:text>False</number:text>
      <style:map style:condition="value()&gt;0" style:apply-style-name="N172P0"/>
      <style:map style:condition="value()&lt;0" style:apply-style-name="N172P1"/>
    </number:number-style>
    <number:number-style style:name="N174P0" style:volatile="true">
      <number:text>On</number:text>
    </number:number-style>
    <number:number-style style:name="N174P1" style:volatile="true">
      <number:text>On</number:text>
    </number:number-style>
    <number:number-style style:name="N174">
      <number:text>Off</number:text>
      <style:map style:condition="value()&gt;0" style:apply-style-name="N174P0"/>
      <style:map style:condition="value()&lt;0" style:apply-style-name="N174P1"/>
    </number:number-style>
    <number:date-style style:name="N175P0" style:volatile="true">
      <number:day number:style="long"/>
      <number:text>/</number:text>
      <number:month number:style="long"/>
      <number:text>/</number:text>
      <number:year number:style="long"/>
    </number:date-style>
    <number:text-style style:name="N175">
      <number:text-content/>
      <style:map style:condition="value()&gt;=0" style:apply-style-name="N175P0"/>
    </number:text-style>
    <number:date-style style:name="N5120" number:language="en" number:country="US">
      <number:day-of-week number:style="long"/>
      <number:text>,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style:font-name="Arial1"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235cm" fo:margin-bottom="0.61cm" fo:margin-left="0.711cm" fo:margin-right="0.483cm" style:first-page-number="continue" style:scale-to-X="1" style:scale-to-Y="1" style:writing-mode="lr-tb"/>
      <style:header-style>
        <style:header-footer-properties fo:min-height="0.75cm" fo:margin-left="1.189cm" fo:margin-right="1.416cm" fo:margin-bottom="0cm"/>
      </style:header-style>
      <style:footer-style>
        <style:header-footer-properties fo:min-height="0.75cm" fo:margin-left="1.189cm" fo:margin-right="1.416cm" fo:margin-top="0.489cm"/>
      </style:footer-style>
    </style:page-layout>
    <style:page-layout style:name="Mpm4">
      <style:page-layout-properties style:num-format="1" style:print-orientation="portrait" fo:margin-top="2.235cm" fo:margin-bottom="0.61cm" fo:margin-left="0.711cm" fo:margin-right="0.483cm" style:first-page-number="continue" style:scale-to="89%" style:writing-mode="lr-tb"/>
      <style:header-style>
        <style:header-footer-properties fo:min-height="0.75cm" fo:margin-left="1.189cm" fo:margin-right="1.416cm" fo:margin-bottom="0cm"/>
      </style:header-style>
      <style:footer-style>
        <style:header-footer-properties fo:min-height="0.75cm" fo:margin-left="1.189cm" fo:margin-right="1.416cm" fo:margin-top="0.489cm"/>
      </style:footer-style>
    </style:page-layout>
    <style:page-layout style:name="Mpm5">
      <style:page-layout-properties fo:page-width="29.7cm" fo:page-height="21.001cm" style:num-format="1" style:print-orientation="landscape" fo:margin-top="2.235cm" fo:margin-bottom="0.61cm" fo:margin-left="0.711cm" fo:margin-right="0.483cm" style:first-page-number="continue" style:scale-to-X="1" style:scale-to-Y="1" style:writing-mode="lr-tb"/>
      <style:header-style>
        <style:header-footer-properties fo:min-height="0.75cm" fo:margin-left="1.189cm" fo:margin-right="1.416cm" fo:margin-bottom="0cm"/>
      </style:header-style>
      <style:footer-style>
        <style:header-footer-properties fo:min-height="0.75cm" fo:margin-left="1.189cm" fo:margin-right="1.416cm" fo:margin-top="0.489cm"/>
      </style:footer-style>
    </style:page-layout>
    <style:page-layout style:name="Mpm6">
      <style:page-layout-properties fo:page-width="29.7cm" fo:page-height="21.001cm" style:num-format="1" style:print-orientation="landscape" fo:margin-top="2.235cm" fo:margin-bottom="0.61cm" fo:margin-left="0.711cm" fo:margin-right="0.483cm" style:first-page-number="continue" style:scale-to="86%" style:writing-mode="lr-tb"/>
      <style:header-style>
        <style:header-footer-properties fo:min-height="0.75cm" fo:margin-left="1.189cm" fo:margin-right="1.416cm" fo:margin-bottom="0cm"/>
      </style:header-style>
      <style:footer-style>
        <style:header-footer-properties fo:min-height="0.75cm" fo:margin-left="1.189cm" fo:margin-right="1.416cm" fo:margin-top="0.489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Revision_20_History" style:display-name="PageStyle_Revision History" style:page-layout-name="Mpm3">
      <style:header style:display="false"/>
      <style:header-left style:display="false"/>
      <style:footer>
        <style:region-left>
          <text:p><text:span text:style-name="MT1">QST-SQA-41; Vers 1.9</text:span></text:p>
          <text:p><text:span text:style-name="MT1">RBIN</text:span></text:p>
        </style:region-left>
        <style:region-center>
          <text:p><text:span text:style-name="MT1"><text:s/></text:span><text:span text:style-name="MT1">© This is the exclusive property of ROBERT BOSCH INDIA LIMITED. <text:s/>Without their consent, it may not be reproduced or given to third parties.</text:span></text:p>
          <text:p><text:span text:style-name="MT1">23/09/2005</text:span></text:p>
        </style:region-center>
        <style:region-right>
          <text:p><text:span text:style-name="MT2">Internal </text:span><text:span text:style-name="MT1"><text:s text:c="2"/></text:span><text:span text:style-name="MT1"><text:file-name text:display="name-and-extension">???</text:file-name></text:span></text:p>
        </style:region-right>
      </style:footer>
      <style:footer-left style:display="false">
        <style:region-left>
          <text:p><text:span text:style-name="MT1">QST-SQA-41; Vers 1.9</text:span></text:p>
          <text:p><text:span text:style-name="MT1">RBIN</text:span></text:p>
        </style:region-left>
        <style:region-center>
          <text:p><text:span text:style-name="MT1"><text:s/></text:span><text:span text:style-name="MT1">© This is the exclusive property of ROBERT BOSCH INDIA LIMITED. <text:s/>Without their consent, it may not be reproduced or given to third parties.</text:span></text:p>
          <text:p><text:span text:style-name="MT1">23/09/2005</text:span></text:p>
        </style:region-center>
        <style:region-right>
          <text:p><text:span text:style-name="MT2">Internal </text:span><text:span text:style-name="MT1"><text:s text:c="2"/></text:span><text:span text:style-name="MT1"><text:file-name text:display="name-and-extension">???</text:file-name></text:span></text:p>
        </style:region-right>
      </style:footer-left>
    </style:master-page>
    <style:master-page style:name="PageStyle_5f_Profile-Summary" style:display-name="PageStyle_Profile-Summary" style:page-layout-name="Mpm4">
      <style:header style:display="false"/>
      <style:header-left style:display="false"/>
      <style:footer>
        <style:region-left>
          <text:p><text:span text:style-name="MT1">QST-SQA-41; Vers 1.9</text:span></text:p>
          <text:p><text:span text:style-name="MT1">RBIN</text:span></text:p>
        </style:region-left>
        <style:region-center>
          <text:p><text:span text:style-name="MT1"><text:s/></text:span><text:span text:style-name="MT1">© This is the exclusive property of ROBERT BOSCH INDIA LIMITED. <text:s/>Without their consent, it may not be reproduced or given to third parties.</text:span></text:p>
          <text:p><text:span text:style-name="MT1">Page </text:span><text:span text:style-name="MT1"><text:page-number>1</text:page-number></text:span><text:span text:style-name="MT1"> of </text:span><text:span text:style-name="MT1"><text:page-count>99</text:page-count></text:span></text:p>
        </style:region-center>
        <style:region-right>
          <text:p><text:span text:style-name="MT2">Internal</text:span><text:span text:style-name="MT1"> <text:s text:c="2"/></text:span><text:span text:style-name="MT1"><text:file-name text:display="name-and-extension">???</text:file-name></text:span></text:p>
        </style:region-right>
      </style:footer>
      <style:footer-left style:display="false">
        <style:region-left>
          <text:p><text:span text:style-name="MT1">QST-SQA-41; Vers 1.9</text:span></text:p>
          <text:p><text:span text:style-name="MT1">RBIN</text:span></text:p>
        </style:region-left>
        <style:region-center>
          <text:p><text:span text:style-name="MT1"><text:s/></text:span><text:span text:style-name="MT1">© This is the exclusive property of ROBERT BOSCH INDIA LIMITED. <text:s/>Without their consent, it may not be reproduced or given to third parties.</text:span></text:p>
          <text:p><text:span text:style-name="MT1">Page </text:span><text:span text:style-name="MT1"><text:page-number>1</text:page-number></text:span><text:span text:style-name="MT1"> of </text:span><text:span text:style-name="MT1"><text:page-count>99</text:page-count></text:span></text:p>
        </style:region-center>
        <style:region-right>
          <text:p><text:span text:style-name="MT2">Internal</text:span><text:span text:style-name="MT1"> <text:s text:c="2"/></text:span><text:span text:style-name="MT1"><text:file-name text:display="name-and-extension">???</text:file-name></text:span></text:p>
        </style:region-right>
      </style:footer-left>
    </style:master-page>
    <style:master-page style:name="PageStyle_5f_Test_20_Spec-Report" style:display-name="PageStyle_Test Spec-Report" style:page-layout-name="Mpm5">
      <style:header style:display="false"/>
      <style:header-left style:display="false"/>
      <style:footer>
        <style:region-left>
          <text:p><text:span text:style-name="MT1">QST-SQA-41; Vers 1.9</text:span></text:p>
          <text:p><text:span text:style-name="MT1">RBIN</text:span></text:p>
        </style:region-left>
        <style:region-center>
          <text:p><text:span text:style-name="MT1"><text:s/></text:span><text:span text:style-name="MT1">© This is the exclusive property of ROBERT BOSCH INDIA LIMITED. <text:s/>Without their consent, it may not be reproduced or given to third parties.</text:span></text:p>
          <text:p><text:span text:style-name="MT1">Page </text:span><text:span text:style-name="MT1"><text:page-number>1</text:page-number></text:span><text:span text:style-name="MT1"> of </text:span><text:span text:style-name="MT1"><text:page-count>99</text:page-count></text:span></text:p>
        </style:region-center>
        <style:region-right>
          <text:p><text:span text:style-name="MT2">Internal</text:span><text:span text:style-name="MT1"> <text:s text:c="2"/></text:span><text:span text:style-name="MT1"><text:file-name text:display="name-and-extension">???</text:file-name></text:span></text:p>
        </style:region-right>
      </style:footer>
      <style:footer-left style:display="false">
        <style:region-left>
          <text:p><text:span text:style-name="MT1">QST-SQA-41; Vers 1.9</text:span></text:p>
          <text:p><text:span text:style-name="MT1">RBIN</text:span></text:p>
        </style:region-left>
        <style:region-center>
          <text:p><text:span text:style-name="MT1"><text:s/></text:span><text:span text:style-name="MT1">© This is the exclusive property of ROBERT BOSCH INDIA LIMITED. <text:s/>Without their consent, it may not be reproduced or given to third parties.</text:span></text:p>
          <text:p><text:span text:style-name="MT1">Page </text:span><text:span text:style-name="MT1"><text:page-number>1</text:page-number></text:span><text:span text:style-name="MT1"> of </text:span><text:span text:style-name="MT1"><text:page-count>99</text:page-count></text:span></text:p>
        </style:region-center>
        <style:region-right>
          <text:p><text:span text:style-name="MT2">Internal</text:span><text:span text:style-name="MT1"> <text:s text:c="2"/></text:span><text:span text:style-name="MT1"><text:file-name text:display="name-and-extension">???</text:file-name></text:span></text:p>
        </style:region-right>
      </style:footer-left>
    </style:master-page>
    <style:master-page style:name="PageStyle_5f_Error_20_Report" style:display-name="PageStyle_Error Report" style:page-layout-name="Mpm6">
      <style:header style:display="false"/>
      <style:header-left style:display="false"/>
      <style:footer>
        <style:region-left>
          <text:p><text:span text:style-name="MT1">QST-SQA-41; Vers 1.9</text:span></text:p>
          <text:p><text:span text:style-name="MT1">RBIN</text:span></text:p>
        </style:region-left>
        <style:region-center>
          <text:p><text:span text:style-name="MT1"><text:s/></text:span><text:span text:style-name="MT1">© This is the exclusive property of ROBERT BOSCH INDIA LIMITED. <text:s/>Without their consent, it may not be reproduced or given to third parties.</text:span></text:p>
          <text:p><text:span text:style-name="MT1">Page </text:span><text:span text:style-name="MT1"><text:page-number>1</text:page-number></text:span><text:span text:style-name="MT1"> of </text:span><text:span text:style-name="MT1"><text:page-count>99</text:page-count></text:span></text:p>
        </style:region-center>
        <style:region-right>
          <text:p><text:span text:style-name="MT2">Internal </text:span><text:span text:style-name="MT1"><text:s text:c="2"/></text:span><text:span text:style-name="MT1"><text:file-name text:display="name-and-extension">???</text:file-name></text:span></text:p>
        </style:region-right>
      </style:footer>
      <style:footer-left style:display="false">
        <style:region-left>
          <text:p><text:span text:style-name="MT1">QST-SQA-41; Vers 1.9</text:span></text:p>
          <text:p><text:span text:style-name="MT1">RBIN</text:span></text:p>
        </style:region-left>
        <style:region-center>
          <text:p><text:span text:style-name="MT1"><text:s/></text:span><text:span text:style-name="MT1">© This is the exclusive property of ROBERT BOSCH INDIA LIMITED. <text:s/>Without their consent, it may not be reproduced or given to third parties.</text:span></text:p>
          <text:p><text:span text:style-name="MT1">Page </text:span><text:span text:style-name="MT1"><text:page-number>1</text:page-number></text:span><text:span text:style-name="MT1"> of </text:span><text:span text:style-name="MT1"><text:page-count>99</text:page-count></text:span></text:p>
        </style:region-center>
        <style:region-right>
          <text:p><text:span text:style-name="MT2">Internal </text:span><text:span text:style-name="MT1"><text:s text:c="2"/></text:span><text:span text:style-name="MT1"><text:file-name text:display="name-and-extension">???</text:file-na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st Specification/Report Template</dc:title>
    <dc:subject>Testing</dc:subject>
    <meta:initial-creator>Padma Neela J</meta:initial-creator>
    <meta:creation-date>2000-08-31T10:31:08</meta:creation-date>
    <dc:creator>Shridhar </dc:creator>
    <dc:date>2012-11-09T14:30:13</dc:date>
    <meta:print-date>2007-08-03T11:20:30</meta:print-date>
    <meta:generator>LibreOffice/3.5$Linux_X86_64 LibreOffice_project/350m1$Build-2</meta:generator>
    <meta:editing-duration>PT4H10M53S</meta:editing-duration>
    <meta:editing-cycles>27</meta:editing-cycles>
    <meta:document-statistic meta:table-count="4" meta:cell-count="661" meta:object-count="4"/>
    <meta:user-defined meta:name="Department">RBIN</meta:user-defined>
    <meta:user-defined meta:name="Document number">QST-SQA-41</meta:user-defined>
    <meta:user-defined meta:name="Version">Ver 1.9</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style:page-number="auto" fo:background-color="#ffffff">
        <style:background-image/>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298cm" svg:height="0.714cm" draw:z-index="0"><draw:image xlink:href="Pictures/1000000000000478000000F61CDD308B.pn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9.631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style:page-number="auto" fo:background-color="#ffffff">
        <style:background-image/>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298cm" svg:height="0.714cm" draw:z-index="0"><draw:image xlink:href="Pictures/1000000000000478000000F61CDD308B.png" xlink:type="simple" xlink:show="embed" xlink:actuate="onLoad"/></draw:frame></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9.631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style:page-number="auto" fo:background-color="#ffffff">
        <style:background-image/>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298cm" svg:height="0.714cm" draw:z-index="0"><draw:image xlink:href="Pictures/1000000000000478000000F61CDD308B.png" xlink:type="simple" xlink:show="embed" xlink:actuate="onLoad"/></draw:frame></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9.631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style:page-number="auto" fo:background-color="#ffffff">
        <style:background-image/>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298cm" svg:height="0.714cm" draw:z-index="0"><draw:image xlink:href="Pictures/1000000000000478000000F61CDD308B.png" xlink:type="simple" xlink:show="embed" xlink:actuate="onLoad"/></draw:frame></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9.631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